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none"/>
    </style:style>
    <style:style style:name="P2" style:family="paragraph" style:parent-style-name="Text_20_body">
      <style:paragraph-properties fo:margin-top="0cm" fo:margin-bottom="0cm"/>
    </style:style>
    <style:style style:name="P3" style:family="paragraph" style:parent-style-name="Preformatted_20_Text">
      <style:paragraph-properties fo:margin-left="0.847cm" fo:margin-right="0cm" fo:text-indent="0cm" style:auto-text-indent="false"/>
    </style:style>
    <style:style style:name="P4" style:family="paragraph" style:parent-style-name="Preformatted_20_Text">
      <style:paragraph-properties fo:margin-left="0.847cm" fo:margin-right="0cm" fo:text-indent="0cm" style:auto-text-indent="false"/>
      <style:text-properties style:font-name="Courier New" fo:font-size="10pt" style:font-name-asian="Courier New" style:font-size-asian="10pt" style:font-name-complex="Courier New"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top="0cm" fo:margin-bottom="0cm" fo:text-align="justify" style:justify-single-word="false"/>
      <style:text-properties style:font-name="Times New Roman" fo:font-size="12pt" style:font-size-asian="12pt" style:font-size-complex="12pt"/>
    </style:style>
    <style:style style:name="P7"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 style:family="paragraph" style:parent-style-name="Standard">
      <style:text-properties style:font-name="Courier New" fo:font-size="10pt" style:font-name-asian="Courier New" style:font-size-asian="10pt" style:font-name-complex="Courier New" style:font-size-complex="10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text-underline-style="none" fo:font-weight="normal"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fo:font-style="normal" fo:font-weight="normal" style:font-style-asian="normal" style:font-weight-asian="normal"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27"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8" style:family="paragraph" style:parent-style-name="Standard">
      <style:paragraph-properties fo:margin-left="0.556cm" fo:margin-right="0cm" fo:text-indent="0cm" style:auto-text-indent="false"/>
      <style:text-properties fo:color="#000000" fo:language="fi" fo:country="FI"/>
    </style:style>
    <style:style style:name="P29" style:family="paragraph" style:parent-style-name="Standard">
      <style:paragraph-properties fo:margin-left="0.556cm" fo:margin-right="0cm" fo:text-indent="0cm" style:auto-text-indent="false"/>
      <style:text-properties fo:color="#000000" style:font-name="Courier New" fo:font-size="10pt" fo:language="fi" fo:country="FI" style:font-name-asian="Courier New" style:font-size-asian="10pt" style:font-name-complex="Courier New" style:font-size-complex="10pt"/>
    </style:style>
    <style:style style:name="P30"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32"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3"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34" style:family="paragraph" style:parent-style-name="Standard">
      <style:paragraph-properties fo:margin-left="0.794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Preformatted_20_Text">
      <style:paragraph-properties fo:margin-left="0.847cm" fo:margin-right="0cm" fo:text-indent="0cm" style:auto-text-indent="false"/>
    </style:style>
    <style:style style:name="P36" style:family="paragraph" style:parent-style-name="Preformatted_20_Text">
      <style:paragraph-properties fo:margin-left="0.847cm" fo:margin-right="0cm" fo:text-indent="0cm" style:auto-text-indent="fals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847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38" style:family="paragraph" style:parent-style-name="Text_20_body">
      <style:text-properties fo:language="en" fo:country="none"/>
    </style:style>
    <style:style style:name="P39" style:family="paragraph" style:parent-style-name="Text_20_body">
      <style:text-properties fo:language="en" fo:country="none" fo:font-weight="bold"/>
    </style:style>
    <style:style style:name="P40" style:family="paragraph" style:parent-style-name="Text_20_body">
      <style:text-properties fo:font-weight="bold"/>
    </style:style>
    <style:style style:name="P41" style:family="paragraph" style:parent-style-name="Text_20_body">
      <style:paragraph-properties fo:line-height="100%"/>
    </style:style>
    <style:style style:name="P42" style:family="paragraph" style:parent-style-name="Text_20_body">
      <style:text-properties style:font-name="Times New Roman" fo:font-size="12pt" style:font-name-asian="Courier New" style:font-size-asian="12pt" style:font-name-complex="Courier New" style:font-size-complex="12pt"/>
    </style:style>
    <style:style style:name="P43" style:family="paragraph" style:parent-style-name="Text_20_body">
      <style:text-properties style:font-name="Times New Roman" fo:font-size="12pt" style:font-size-asian="12pt" style:font-size-complex="12pt"/>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fo:text-align="center" style:justify-single-word="false"/>
    </style:style>
    <style:style style:name="P47" style:family="paragraph" style:parent-style-name="Text_20_body">
      <style:paragraph-properties fo:margin-top="0cm" fo:margin-bottom="0cm" fo:text-align="justify" style:justify-single-word="false"/>
      <style:text-properties style:font-name="Times New Roman" fo:font-size="12pt" style:font-size-asian="12pt" style:font-size-complex="12pt"/>
    </style:style>
    <style:style style:name="P48" style:family="paragraph" style:parent-style-name="Text_20_body">
      <style:paragraph-properties fo:margin-top="0cm" fo:margin-bottom="0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9" style:family="paragraph" style:parent-style-name="Text_20_body">
      <style:paragraph-properties fo:margin-top="0cm" fo:margin-bottom="0cm"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0" style:family="paragraph" style:parent-style-name="Text_20_body">
      <style:paragraph-properties fo:margin-top="0cm" fo:margin-bottom="0cm" fo:text-align="center" style:justify-single-word="false"/>
      <style:text-properties fo:language="en" fo:country="none"/>
    </style:style>
    <style:style style:name="P51" style:family="paragraph" style:parent-style-name="Standard">
      <style:paragraph-properties fo:margin-top="0cm" fo:margin-bottom="0cm" fo:text-align="justify" style:justify-single-word="false"/>
      <style:text-properties style:font-name="Courier New" fo:font-size="10pt" style:font-name-asian="Courier New" style:font-size-asian="10pt" style:font-name-complex="Courier New" style:font-size-complex="10pt"/>
    </style:style>
    <style:style style:name="P52" style:family="paragraph" style:parent-style-name="Standard">
      <style:paragraph-properties fo:margin-top="0cm" fo:margin-bottom="0cm"/>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3" style:family="paragraph" style:parent-style-name="Standard">
      <style:paragraph-properties fo:margin-top="0cm" fo:margin-bottom="0cm"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4" style:family="paragraph" style:parent-style-name="Standard">
      <style:paragraph-properties fo:margin-top="0cm" fo:margin-bottom="0cm"/>
      <style:text-properties fo:color="#000000" style:font-name="Courier New" fo:font-size="10pt" style:font-name-asian="Courier New" style:font-size-asian="10pt" style:font-name-complex="Courier New" style:font-size-complex="10pt"/>
    </style:style>
    <style:style style:name="P55" style:family="paragraph" style:parent-style-name="Text_20_body">
      <style:paragraph-properties fo:margin-left="0.9cm" fo:margin-right="0cm"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6" style:family="paragraph" style:parent-style-name="Text_20_body">
      <style:paragraph-properties fo:margin-left="0.9cm" fo:margin-right="0cm" fo:text-indent="0cm" style:auto-text-indent="false"/>
      <style:text-properties style:font-name="Courier New" fo:font-size="10pt" style:font-size-asian="10pt" style:font-size-complex="10pt"/>
    </style:style>
    <style:style style:name="P57" style:family="paragraph" style:parent-style-name="Text_20_body">
      <style:paragraph-properties fo:margin-left="0.9cm" fo:margin-right="0cm" fo:text-indent="0cm" style:auto-text-indent="false"/>
      <style:text-properties style:font-name="Courier New" fo:font-size="10pt" fo:language="en" fo:country="none" style:font-size-asian="10pt" style:font-size-complex="10pt"/>
    </style:style>
    <style:style style:name="P58" style:family="paragraph" style:parent-style-name="Preformatted_20_Text">
      <style:text-properties fo:color="#000000" fo:font-weight="normal" style:font-weight-asian="normal" style:font-weight-complex="normal"/>
    </style:style>
    <style:style style:name="P59"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0" style:family="paragraph" style:parent-style-name="Preformatted_20_Text">
      <style:text-properties style:font-name="Courier New" fo:font-size="10pt" style:font-name-asian="Courier New" style:font-size-asian="10pt" style:font-name-complex="Courier New" style:font-size-complex="10pt"/>
    </style:style>
    <style:style style:name="P61" style:family="paragraph" style:parent-style-name="Preformatted_20_Text">
      <style:text-properties style:font-name="Courier New" fo:font-size="10pt" style:font-size-asian="10pt" style:font-size-complex="10pt"/>
    </style:style>
    <style:style style:name="P62" style:family="paragraph" style:parent-style-name="Preformatted_20_Text">
      <style:paragraph-properties fo:margin-top="0cm" fo:margin-bottom="0.499cm"/>
    </style:style>
    <style:style style:name="P63" style:family="paragraph" style:parent-style-name="Preformatted_20_Text">
      <style:paragraph-properties fo:margin-top="0cm" fo:margin-bottom="0.499cm" fo:text-align="justify" style:justify-single-word="false"/>
    </style:style>
    <style:style style:name="P64" style:family="paragraph" style:parent-style-name="Preformatted_20_Text">
      <style:paragraph-properties fo:margin-top="0cm" fo:margin-bottom="0.499cm"/>
      <style:text-properties style:font-name="Courier New" fo:font-size="10pt" style:font-size-asian="10pt" style:font-size-complex="10pt"/>
    </style:style>
    <style:style style:name="P65" style:family="paragraph" style:parent-style-name="Preformatted_20_Text">
      <style:paragraph-properties fo:margin-left="0.82cm" fo:margin-right="0cm" fo:text-indent="0cm" style:auto-text-indent="false"/>
      <style:text-properties fo:color="#000000"/>
    </style:style>
    <style:style style:name="P66" style:family="paragraph" style:parent-style-name="Preformatted_20_Text">
      <style:paragraph-properties fo:margin-left="0.82cm" fo:margin-right="0cm" fo:text-indent="0cm" style:auto-text-indent="false"/>
      <style:text-properties fo:color="#000000" fo:font-weight="normal" style:font-weight-asian="normal" style:font-weight-complex="normal"/>
    </style:style>
    <style:style style:name="P67" style:family="paragraph" style:parent-style-name="Preformatted_20_Text">
      <style:paragraph-properties fo:margin-left="0.82cm" fo:margin-right="0cm" fo:text-indent="0cm" style:auto-text-indent="false"/>
      <style:text-properties fo:color="#000000" style:font-name="Courier New" fo:font-size="10pt" style:font-name-asian="Courier New" style:font-size-asian="10pt" style:font-name-complex="Courier New" style:font-size-complex="10pt"/>
    </style:style>
    <style:style style:name="P68" style:family="paragraph" style:parent-style-name="Standard">
      <style:paragraph-properties fo:margin-left="0.926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69" style:family="paragraph" style:parent-style-name="Standard">
      <style:paragraph-properties fo:margin-left="0.688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0" style:family="paragraph" style:parent-style-name="Preformatted_20_Text">
      <style:paragraph-properties fo:margin-left="0.688cm" fo:margin-right="0cm" fo:margin-top="0cm" fo:margin-bottom="0.499cm" fo:text-indent="0cm" style:auto-text-indent="false"/>
      <style:text-properties fo:color="#000000" fo:font-weight="normal" style:font-weight-asian="normal" style:font-weight-complex="normal"/>
    </style:style>
    <style:style style:name="P71" style:family="paragraph" style:parent-style-name="Preformatted_20_Text">
      <style:paragraph-properties fo:margin-left="0.688cm" fo:margin-right="0cm" fo:text-indent="0cm" style:auto-text-indent="false"/>
    </style:style>
    <style:style style:name="P72" style:family="paragraph" style:parent-style-name="Preformatted_20_Text">
      <style:paragraph-properties fo:margin-left="0.688cm" fo:margin-right="0cm" fo:text-indent="0cm" style:auto-text-indent="false"/>
      <style:text-properties fo:color="#000000" fo:font-weight="normal" style:font-weight-asian="normal" style:font-weight-complex="normal"/>
    </style:style>
    <style:style style:name="P73" style:family="paragraph" style:parent-style-name="Standard">
      <style:paragraph-properties fo:margin-left="0cm" fo:margin-right="0cm" fo:text-align="start" style:justify-single-word="false" fo:text-indent="0.556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4" style:family="paragraph" style:parent-style-name="Standard">
      <style:paragraph-properties fo:margin-left="0cm" fo:margin-right="0cm" fo:text-indent="0.556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75" style:family="paragraph" style:parent-style-name="Preformatted_20_Text">
      <style:paragraph-properties fo:margin-left="0cm" fo:margin-right="0cm" fo:text-indent="0.556cm" style:auto-text-indent="false"/>
      <style:text-properties fo:color="#000000" style:text-underline-style="none" fo:font-weight="normal" style:font-weight-asian="normal" style:font-weight-complex="normal"/>
    </style:style>
    <style:style style:name="P76" style:family="paragraph" style:parent-style-name="Preformatted_20_Text">
      <style:paragraph-properties fo:margin-left="0cm" fo:margin-right="0cm" fo:text-indent="0.556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77" style:family="paragraph" style:parent-style-name="Standard">
      <style:paragraph-properties fo:margin-left="0cm" fo:margin-right="0cm" fo:text-indent="0.953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8" style:family="paragraph" style:parent-style-name="Standard">
      <style:paragraph-properties fo:margin-left="0cm" fo:margin-right="0cm" fo:text-align="start" style:justify-single-word="false" fo:text-indent="0.953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9" style:family="paragraph" style:parent-style-name="Preformatted_20_Text">
      <style:paragraph-properties fo:margin-left="0cm" fo:margin-right="0cm" fo:text-indent="0.953cm" style:auto-text-indent="false"/>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c0" style:font-name="Courier New" fo:font-size="10pt" fo:font-weight="normal" style:font-name-asian="Courier New" style:font-size-asian="10pt" style:font-weight-asian="normal" style:font-name-complex="Courier New" style:font-size-complex="10pt"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8"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9"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90" style:family="paragraph" style:parent-style-name="Standard">
      <style:paragraph-properties fo:margin-left="0.556cm" fo:margin-right="0cm" fo:text-indent="0cm" style:auto-text-indent="false"/>
      <style:text-properties fo:language="fi" fo:country="FI"/>
    </style:style>
    <style:style style:name="P91" style:family="paragraph" style:parent-style-name="Preformatted_20_Text">
      <style:text-properties fo:color="#000000" fo:font-weight="normal" style:font-weight-asian="normal" style:font-weight-complex="normal"/>
    </style:style>
    <style:style style:name="P92" style:family="paragraph" style:parent-style-name="Preformatted_20_Text">
      <style:paragraph-properties fo:margin-left="0.847cm" fo:margin-right="0cm" fo:text-indent="0cm" style:auto-text-indent="false"/>
    </style:style>
    <style:style style:name="P93" style:family="paragraph" style:parent-style-name="Preformatted_20_Text">
      <style:paragraph-properties fo:margin-left="0.847cm" fo:margin-right="0cm" fo:text-indent="0cm" style:auto-text-indent="false"/>
      <style:text-properties style:font-name="Courier New" fo:font-size="10pt" style:font-name-asian="Courier New" style:font-size-asian="10pt" style:font-name-complex="Courier New" style:font-size-complex="10pt"/>
    </style:style>
    <style:style style:name="P94" style:family="paragraph" style:parent-style-name="Heading_20_2">
      <style:text-properties fo:language="en" fo:country="none"/>
    </style:style>
    <style:style style:name="P95" style:family="paragraph" style:parent-style-name="Heading_20_2">
      <style:paragraph-properties fo:margin-top="0cm" fo:margin-bottom="0cm"/>
    </style:style>
    <style:style style:name="P96" style:family="paragraph" style:parent-style-name="Heading_20_2">
      <style:paragraph-properties fo:margin-top="0cm" fo:margin-bottom="0cm" fo:break-before="page"/>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fo:language="en" fo:country="none"/>
    </style:style>
    <style:style style:name="P99" style:family="paragraph" style:parent-style-name="Heading_20_2">
      <style:paragraph-properties fo:margin-left="1.016cm" fo:margin-right="0cm" fo:margin-top="0cm" fo:margin-bottom="0cm" fo:text-indent="0.026cm" style:auto-text-indent="false"/>
    </style:style>
    <style:style style:name="P100" style:family="paragraph" style:parent-style-name="Heading_20_2">
      <style:paragraph-properties fo:margin-left="1.016cm" fo:margin-right="0cm" fo:margin-top="0cm" fo:margin-bottom="0cm" fo:text-indent="0.026cm" style:auto-text-indent="false" fo:break-before="page"/>
    </style:style>
    <style:style style:name="P101" style:family="paragraph" style:parent-style-name="Heading_20_2">
      <style:paragraph-properties fo:margin-left="1.016cm" fo:margin-right="0cm" fo:margin-top="0cm" fo:margin-bottom="0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02" style:family="paragraph" style:parent-style-name="Heading_20_2">
      <style:paragraph-properties fo:margin-left="1.016cm" fo:margin-right="0cm" fo:margin-top="0cm" fo:margin-bottom="0cm" fo:text-indent="0cm" style:auto-text-indent="false" fo:break-before="page"/>
    </style:style>
    <style:style style:name="P103" style:family="paragraph" style:parent-style-name="Heading_20_2">
      <style:paragraph-properties fo:margin-left="0.556cm" fo:margin-right="0cm" fo:text-indent="0cm" style:auto-text-indent="false" fo:break-before="page"/>
      <style:text-properties fo:language="en" fo:country="none"/>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text-properties fo:language="en" fo:country="none"/>
    </style:style>
    <style:style style:name="P108" style:family="paragraph" style:parent-style-name="Text_20_body" style:list-style-name="L6"/>
    <style:style style:name="P109" style:family="paragraph" style:parent-style-name="Text_20_body">
      <style:paragraph-properties fo:text-align="justify" style:justify-single-word="false"/>
    </style:style>
    <style:style style:name="P110" style:family="paragraph" style:parent-style-name="Text_20_body">
      <style:paragraph-properties fo:margin-top="0cm" fo:margin-bottom="0cm"/>
    </style:style>
    <style:style style:name="P111" style:family="paragraph" style:parent-style-name="Text_20_body" style:list-style-name="L1">
      <style:paragraph-properties fo:margin-top="0cm" fo:margin-bottom="0cm"/>
    </style:style>
    <style:style style:name="P112" style:family="paragraph" style:parent-style-name="Text_20_body" style:list-style-name="L2">
      <style:paragraph-properties fo:margin-top="0cm" fo:margin-bottom="0cm"/>
    </style:style>
    <style:style style:name="P113" style:family="paragraph" style:parent-style-name="Text_20_body" style:list-style-name="L3">
      <style:paragraph-properties fo:margin-top="0cm" fo:margin-bottom="0cm"/>
    </style:style>
    <style:style style:name="P114" style:family="paragraph" style:parent-style-name="Text_20_body" style:list-style-name="L5">
      <style:paragraph-properties fo:margin-top="0cm" fo:margin-bottom="0cm"/>
    </style:style>
    <style:style style:name="P115" style:family="paragraph" style:parent-style-name="Text_20_body" style:list-style-name="L6">
      <style:paragraph-properties fo:margin-top="0cm" fo:margin-bottom="0cm"/>
    </style:style>
    <style:style style:name="P116" style:family="paragraph" style:parent-style-name="Text_20_body">
      <style:paragraph-properties fo:margin-top="0cm" fo:margin-bottom="0cm" fo:text-align="justify" style:justify-single-word="false"/>
      <style:text-properties style:font-name="Times New Roman" fo:font-size="12pt" style:font-size-asian="12pt" style:font-size-complex="12pt"/>
    </style:style>
    <style:style style:name="P117"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T1" style:family="text">
      <style:text-properties fo:language="en" fo:country="none"/>
    </style:style>
    <style:style style:name="T2" style:family="text">
      <style:text-properties style:font-name="Times New Roman" fo:font-size="12pt" fo:language="en" fo:country="none" style:font-size-asian="12pt" style:font-size-complex="12pt"/>
    </style:style>
    <style:style style:name="T3" style:family="text">
      <style:text-properties style:font-name="Times New Roman"/>
    </style:style>
    <style:style style:name="T4" style:family="text">
      <style:text-properties fo:color="#000000" style:font-name="Courier New" fo:font-weight="normal" style:font-name-asian="Courier New" style:font-weight-asian="normal" style:font-name-complex="Courier New" style:font-weight-complex="normal"/>
    </style:style>
    <style:style style:name="T5"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style style:name="T8" style:family="text">
      <style:text-properties style:font-name="Courier New"/>
    </style:style>
    <style:style style:name="T9" style:family="text">
      <style:text-properties fo:language="en" fo:country="none"/>
    </style:style>
    <style:style style:name="T10" style:family="text">
      <style:text-properties style:font-name="Courier New"/>
    </style:style>
    <style:style style:name="T11" style:family="text">
      <style:text-properties style:font-name="Courier New" fo:font-size="11pt" fo:language="en" fo:country="none" style:font-size-asian="11pt" style:font-size-complex="11pt"/>
    </style:style>
    <style:style style:name="T12" style:family="text">
      <style:text-properties style:font-name="Courier New" fo:font-size="11pt" style:font-size-asian="11pt" style:font-size-complex="11pt"/>
    </style:style>
    <style:style style:name="T13" style:family="text">
      <style:text-properties style:font-name="Courier New" fo:font-size="10pt" style:font-name-asian="Courier New" style:font-size-asian="10pt" style:font-name-complex="Courier New" style:font-size-complex="10pt"/>
    </style:style>
    <style:style style:name="T14" style:family="text">
      <style:text-properties style:font-name="Courier New" fo:font-size="10pt" style:font-size-asian="10pt" style:font-size-complex="10pt"/>
    </style:style>
    <style:style style:name="T15" style:family="text">
      <style:text-properties fo:color="#000000"/>
    </style:style>
    <style:style style:name="T16" style:family="text">
      <style:text-properties fo:color="#000000" fo:language="en" fo:country="none"/>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font-name="Courier New" fo:font-size="10pt" style:font-name-asian="Courier New" style:font-size-asian="10pt" style:font-name-complex="Courier New" style:font-size-complex="10pt"/>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21" style:family="text">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T22" style:family="text">
      <style:text-properties fo:color="#000000" style:font-name="Courier New" fo:font-size="10pt" fo:language="en" fo:country="none" style:font-name-asian="Courier New" style:font-size-asian="10pt" style:font-name-complex="Courier New" style:font-size-complex="10pt"/>
    </style:style>
    <style:style style:name="T23" style:family="text">
      <style:text-properties fo:color="#000000" style:font-name="Times New Roman" fo:font-size="12pt" fo:font-weight="normal" style:font-size-asian="12pt" style:font-weight-asian="normal" style:font-size-complex="12pt" style:font-weight-complex="normal"/>
    </style:style>
    <style:style style:name="T24" style:family="text">
      <style:text-properties fo:color="#000000" fo:font-weight="normal" style:font-weight-asian="normal" style:font-weight-complex="normal"/>
    </style:style>
    <style:style style:name="T25" style:family="text">
      <style:text-properties fo:color="#000000" fo:font-weight="normal" style:font-name-asian="Courier New" style:font-weight-asian="normal" style:font-name-complex="Courier New" style:font-weight-complex="normal"/>
    </style:style>
    <style:style style:name="T26" style:family="text">
      <style:text-properties fo:color="#000000" style:font-name-asian="Courier New" style:font-name-complex="Courier New"/>
    </style:style>
    <style:style style:name="T27" style:family="text">
      <style:text-properties fo:color="#000000" style:text-underline-style="none" fo:font-weight="normal" style:font-weight-asian="normal" style:font-weight-complex="normal"/>
    </style:style>
    <style:style style:name="T28" style:family="text">
      <style:text-properties fo:color="#000000" style:font-name="Courier" fo:font-weight="normal" style:font-name-asian="Courier New" style:font-weight-asian="normal" style:font-name-complex="Courier New" style:font-weight-complex="normal"/>
    </style:style>
    <style:style style:name="T29" style:family="text">
      <style:text-properties fo:color="#000000" style:font-name="Courier New" fo:font-weight="normal" style:font-name-asian="Courier New" style:font-weight-asian="normal" style:font-name-complex="Courier New" style:font-weight-complex="normal"/>
    </style:style>
    <style:style style:name="T30" style:family="text">
      <style:text-properties fo:color="#000000" style:font-name="Courier New" fo:font-size="12pt" fo:font-weight="normal" style:font-size-asian="12pt" style:font-weight-asian="normal" style:font-size-complex="12pt" style:font-weight-complex="normal"/>
    </style:style>
    <style:style style:name="T31" style:family="text">
      <style:text-properties fo:color="#000000" style:font-name="Courier New" style:font-name-asian="Courier New" style:font-name-complex="Courier New"/>
    </style:style>
    <style:style style:name="T32" style:family="text">
      <style:text-properties fo:color="#000000" style:font-name="Times New Roman" fo:font-size="10pt" style:text-underline-style="none" fo:font-weight="normal" style:font-name-asian="Courier New" style:font-size-asian="10pt" style:font-weight-asian="normal" style:font-name-complex="Courier New" style:font-size-complex="10pt" style:font-weight-complex="normal"/>
    </style:style>
    <style:style style:name="T33" style:family="text">
      <style:text-properties fo:color="#000000" style:font-name="Times New Roman" fo:font-weight="normal" style:font-name-asian="Courier New" style:font-weight-asian="normal" style:font-name-complex="Courier New" style:font-weight-complex="normal"/>
    </style:style>
    <style:style style:name="T34" style:family="text">
      <style:text-properties fo:color="#000000" fo:font-style="normal" fo:font-weight="normal" style:font-style-asian="normal" style:font-weight-asian="normal" style:font-style-complex="normal" style:font-weight-complex="normal"/>
    </style:style>
    <style:style style:name="T35" style:family="text">
      <style:text-properties fo:color="#000000" fo:font-style="normal" style:text-underline-style="none" fo:font-weight="normal" style:font-style-asian="normal" style:font-weight-asian="normal" style:font-style-complex="normal"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font-name="Times New Roman"/>
    </style:style>
    <style:style style:name="T39" style:family="text">
      <style:text-properties style:font-name="Times New Roman" fo:font-size="12pt" fo:language="en" fo:country="none" style:font-size-asian="12pt" style:font-size-complex="12pt"/>
    </style:style>
    <style:style style:name="T40" style:family="text">
      <style:text-properties fo:font-style="italic" style:font-style-asian="italic" style:font-style-complex="italic"/>
    </style:style>
    <style:style style:name="T41" style:family="text">
      <style:text-properties fo:font-size="11pt" style:font-size-asian="11pt" style:font-size-complex="11pt"/>
    </style:style>
    <style:style style:name="T42" style:family="text">
      <style:text-properties fo:color="#0000c0"/>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style:font-name="Courier New"/>
    </style:style>
    <style:style style:name="T45" style:family="text">
      <style:text-properties style:font-name="Courier New" fo:language="en" fo:country="none"/>
    </style:style>
    <style:style style:name="T46" style:family="text">
      <style:text-properties style:font-name="Times New Roman"/>
    </style:style>
    <style:style style:name="T47" style:family="text">
      <style:text-properties style:font-name="Courie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text:id="ct821571584">
          <text:insertion>
            <office:change-info>
              <dc:creator>Unknown Author</dc:creator>
              <dc:date>2010-09-29T13:07:00</dc:date>
            </office:change-info>
          </text:insertion>
        </text:changed-region>
        <text:changed-region text:id="ct821816704">
          <text:insertion>
            <office:change-info>
              <dc:creator>Unknown Author</dc:creator>
              <dc:date>2010-09-29T13:07:00</dc:date>
            </office:change-info>
          </text:insertion>
        </text:changed-region>
        <text:changed-region text:id="ct785500528">
          <text:deletion>
            <office:change-info>
              <dc:creator>Unknown Author</dc:creator>
              <dc:date>2010-09-29T13:07:00</dc:date>
            </office:change-info>
            <text:p text:style-name="P1">choice </text:p>
          </text:deletion>
        </text:changed-region>
        <text:changed-region text:id="ct785845936">
          <text:deletion>
            <office:change-info>
              <dc:creator>Unknown Author</dc:creator>
              <dc:date>2010-09-29T13:16:00</dc:date>
            </office:change-info>
            <text:p text:style-name="P1">using</text:p>
          </text:deletion>
        </text:changed-region>
        <text:changed-region text:id="ct785803888">
          <text:insertion>
            <office:change-info>
              <dc:creator>Unknown Author</dc:creator>
              <dc:date>2010-09-29T13:16:00</dc:date>
            </office:change-info>
          </text:insertion>
        </text:changed-region>
        <text:changed-region text:id="ct808353680">
          <text:deletion>
            <office:change-info>
              <dc:creator>Unknown Author</dc:creator>
              <dc:date>2010-09-29T13:16:00</dc:date>
            </office:change-info>
            <text:p text:style-name="P1">as an in-memory </text:p>
          </text:deletion>
        </text:changed-region>
        <text:changed-region text:id="ct807959808">
          <text:insertion>
            <office:change-info>
              <dc:creator>Unknown Author</dc:creator>
              <dc:date>2010-09-29T13:16:00</dc:date>
            </office:change-info>
          </text:insertion>
        </text:changed-region>
        <text:changed-region text:id="ct785975504">
          <text:insertion>
            <office:change-info>
              <dc:creator>Unknown Author</dc:creator>
              <dc:date>2010-09-29T13:17:00</dc:date>
            </office:change-info>
          </text:insertion>
        </text:changed-region>
        <text:changed-region text:id="ct785704544">
          <text:insertion>
            <office:change-info>
              <dc:creator>Unknown Author</dc:creator>
              <dc:date>2010-09-29T13:09:00</dc:date>
            </office:change-info>
          </text:insertion>
        </text:changed-region>
        <text:changed-region text:id="ct821606032">
          <text:insertion>
            <office:change-info>
              <dc:creator>Unknown Author</dc:creator>
              <dc:date>2010-09-29T13:09:00</dc:date>
            </office:change-info>
          </text:insertion>
        </text:changed-region>
        <text:changed-region text:id="ct785673104">
          <text:insertion>
            <office:change-info>
              <dc:creator>Unknown Author</dc:creator>
              <dc:date>2010-09-29T13:09:00</dc:date>
            </office:change-info>
          </text:insertion>
        </text:changed-region>
        <text:changed-region text:id="ct821842400">
          <text:insertion>
            <office:change-info>
              <dc:creator>Unknown Author</dc:creator>
              <dc:date>2010-09-29T13:09:00</dc:date>
            </office:change-info>
          </text:insertion>
        </text:changed-region>
        <text:changed-region text:id="ct828934544">
          <text:format-change>
            <office:change-info>
              <dc:creator>Unknown Author</dc:creator>
              <dc:date>2010-09-29T13:52:00</dc:date>
            </office:change-info>
          </text:format-change>
        </text:changed-region>
        <text:changed-region text:id="ct823195808">
          <text:deletion>
            <office:change-info>
              <dc:creator>Unknown Author</dc:creator>
              <dc:date>2010-09-29T13:23:00</dc:date>
            </office:change-info>
            <text:p text:style-name="P1">:</text:p>
          </text:deletion>
        </text:changed-region>
        <text:changed-region text:id="ct823232256">
          <text:insertion>
            <office:change-info>
              <dc:creator>Unknown Author</dc:creator>
              <dc:date>2010-09-29T13:23:00</dc:date>
            </office:change-info>
          </text:insertion>
        </text:changed-region>
        <text:changed-region text:id="ct786274128">
          <text:deletion>
            <office:change-info>
              <dc:creator>Unknown Author</dc:creator>
              <dc:date>2010-09-29T13:24:00</dc:date>
            </office:change-info>
            <text:p text:style-name="P1">First </text:p>
          </text:deletion>
        </text:changed-region>
        <text:changed-region text:id="ct785592576">
          <text:insertion>
            <office:change-info>
              <dc:creator>Unknown Author</dc:creator>
              <dc:date>2010-09-29T13:24:00</dc:date>
            </office:change-info>
          </text:insertion>
        </text:changed-region>
        <text:changed-region text:id="ct831731728">
          <text:format-change>
            <office:change-info>
              <dc:creator>Unknown Author</dc:creator>
              <dc:date>2010-09-29T13:51:00</dc:date>
            </office:change-info>
          </text:format-change>
        </text:changed-region>
        <text:changed-region text:id="ct823343872">
          <text:insertion>
            <office:change-info>
              <dc:creator>Unknown Author</dc:creator>
              <dc:date>2010-09-29T13:27:00</dc:date>
            </office:change-info>
          </text:insertion>
        </text:changed-region>
        <text:changed-region text:id="ct823249776">
          <text:insertion>
            <office:change-info>
              <dc:creator>Unknown Author</dc:creator>
              <dc:date>2010-09-29T13:25:00</dc:date>
            </office:change-info>
          </text:insertion>
        </text:changed-region>
        <text:changed-region text:id="ct831730832">
          <text:format-change>
            <office:change-info>
              <dc:creator>Unknown Author</dc:creator>
              <dc:date>2010-09-29T13:51:00</dc:date>
            </office:change-info>
          </text:format-change>
        </text:changed-region>
        <text:changed-region text:id="ct828643600">
          <text:insertion>
            <office:change-info>
              <dc:creator>Unknown Author</dc:creator>
              <dc:date>2010-09-29T13:25:00</dc:date>
            </office:change-info>
          </text:insertion>
        </text:changed-region>
        <text:changed-region text:id="ct828987824">
          <text:format-change>
            <office:change-info>
              <dc:creator>Unknown Author</dc:creator>
              <dc:date>2010-09-29T13:51:00</dc:date>
            </office:change-info>
          </text:format-change>
        </text:changed-region>
        <text:changed-region text:id="ct823305024">
          <text:insertion>
            <office:change-info>
              <dc:creator>Unknown Author</dc:creator>
              <dc:date>2010-09-29T13:25:00</dc:date>
            </office:change-info>
          </text:insertion>
        </text:changed-region>
        <text:changed-region text:id="ct822881536">
          <text:deletion>
            <office:change-info>
              <dc:creator>Unknown Author</dc:creator>
              <dc:date>2010-09-29T13:25:00</dc:date>
            </office:change-info>
            <text:p text:style-name="P1">as parameters </text:p>
          </text:deletion>
        </text:changed-region>
        <text:changed-region text:id="ct831763024">
          <text:format-change>
            <office:change-info>
              <dc:creator>Unknown Author</dc:creator>
              <dc:date>2010-09-29T13:51:00</dc:date>
            </office:change-info>
          </text:format-change>
        </text:changed-region>
        <text:changed-region text:id="ct823685872">
          <text:format-change>
            <office:change-info>
              <dc:creator>Unknown Author</dc:creator>
              <dc:date>2010-09-29T13:51:00</dc:date>
            </office:change-info>
          </text:format-change>
        </text:changed-region>
        <text:changed-region text:id="ct831740320">
          <text:format-change>
            <office:change-info>
              <dc:creator>Unknown Author</dc:creator>
              <dc:date>2010-09-29T13:51:00</dc:date>
            </office:change-info>
          </text:format-change>
        </text:changed-region>
        <text:changed-region text:id="ct823438544">
          <text:deletion>
            <office:change-info>
              <dc:creator>Unknown Author</dc:creator>
              <dc:date>2010-09-29T13:30:00</dc:date>
            </office:change-info>
            <text:p text:style-name="Text_20_body"><text:span text:style-name="T1">to</text:span></text:p>
          </text:deletion>
        </text:changed-region>
        <text:changed-region text:id="ct822766352">
          <text:insertion>
            <office:change-info>
              <dc:creator>Unknown Author</dc:creator>
              <dc:date>2010-09-29T13:30:00</dc:date>
            </office:change-info>
          </text:insertion>
        </text:changed-region>
        <text:changed-region text:id="ct828970800">
          <text:deletion>
            <office:change-info>
              <dc:creator>Unknown Author</dc:creator>
              <dc:date>2010-09-29T13:39:00</dc:date>
            </office:change-info>
            <text:p text:style-name="Text_20_body"><text:span text:style-name="T2">from</text:span></text:p>
          </text:deletion>
        </text:changed-region>
        <text:changed-region text:id="ct823532304">
          <text:insertion>
            <office:change-info>
              <dc:creator>Unknown Author</dc:creator>
              <dc:date>2010-09-29T13:39:00</dc:date>
            </office:change-info>
          </text:insertion>
        </text:changed-region>
        <text:changed-region text:id="ct823631728">
          <text:insertion>
            <office:change-info>
              <dc:creator>Unknown Author</dc:creator>
              <dc:date>2010-09-29T13:50:00</dc:date>
            </office:change-info>
          </text:insertion>
        </text:changed-region>
        <text:changed-region text:id="ct823849136">
          <text:format-change>
            <office:change-info>
              <dc:creator>Unknown Author</dc:creator>
              <dc:date>2010-09-29T13:50:00</dc:date>
            </office:change-info>
          </text:format-change>
        </text:changed-region>
        <text:changed-region text:id="ct831711968">
          <text:format-change>
            <office:change-info>
              <dc:creator>Unknown Author</dc:creator>
              <dc:date>2010-09-29T13:50:00</dc:date>
            </office:change-info>
          </text:format-change>
        </text:changed-region>
        <text:changed-region text:id="ct828769296">
          <text:format-change>
            <office:change-info>
              <dc:creator>Unknown Author</dc:creator>
              <dc:date>2010-09-29T13:54:00</dc:date>
            </office:change-info>
          </text:format-change>
        </text:changed-region>
        <text:changed-region text:id="ct829116992">
          <text:format-change>
            <office:change-info>
              <dc:creator>Unknown Author</dc:creator>
              <dc:date>2010-09-29T14:00:00</dc:date>
            </office:change-info>
          </text:format-change>
        </text:changed-region>
        <text:changed-region text:id="ct831989104">
          <text:insertion>
            <office:change-info>
              <dc:creator>Unknown Author</dc:creator>
              <dc:date>2010-09-29T14:03:00</dc:date>
            </office:change-info>
          </text:insertion>
        </text:changed-region>
        <text:changed-region text:id="ct831988560">
          <text:deletion>
            <office:change-info>
              <dc:creator>Unknown Author</dc:creator>
              <dc:date>2010-09-29T14:03:00</dc:date>
            </office:change-info>
            <text:p text:style-name="Text_20_body"><text:s/>at least</text:p>
          </text:deletion>
        </text:changed-region>
        <text:changed-region text:id="ct832181072">
          <text:format-change>
            <office:change-info>
              <dc:creator>Unknown Author</dc:creator>
              <dc:date>2010-09-29T14:06:00</dc:date>
            </office:change-info>
          </text:format-change>
        </text:changed-region>
        <text:changed-region text:id="ct832664160">
          <text:format-change>
            <office:change-info>
              <dc:creator>Unknown Author</dc:creator>
              <dc:date>2010-09-29T14:06:00</dc:date>
            </office:change-info>
          </text:format-change>
        </text:changed-region>
        <text:changed-region text:id="ct832667648">
          <text:format-change>
            <office:change-info>
              <dc:creator>Unknown Author</dc:creator>
              <dc:date>2010-09-29T14:06:00</dc:date>
            </office:change-info>
          </text:format-change>
        </text:changed-region>
        <text:changed-region text:id="ct832933648">
          <text:insertion>
            <office:change-info>
              <dc:creator>Unknown Author</dc:creator>
              <dc:date>2010-09-29T14:10:00</dc:date>
            </office:change-info>
          </text:insertion>
        </text:changed-region>
        <text:changed-region text:id="ct832933904">
          <text:insertion>
            <office:change-info>
              <dc:creator>Unknown Author</dc:creator>
              <dc:date>2010-09-29T14:10:00</dc:date>
            </office:change-info>
          </text:insertion>
        </text:changed-region>
        <text:changed-region text:id="ct832393744">
          <text:insertion>
            <office:change-info>
              <dc:creator>Unknown Author</dc:creator>
              <dc:date>2010-09-29T14:10:00</dc:date>
            </office:change-info>
          </text:insertion>
        </text:changed-region>
        <text:changed-region text:id="ct832958752">
          <text:format-change>
            <office:change-info>
              <dc:creator>Unknown Author</dc:creator>
              <dc:date>2010-09-29T14:11:00</dc:date>
            </office:change-info>
          </text:format-change>
        </text:changed-region>
        <text:changed-region text:id="ct832479728">
          <text:format-change>
            <office:change-info>
              <dc:creator>Unknown Author</dc:creator>
              <dc:date>2010-09-29T14:11:00</dc:date>
            </office:change-info>
          </text:format-change>
        </text:changed-region>
        <text:changed-region text:id="ct832533552">
          <text:format-change>
            <office:change-info>
              <dc:creator>Unknown Author</dc:creator>
              <dc:date>2010-09-29T14:11:00</dc:date>
            </office:change-info>
          </text:format-change>
        </text:changed-region>
        <text:changed-region text:id="ct832531056">
          <text:format-change>
            <office:change-info>
              <dc:creator>Unknown Author</dc:creator>
              <dc:date>2010-09-29T14:11:00</dc:date>
            </office:change-info>
          </text:format-change>
        </text:changed-region>
        <text:changed-region text:id="ct833106368">
          <text:insertion>
            <office:change-info>
              <dc:creator>Unknown Author</dc:creator>
              <dc:date>2010-09-29T14:13:00</dc:date>
            </office:change-info>
          </text:insertion>
        </text:changed-region>
        <text:changed-region text:id="ct825274992">
          <text:insertion>
            <office:change-info>
              <dc:creator>Unknown Author</dc:creator>
              <dc:date>2010-09-29T14:13:00</dc:date>
            </office:change-info>
          </text:insertion>
        </text:changed-region>
        <text:changed-region text:id="ct832345824">
          <text:deletion>
            <office:change-info>
              <dc:creator>Unknown Author</dc:creator>
              <dc:date>2010-09-29T14:13:00</dc:date>
            </office:change-info>
            <text:p text:style-name="Text_20_body">will </text:p>
          </text:deletion>
        </text:changed-region>
        <text:changed-region text:id="ct829176080">
          <text:format-change>
            <office:change-info>
              <dc:creator>Unknown Author</dc:creator>
              <dc:date>2010-09-29T14:14:00</dc:date>
            </office:change-info>
          </text:format-change>
        </text:changed-region>
        <text:changed-region text:id="ct825319216">
          <text:format-change>
            <office:change-info>
              <dc:creator>Unknown Author</dc:creator>
              <dc:date>2010-09-29T14:14:00</dc:date>
            </office:change-info>
          </text:format-change>
        </text:changed-region>
        <text:changed-region text:id="ct825315328">
          <text:format-change>
            <office:change-info>
              <dc:creator>Unknown Author</dc:creator>
              <dc:date>2010-09-29T14:14:00</dc:date>
            </office:change-info>
          </text:format-change>
        </text:changed-region>
        <text:changed-region text:id="ct833143504">
          <text:format-change>
            <office:change-info>
              <dc:creator>Unknown Author</dc:creator>
              <dc:date>2010-09-29T14:14:00</dc:date>
            </office:change-info>
          </text:format-change>
        </text:changed-region>
        <text:changed-region text:id="ct832878112">
          <text:deletion>
            <office:change-info>
              <dc:creator>Unknown Author</dc:creator>
              <dc:date>2010-09-29T14:14:00</dc:date>
            </office:change-info>
            <text:p text:style-name="Text_20_body"><text:span text:style-name="Source_20_Text"><text:span text:style-name="T3"><text:s/></text:span></text:span></text:p>
          </text:deletion>
        </text:changed-region>
        <text:changed-region text:id="ct831820048">
          <text:deletion>
            <office:change-info>
              <dc:creator>Unknown Author</dc:creator>
              <dc:date>2010-09-29T14:14:00</dc:date>
            </office:change-info>
            <text:p text:style-name="Text_20_body">as</text:p>
          </text:deletion>
        </text:changed-region>
        <text:changed-region text:id="ct829327248">
          <text:insertion>
            <office:change-info>
              <dc:creator>Unknown Author</dc:creator>
              <dc:date>2010-09-29T14:14:00</dc:date>
            </office:change-info>
          </text:insertion>
        </text:changed-region>
        <text:changed-region text:id="ct832436864">
          <text:insertion>
            <office:change-info>
              <dc:creator>Unknown Author</dc:creator>
              <dc:date>2010-09-29T14:14:00</dc:date>
            </office:change-info>
          </text:insertion>
        </text:changed-region>
        <text:changed-region text:id="ct825322288">
          <text:deletion>
            <office:change-info>
              <dc:creator>Unknown Author</dc:creator>
              <dc:date>2010-09-29T14:16:00</dc:date>
            </office:change-info>
            <text:p text:style-name="P2">s</text:p>
          </text:deletion>
        </text:changed-region>
        <text:changed-region text:id="ct825312576">
          <text:insertion>
            <office:change-info>
              <dc:creator>Unknown Author</dc:creator>
              <dc:date>2010-09-29T14:16:00</dc:date>
            </office:change-info>
          </text:insertion>
        </text:changed-region>
        <text:changed-region text:id="ct829183168">
          <text:deletion>
            <office:change-info>
              <dc:creator>Unknown Author</dc:creator>
              <dc:date>2010-09-29T14:16:00</dc:date>
            </office:change-info>
            <text:p text:style-name="P2">e</text:p>
          </text:deletion>
        </text:changed-region>
        <text:changed-region text:id="ct833168528">
          <text:insertion>
            <office:change-info>
              <dc:creator>Unknown Author</dc:creator>
              <dc:date>2010-09-29T14:16:00</dc:date>
            </office:change-info>
          </text:insertion>
        </text:changed-region>
        <text:changed-region text:id="ct825395104">
          <text:deletion>
            <office:change-info>
              <dc:creator>Unknown Author</dc:creator>
              <dc:date>2010-09-29T14:16:00</dc:date>
            </office:change-info>
            <text:p text:style-name="Text_20_body">m</text:p>
          </text:deletion>
        </text:changed-region>
        <text:changed-region text:id="ct832107232">
          <text:insertion>
            <office:change-info>
              <dc:creator>Unknown Author</dc:creator>
              <dc:date>2010-09-29T14:16:00</dc:date>
            </office:change-info>
          </text:insertion>
        </text:changed-region>
        <text:changed-region text:id="ct825472192">
          <text:format-change>
            <office:change-info>
              <dc:creator>Unknown Author</dc:creator>
              <dc:date>2010-09-29T14:18:00</dc:date>
            </office:change-info>
          </text:format-change>
        </text:changed-region>
        <text:changed-region text:id="ct833272800">
          <text:insertion>
            <office:change-info>
              <dc:creator>Unknown Author</dc:creator>
              <dc:date>2010-09-29T14:18:00</dc:date>
            </office:change-info>
          </text:insertion>
        </text:changed-region>
        <text:changed-region text:id="ct785489744">
          <text:deletion>
            <office:change-info>
              <dc:creator>Unknown Author</dc:creator>
              <dc:date>2010-09-29T14:19:00</dc:date>
            </office:change-info>
            <text:p text:style-name="Text_20_body">-</text:p>
          </text:deletion>
        </text:changed-region>
        <text:changed-region text:id="ct825485120">
          <text:insertion>
            <office:change-info>
              <dc:creator>Unknown Author</dc:creator>
              <dc:date>2010-09-29T14:20:00</dc:date>
            </office:change-info>
          </text:insertion>
        </text:changed-region>
        <text:changed-region text:id="ct833281888">
          <text:insertion>
            <office:change-info>
              <dc:creator>Unknown Author</dc:creator>
              <dc:date>2010-09-29T14:20:00</dc:date>
            </office:change-info>
          </text:insertion>
        </text:changed-region>
        <text:changed-region text:id="ct832124704">
          <text:insertion>
            <office:change-info>
              <dc:creator>Unknown Author</dc:creator>
              <dc:date>2010-09-29T14:20:00</dc:date>
            </office:change-info>
          </text:insertion>
        </text:changed-region>
        <text:changed-region text:id="ct832005200">
          <text:insertion>
            <office:change-info>
              <dc:creator>Unknown Author</dc:creator>
              <dc:date>2010-09-29T14:20:00</dc:date>
            </office:change-info>
          </text:insertion>
        </text:changed-region>
        <text:changed-region text:id="ct832499680">
          <text:deletion>
            <office:change-info>
              <dc:creator>Unknown Author</dc:creator>
              <dc:date>2010-09-29T14:20:00</dc:date>
            </office:change-info>
            <text:p text:style-name="P3"><text:s text:c="3"/></text:p>
          </text:deletion>
        </text:changed-region>
        <text:changed-region text:id="ct825445552">
          <text:deletion>
            <office:change-info>
              <dc:creator>Unknown Author</dc:creator>
              <dc:date>2010-09-29T14:20:00</dc:date>
            </office:change-info>
            <text:p text:style-name="P3"><text:s text:c="3"/></text:p>
          </text:deletion>
        </text:changed-region>
        <text:changed-region text:id="ct822174800">
          <text:deletion>
            <office:change-info>
              <dc:creator>Unknown Author</dc:creator>
              <dc:date>2010-09-29T14:20:00</dc:date>
            </office:change-info>
            <text:p text:style-name="P3"><text:s text:c="3"/></text:p>
          </text:deletion>
        </text:changed-region>
        <text:changed-region text:id="ct832078288">
          <text:deletion>
            <office:change-info>
              <dc:creator>Unknown Author</dc:creator>
              <dc:date>2010-09-29T14:20:00</dc:date>
            </office:change-info>
            <text:p text:style-name="P3"><text:s text:c="3"/></text:p>
          </text:deletion>
        </text:changed-region>
        <text:changed-region text:id="ct833188848">
          <text:deletion>
            <office:change-info>
              <dc:creator>Unknown Author</dc:creator>
              <dc:date>2010-09-29T14:20:00</dc:date>
            </office:change-info>
            <text:p text:style-name="P3"><text:s text:c="3"/></text:p>
          </text:deletion>
        </text:changed-region>
        <text:changed-region text:id="ct832452784">
          <text:deletion>
            <office:change-info>
              <dc:creator>Unknown Author</dc:creator>
              <dc:date>2010-09-29T14:20:00</dc:date>
            </office:change-info>
            <text:p text:style-name="P3"><text:s text:c="3"/></text:p>
          </text:deletion>
        </text:changed-region>
        <text:changed-region text:id="ct833435552">
          <text:deletion>
            <office:change-info>
              <dc:creator>Unknown Author</dc:creator>
              <dc:date>2010-09-29T14:20:00</dc:date>
            </office:change-info>
            <text:p text:style-name="P3"><text:s text:c="3"/></text:p>
          </text:deletion>
        </text:changed-region>
        <text:changed-region text:id="ct833235456">
          <text:deletion>
            <office:change-info>
              <dc:creator>Unknown Author</dc:creator>
              <dc:date>2010-09-29T14:20:00</dc:date>
            </office:change-info>
            <text:p text:style-name="P3"><text:s text:c="3"/></text:p>
          </text:deletion>
        </text:changed-region>
        <text:changed-region text:id="ct821263152">
          <text:deletion>
            <office:change-info>
              <dc:creator>Unknown Author</dc:creator>
              <dc:date>2010-09-29T14:20:00</dc:date>
            </office:change-info>
            <text:p text:style-name="P3"><text:s text:c="3"/></text:p>
          </text:deletion>
        </text:changed-region>
        <text:changed-region text:id="ct833475184">
          <text:deletion>
            <office:change-info>
              <dc:creator>Unknown Author</dc:creator>
              <dc:date>2010-09-29T14:20:00</dc:date>
            </office:change-info>
            <text:p text:style-name="P3"><text:s text:c="3"/></text:p>
          </text:deletion>
        </text:changed-region>
        <text:changed-region text:id="ct821212896">
          <text:deletion>
            <office:change-info>
              <dc:creator>Unknown Author</dc:creator>
              <dc:date>2010-09-29T14:21:00</dc:date>
            </office:change-info>
            <text:p text:style-name="P3"><text:s text:c="3"/></text:p>
          </text:deletion>
        </text:changed-region>
        <text:changed-region text:id="ct825583152">
          <text:deletion>
            <office:change-info>
              <dc:creator>Unknown Author</dc:creator>
              <dc:date>2010-09-29T14:21:00</dc:date>
            </office:change-info>
            <text:p text:style-name="P3"><text:s text:c="3"/></text:p>
          </text:deletion>
        </text:changed-region>
        <text:changed-region text:id="ct833232944">
          <text:deletion>
            <office:change-info>
              <dc:creator>Unknown Author</dc:creator>
              <dc:date>2010-09-29T14:21:00</dc:date>
            </office:change-info>
            <text:p text:style-name="P4"><text:s text:c="3"/></text:p>
          </text:deletion>
        </text:changed-region>
        <text:changed-region text:id="ct825580256">
          <text:insertion>
            <office:change-info>
              <dc:creator>Unknown Author</dc:creator>
              <dc:date>2010-09-29T14:21:00</dc:date>
            </office:change-info>
          </text:insertion>
        </text:changed-region>
        <text:changed-region text:id="ct833302848">
          <text:deletion>
            <office:change-info>
              <dc:creator>Unknown Author</dc:creator>
              <dc:date>2010-09-29T14:21:00</dc:date>
            </office:change-info>
            <text:p text:style-name="P3"><text:s text:c="3"/></text:p>
          </text:deletion>
        </text:changed-region>
        <text:changed-region text:id="ct833185920">
          <text:deletion>
            <office:change-info>
              <dc:creator>Unknown Author</dc:creator>
              <dc:date>2010-09-29T14:21:00</dc:date>
            </office:change-info>
            <text:p text:style-name="P3"><text:s text:c="3"/></text:p>
          </text:deletion>
        </text:changed-region>
        <text:changed-region text:id="ct825567008">
          <text:deletion>
            <office:change-info>
              <dc:creator>Unknown Author</dc:creator>
              <dc:date>2010-09-29T14:21:00</dc:date>
            </office:change-info>
            <text:p text:style-name="P3"><text:s text:c="3"/></text:p>
          </text:deletion>
        </text:changed-region>
        <text:changed-region text:id="ct825408576">
          <text:deletion>
            <office:change-info>
              <dc:creator>Unknown Author</dc:creator>
              <dc:date>2010-09-29T14:21:00</dc:date>
            </office:change-info>
            <text:p text:style-name="P3"><text:s text:c="3"/></text:p>
          </text:deletion>
        </text:changed-region>
        <text:changed-region text:id="ct821545296">
          <text:deletion>
            <office:change-info>
              <dc:creator>Unknown Author</dc:creator>
              <dc:date>2010-09-29T14:21:00</dc:date>
            </office:change-info>
            <text:p text:style-name="P3"><text:s text:c="3"/></text:p>
          </text:deletion>
        </text:changed-region>
        <text:changed-region text:id="ct825590880">
          <text:deletion>
            <office:change-info>
              <dc:creator>Unknown Author</dc:creator>
              <dc:date>2010-09-29T14:21:00</dc:date>
            </office:change-info>
            <text:p text:style-name="P3"><text:s text:c="3"/></text:p>
          </text:deletion>
        </text:changed-region>
        <text:changed-region text:id="ct825429552">
          <text:deletion>
            <office:change-info>
              <dc:creator>Unknown Author</dc:creator>
              <dc:date>2010-09-29T14:21:00</dc:date>
            </office:change-info>
            <text:p text:style-name="P3"><text:s text:c="3"/></text:p>
          </text:deletion>
        </text:changed-region>
        <text:changed-region text:id="ct825372944">
          <text:deletion>
            <office:change-info>
              <dc:creator>Unknown Author</dc:creator>
              <dc:date>2010-09-29T14:21:00</dc:date>
            </office:change-info>
            <text:p text:style-name="P3"><text:s text:c="3"/></text:p>
          </text:deletion>
        </text:changed-region>
        <text:changed-region text:id="ct833151840">
          <text:deletion>
            <office:change-info>
              <dc:creator>Unknown Author</dc:creator>
              <dc:date>2010-09-29T14:21:00</dc:date>
            </office:change-info>
            <text:p text:style-name="P3"><text:s text:c="3"/></text:p>
          </text:deletion>
        </text:changed-region>
        <text:changed-region text:id="ct785467200">
          <text:deletion>
            <office:change-info>
              <dc:creator>Unknown Author</dc:creator>
              <dc:date>2010-09-29T14:21:00</dc:date>
            </office:change-info>
            <text:p text:style-name="P3"><text:s text:c="3"/></text:p>
          </text:deletion>
        </text:changed-region>
        <text:changed-region text:id="ct785440640">
          <text:deletion>
            <office:change-info>
              <dc:creator>Unknown Author</dc:creator>
              <dc:date>2010-09-29T14:21:00</dc:date>
            </office:change-info>
            <text:p text:style-name="P3"><text:s text:c="3"/></text:p>
          </text:deletion>
        </text:changed-region>
        <text:changed-region text:id="ct760861664">
          <text:deletion>
            <office:change-info>
              <dc:creator>Unknown Author</dc:creator>
              <dc:date>2010-09-29T14:21:00</dc:date>
            </office:change-info>
            <text:p text:style-name="P3"><text:s text:c="3"/></text:p>
          </text:deletion>
        </text:changed-region>
        <text:changed-region text:id="ct822585824">
          <text:deletion>
            <office:change-info>
              <dc:creator>Unknown Author</dc:creator>
              <dc:date>2010-09-29T14:21:00</dc:date>
            </office:change-info>
            <text:p text:style-name="P3"><text:s text:c="3"/></text:p>
          </text:deletion>
        </text:changed-region>
        <text:changed-region text:id="ct833475088">
          <text:deletion>
            <office:change-info>
              <dc:creator>Unknown Author</dc:creator>
              <dc:date>2010-09-29T14:21:00</dc:date>
            </office:change-info>
            <text:p text:style-name="P4"><text:s text:c="3"/></text:p>
          </text:deletion>
        </text:changed-region>
        <text:changed-region text:id="ct833391616">
          <text:deletion>
            <office:change-info>
              <dc:creator>Unknown Author</dc:creator>
              <dc:date>2010-09-29T14:21:00</dc:date>
            </office:change-info>
            <text:p text:style-name="Text_20_body"><text:s/>mode</text:p>
          </text:deletion>
        </text:changed-region>
        <text:changed-region text:id="ct833355584">
          <text:insertion>
            <office:change-info>
              <dc:creator>Unknown Author</dc:creator>
              <dc:date>2010-09-29T14:22:00</dc:date>
            </office:change-info>
          </text:insertion>
        </text:changed-region>
        <text:changed-region text:id="ct833271392">
          <text:insertion>
            <office:change-info>
              <dc:creator>Unknown Author</dc:creator>
              <dc:date>2010-09-29T14:22:00</dc:date>
            </office:change-info>
          </text:insertion>
        </text:changed-region>
        <text:changed-region text:id="ct833438064">
          <text:deletion>
            <office:change-info>
              <dc:creator>Unknown Author</dc:creator>
              <dc:date>2010-09-29T14:22:00</dc:date>
            </office:change-info>
            <text:p text:style-name="Text_20_body"><text:s/></text:p>
          </text:deletion>
        </text:changed-region>
        <text:changed-region text:id="ct825317520">
          <text:insertion>
            <office:change-info>
              <dc:creator>Unknown Author</dc:creator>
              <dc:date>2010-09-29T14:22:00</dc:date>
            </office:change-info>
          </text:insertion>
        </text:changed-region>
        <text:changed-region text:id="ct833483296">
          <text:deletion>
            <office:change-info>
              <dc:creator>Unknown Author</dc:creator>
              <dc:date>2010-09-29T15:41:00</dc:date>
            </office:change-info>
            <text:p text:style-name="Text_20_body">to </text:p>
          </text:deletion>
        </text:changed-region>
        <text:changed-region text:id="ct829596496">
          <text:deletion>
            <office:change-info>
              <dc:creator>Unknown Author</dc:creator>
              <dc:date>2010-09-29T15:41:00</dc:date>
            </office:change-info>
            <text:p text:style-name="Text_20_body">the </text:p>
          </text:deletion>
        </text:changed-region>
        <text:changed-region text:id="ct829673984">
          <text:deletion>
            <office:change-info>
              <dc:creator>Unknown Author</dc:creator>
              <dc:date>2010-09-29T15:41:00</dc:date>
            </office:change-info>
            <text:p text:style-name="Text_20_body">e</text:p>
          </text:deletion>
        </text:changed-region>
        <text:changed-region text:id="ct825940192">
          <text:insertion>
            <office:change-info>
              <dc:creator>Unknown Author</dc:creator>
              <dc:date>2010-09-29T15:41:00</dc:date>
            </office:change-info>
          </text:insertion>
        </text:changed-region>
        <text:changed-region text:id="ct829773632">
          <text:insertion>
            <office:change-info>
              <dc:creator>Unknown Author</dc:creator>
              <dc:date>2010-09-29T15:41:00</dc:date>
            </office:change-info>
          </text:insertion>
        </text:changed-region>
        <text:changed-region text:id="ct826098960">
          <text:deletion>
            <office:change-info>
              <dc:creator>Unknown Author</dc:creator>
              <dc:date>2010-09-29T15:43:00</dc:date>
            </office:change-info>
            <text:p text:style-name="P5"><text:s/></text:p>
          </text:deletion>
        </text:changed-region>
        <text:changed-region text:id="ct833641840">
          <text:format-change>
            <office:change-info>
              <dc:creator>Unknown Author</dc:creator>
              <dc:date>2010-09-29T15:47:00</dc:date>
            </office:change-info>
          </text:format-change>
        </text:changed-region>
        <text:changed-region text:id="ct830093600">
          <text:format-change>
            <office:change-info>
              <dc:creator>Unknown Author</dc:creator>
              <dc:date>2010-09-29T15:47:00</dc:date>
            </office:change-info>
          </text:format-change>
        </text:changed-region>
        <text:changed-region text:id="ct833796176">
          <text:format-change>
            <office:change-info>
              <dc:creator>Unknown Author</dc:creator>
              <dc:date>2010-09-29T15:48:00</dc:date>
            </office:change-info>
          </text:format-change>
        </text:changed-region>
        <text:changed-region text:id="ct826135360">
          <text:format-change>
            <office:change-info>
              <dc:creator>Unknown Author</dc:creator>
              <dc:date>2010-09-29T15:48:00</dc:date>
            </office:change-info>
          </text:format-change>
        </text:changed-region>
        <text:changed-region text:id="ct830094656">
          <text:format-change>
            <office:change-info>
              <dc:creator>Unknown Author</dc:creator>
              <dc:date>2010-09-29T15:48:00</dc:date>
            </office:change-info>
          </text:format-change>
        </text:changed-region>
        <text:changed-region text:id="ct833866496">
          <text:format-change>
            <office:change-info>
              <dc:creator>Unknown Author</dc:creator>
              <dc:date>2010-09-29T15:48:00</dc:date>
            </office:change-info>
          </text:format-change>
        </text:changed-region>
        <text:changed-region text:id="ct826176288">
          <text:deletion>
            <office:change-info>
              <dc:creator>Unknown Author</dc:creator>
              <dc:date>2010-09-29T15:49:00</dc:date>
            </office:change-info>
            <text:p text:style-name="P6"><text:span text:style-name="T4">cityid</text:span></text:p>
          </text:deletion>
        </text:changed-region>
        <text:changed-region text:id="ct826181584">
          <text:insertion>
            <office:change-info>
              <dc:creator>Unknown Author</dc:creator>
              <dc:date>2010-09-29T15:49:00</dc:date>
            </office:change-info>
          </text:insertion>
        </text:changed-region>
        <text:changed-region text:id="ct830262192">
          <text:format-change>
            <office:change-info>
              <dc:creator>Unknown Author</dc:creator>
              <dc:date>2010-09-29T15:49:00</dc:date>
            </office:change-info>
          </text:format-change>
        </text:changed-region>
        <text:changed-region text:id="ct830163408">
          <text:format-change>
            <office:change-info>
              <dc:creator>Unknown Author</dc:creator>
              <dc:date>2010-09-29T15:49:00</dc:date>
            </office:change-info>
          </text:format-change>
        </text:changed-region>
        <text:changed-region text:id="ct826117264">
          <text:format-change>
            <office:change-info>
              <dc:creator>Unknown Author</dc:creator>
              <dc:date>2010-09-29T15:51:00</dc:date>
            </office:change-info>
          </text:format-change>
        </text:changed-region>
        <text:changed-region text:id="ct826122416">
          <text:format-change>
            <office:change-info>
              <dc:creator>Unknown Author</dc:creator>
              <dc:date>2010-09-29T15:49:00</dc:date>
            </office:change-info>
          </text:format-change>
        </text:changed-region>
        <text:changed-region text:id="ct830315808">
          <text:format-change>
            <office:change-info>
              <dc:creator>Unknown Author</dc:creator>
              <dc:date>2010-09-29T15:51:00</dc:date>
            </office:change-info>
          </text:format-change>
        </text:changed-region>
        <text:changed-region text:id="ct833908560">
          <text:format-change>
            <office:change-info>
              <dc:creator>Unknown Author</dc:creator>
              <dc:date>2010-09-29T15:50:00</dc:date>
            </office:change-info>
          </text:format-change>
        </text:changed-region>
        <text:changed-region text:id="ct833907968">
          <text:insertion>
            <office:change-info>
              <dc:creator>Unknown Author</dc:creator>
              <dc:date>2010-09-29T15:50:00</dc:date>
            </office:change-info>
          </text:insertion>
        </text:changed-region>
        <text:changed-region text:id="ct834096592">
          <text:format-change>
            <office:change-info>
              <dc:creator>Unknown Author</dc:creator>
              <dc:date>2010-09-29T15:50:00</dc:date>
            </office:change-info>
          </text:format-change>
        </text:changed-region>
        <text:changed-region text:id="ct833900848">
          <text:deletion>
            <office:change-info>
              <dc:creator>Unknown Author</dc:creator>
              <dc:date>2010-09-29T15:50:00</dc:date>
            </office:change-info>
            <text:p text:style-name="P6"><text:span text:style-name="T5"><text:s/></text:span></text:p>
          </text:deletion>
        </text:changed-region>
        <text:changed-region text:id="ct833867360">
          <text:deletion>
            <office:change-info>
              <dc:creator>Unknown Author</dc:creator>
              <dc:date>2010-09-29T15:50:00</dc:date>
            </office:change-info>
            <text:p text:style-name="P6"><text:span text:style-name="T5">; </text:span></text:p>
          </text:deletion>
        </text:changed-region>
        <text:changed-region text:id="ct830310544">
          <text:insertion>
            <office:change-info>
              <dc:creator>Unknown Author</dc:creator>
              <dc:date>2010-09-29T15:50:00</dc:date>
            </office:change-info>
          </text:insertion>
        </text:changed-region>
        <text:changed-region text:id="ct833979760">
          <text:insertion>
            <office:change-info>
              <dc:creator>Unknown Author</dc:creator>
              <dc:date>2010-09-30T08:23:00</dc:date>
            </office:change-info>
          </text:insertion>
        </text:changed-region>
        <text:changed-region text:id="ct834423920">
          <text:insertion>
            <office:change-info>
              <dc:creator>Unknown Author</dc:creator>
              <dc:date>2010-09-30T08:23:00</dc:date>
            </office:change-info>
          </text:insertion>
        </text:changed-region>
        <text:changed-region text:id="ct833710080">
          <text:insertion>
            <office:change-info>
              <dc:creator>Unknown Author</dc:creator>
              <dc:date>2010-09-30T08:23:00</dc:date>
            </office:change-info>
          </text:insertion>
        </text:changed-region>
        <text:changed-region text:id="ct760887680">
          <text:insertion>
            <office:change-info>
              <dc:creator>Unknown Author</dc:creator>
              <dc:date>2010-09-30T08:23:00</dc:date>
            </office:change-info>
          </text:insertion>
        </text:changed-region>
        <text:changed-region text:id="ct825552496">
          <text:insertion>
            <office:change-info>
              <dc:creator>Unknown Author</dc:creator>
              <dc:date>2010-09-30T08:23:00</dc:date>
            </office:change-info>
          </text:insertion>
        </text:changed-region>
        <text:changed-region text:id="ct833494032">
          <text:insertion>
            <office:change-info>
              <dc:creator>Unknown Author</dc:creator>
              <dc:date>2010-09-30T08:23:00</dc:date>
            </office:change-info>
          </text:insertion>
        </text:changed-region>
        <text:changed-region text:id="ct834250144">
          <text:insertion>
            <office:change-info>
              <dc:creator>Unknown Author</dc:creator>
              <dc:date>2010-09-30T08:25:00</dc:date>
            </office:change-info>
          </text:insertion>
        </text:changed-region>
        <text:changed-region text:id="ct834214368">
          <text:deletion>
            <office:change-info>
              <dc:creator>Unknown Author</dc:creator>
              <dc:date>2010-09-30T08:25:00</dc:date>
            </office:change-info>
            <text:p text:style-name="Text_20_body"><text:s/>also</text:p>
          </text:deletion>
        </text:changed-region>
        <text:changed-region text:id="ct830247824">
          <text:insertion>
            <office:change-info>
              <dc:creator>Unknown Author</dc:creator>
              <dc:date>2010-09-30T08:28:00</dc:date>
            </office:change-info>
          </text:insertion>
        </text:changed-region>
        <text:changed-region text:id="ct834237328">
          <text:insertion>
            <office:change-info>
              <dc:creator>Unknown Author</dc:creator>
              <dc:date>2010-09-30T08:28:00</dc:date>
            </office:change-info>
          </text:insertion>
        </text:changed-region>
        <text:changed-region text:id="ct833724384">
          <text:insertion>
            <office:change-info>
              <dc:creator>Unknown Author</dc:creator>
              <dc:date>2010-09-30T08:34:00</dc:date>
            </office:change-info>
          </text:insertion>
        </text:changed-region>
        <text:changed-region text:id="ct841272112">
          <text:insertion>
            <office:change-info>
              <dc:creator>Unknown Author</dc:creator>
              <dc:date>2010-09-30T08:34:00</dc:date>
            </office:change-info>
          </text:insertion>
        </text:changed-region>
        <text:changed-region text:id="ct841429808">
          <text:format-change>
            <office:change-info>
              <dc:creator>Unknown Author</dc:creator>
              <dc:date>2010-09-30T08:36:00</dc:date>
            </office:change-info>
          </text:format-change>
        </text:changed-region>
        <text:changed-region text:id="ct834572288">
          <text:deletion>
            <office:change-info>
              <dc:creator>Unknown Author</dc:creator>
              <dc:date>2010-09-30T08:37:00</dc:date>
            </office:change-info>
            <text:p text:style-name="Preformatted_20_Text"><text:s text:c="2"/></text:p>
          </text:deletion>
        </text:changed-region>
        <text:changed-region text:id="ct841320800">
          <text:deletion>
            <office:change-info>
              <dc:creator>Unknown Author</dc:creator>
              <dc:date>2010-09-30T08:38:00</dc:date>
            </office:change-info>
            <text:p text:style-name="Preformatted_20_Text"><text:s text:c="8"/></text:p>
          </text:deletion>
        </text:changed-region>
        <text:changed-region text:id="ct826226752">
          <text:deletion>
            <office:change-info>
              <dc:creator>Unknown Author</dc:creator>
              <dc:date>2010-09-30T08:38:00</dc:date>
            </office:change-info>
            <text:p text:style-name="Preformatted_20_Text"><text:s text:c="2"/></text:p>
          </text:deletion>
        </text:changed-region>
        <text:changed-region text:id="ct834474512">
          <text:format-change>
            <office:change-info>
              <dc:creator>Unknown Author</dc:creator>
              <dc:date>2010-09-30T08:38:00</dc:date>
            </office:change-info>
          </text:format-change>
        </text:changed-region>
        <text:changed-region text:id="ct834545312">
          <text:format-change>
            <office:change-info>
              <dc:creator>Unknown Author</dc:creator>
              <dc:date>2010-09-30T08:38:00</dc:date>
            </office:change-info>
          </text:format-change>
        </text:changed-region>
        <text:changed-region text:id="ct834325872">
          <text:deletion>
            <office:change-info>
              <dc:creator>Unknown Author</dc:creator>
              <dc:date>2010-09-30T08:39:00</dc:date>
            </office:change-info>
            <text:p text:style-name="Preformatted_20_Text"><text:span text:style-name="T6">S</text:span></text:p>
          </text:deletion>
        </text:changed-region>
        <text:changed-region text:id="ct834550672">
          <text:insertion>
            <office:change-info>
              <dc:creator>Unknown Author</dc:creator>
              <dc:date>2010-09-30T08:39:00</dc:date>
            </office:change-info>
          </text:insertion>
        </text:changed-region>
        <text:changed-region text:id="ct841229696">
          <text:format-change>
            <office:change-info>
              <dc:creator>Unknown Author</dc:creator>
              <dc:date>2010-09-30T08:39:00</dc:date>
            </office:change-info>
          </text:format-change>
        </text:changed-region>
        <text:changed-region text:id="ct837815984">
          <text:format-change>
            <office:change-info>
              <dc:creator>Unknown Author</dc:creator>
              <dc:date>2010-09-30T08:39:00</dc:date>
            </office:change-info>
          </text:format-change>
        </text:changed-region>
        <text:changed-region text:id="ct837822464">
          <text:format-change>
            <office:change-info>
              <dc:creator>Unknown Author</dc:creator>
              <dc:date>2010-09-30T08:39:00</dc:date>
            </office:change-info>
          </text:format-change>
        </text:changed-region>
        <text:changed-region text:id="ct834044784">
          <text:format-change>
            <office:change-info>
              <dc:creator>Unknown Author</dc:creator>
              <dc:date>2010-09-30T08:39:00</dc:date>
            </office:change-info>
          </text:format-change>
        </text:changed-region>
        <text:changed-region text:id="ct844860336">
          <text:insertion>
            <office:change-info>
              <dc:creator>Unknown Author</dc:creator>
              <dc:date>2010-09-30T13:47:00</dc:date>
            </office:change-info>
          </text:insertion>
        </text:changed-region>
        <text:changed-region text:id="ct842833024">
          <text:insertion>
            <office:change-info>
              <dc:creator>Unknown Author</dc:creator>
              <dc:date>2010-09-30T13:48:00</dc:date>
            </office:change-info>
          </text:insertion>
        </text:changed-region>
        <text:changed-region text:id="ct821299456">
          <text:deletion>
            <office:change-info>
              <dc:creator>Unknown Author</dc:creator>
              <dc:date>2010-09-30T13:47:00</dc:date>
            </office:change-info>
            <text:p text:style-name="P7">The filter also needs to be cleared when the user selects "Show All" in the tree. This can be done in <text:span text:style-name="Source_20_Text">itemClick()</text:span><text:span text:style-name="Source_20_Text"><text:span text:style-name="T3"> method of the </text:span></text:span><text:span text:style-name="Source_20_Text"><text:span text:style-name="T8">AddressBookApplication</text:span></text:span><text:span text:style-name="T3">: </text:span></text:p>
            <text:p text:style-name="P8"><text:tab/>[...]</text:p>
            <text:p text:style-name="P8"><text:tab/>if (NavigationTree.SHOW_ALL.equals(itemId)) {</text:p>
            <text:p text:style-name="P9"><text:s text:c="6"/><text:tab/>/* Clear all filters from person container */</text:p>
            <text:p text:style-name="P9"><text:s text:c="12"/>getDbHelp().getPersonContainer().removeAllContainerFilters();</text:p>
            <text:p text:style-name="P9"><text:s text:c="12"/>showListView();</text:p>
            <text:p text:style-name="P9"><text:tab/>}</text:p>
            <text:p text:style-name="P9"><text:tab/>[...]</text:p>
            <text:p text:style-name="P10"><text:span text:style-name="T3"/></text:p>
          </text:deletion>
        </text:changed-region>
        <text:changed-region text:id="ct843920720">
          <text:deletion>
            <office:change-info>
              <dc:creator>Unknown Author</dc:creator>
              <dc:date>2010-09-30T13:48:00</dc:date>
            </office:change-info>
            <text:p text:style-name="P10"><text:span text:style-name="T3"/></text:p>
            <text:p text:style-name="Text_20_body"/>
          </text:deletion>
        </text:changed-region>
        <text:changed-region text:id="ct834420576">
          <text:deletion>
            <office:change-info>
              <dc:creator>Unknown Author</dc:creator>
              <dc:date>2010-09-30T08:40:00</dc:date>
            </office:change-info>
            <text:p text:style-name="Text_20_body">,</text:p>
          </text:deletion>
        </text:changed-region>
        <text:changed-region text:id="ct837854080">
          <text:insertion>
            <office:change-info>
              <dc:creator>Unknown Author</dc:creator>
              <dc:date>2010-09-30T08:40:00</dc:date>
            </office:change-info>
          </text:insertion>
        </text:changed-region>
        <text:changed-region text:id="ct834603008">
          <text:insertion>
            <office:change-info>
              <dc:creator>Unknown Author</dc:creator>
              <dc:date>2010-09-30T08:40:00</dc:date>
            </office:change-info>
          </text:insertion>
        </text:changed-region>
        <text:changed-region text:id="ct834639696">
          <text:format-change>
            <office:change-info>
              <dc:creator>Unknown Author</dc:creator>
              <dc:date>2010-09-30T08:41:00</dc:date>
            </office:change-info>
          </text:format-change>
        </text:changed-region>
        <text:changed-region text:id="ct841163728">
          <text:format-change>
            <office:change-info>
              <dc:creator>Unknown Author</dc:creator>
              <dc:date>2010-09-30T08:41:00</dc:date>
            </office:change-info>
          </text:format-change>
        </text:changed-region>
        <text:changed-region text:id="ct837898864">
          <text:deletion>
            <office:change-info>
              <dc:creator>Unknown Author</dc:creator>
              <dc:date>2010-09-30T08:41:00</dc:date>
            </office:change-info>
            <text:p text:style-name="Text_20_body">Id</text:p>
          </text:deletion>
        </text:changed-region>
        <text:changed-region text:id="ct837902928">
          <text:insertion>
            <office:change-info>
              <dc:creator>Unknown Author</dc:creator>
              <dc:date>2010-09-30T08:41:00</dc:date>
            </office:change-info>
          </text:insertion>
        </text:changed-region>
        <text:changed-region text:id="ct808268064">
          <text:insertion>
            <office:change-info>
              <dc:creator>Unknown Author</dc:creator>
              <dc:date>2010-09-30T08:42:00</dc:date>
            </office:change-info>
          </text:insertion>
        </text:changed-region>
        <text:changed-region text:id="ct837912528">
          <text:deletion>
            <office:change-info>
              <dc:creator>Unknown Author</dc:creator>
              <dc:date>2010-09-30T08:42:00</dc:date>
            </office:change-info>
            <text:p text:style-name="Text_20_body">, only the city IDs will be searched</text:p>
          </text:deletion>
        </text:changed-region>
        <text:changed-region text:id="ct841511040">
          <text:deletion>
            <office:change-info>
              <dc:creator>Unknown Author</dc:creator>
              <dc:date>2010-09-30T08:56:00</dc:date>
            </office:change-info>
            <text:p text:style-name="Text_20_body">f</text:p>
          </text:deletion>
        </text:changed-region>
        <text:changed-region text:id="ct809040048">
          <text:insertion>
            <office:change-info>
              <dc:creator>Unknown Author</dc:creator>
              <dc:date>2010-09-30T08:56:00</dc:date>
            </office:change-info>
          </text:insertion>
        </text:changed-region>
        <text:changed-region text:id="ct808851552">
          <text:format-change>
            <office:change-info>
              <dc:creator>Unknown Author</dc:creator>
              <dc:date>2010-09-30T08:56:00</dc:date>
            </office:change-info>
          </text:format-change>
        </text:changed-region>
        <text:changed-region text:id="ct841244272">
          <text:format-change>
            <office:change-info>
              <dc:creator>Unknown Author</dc:creator>
              <dc:date>2010-09-30T08:57:00</dc:date>
            </office:change-info>
          </text:format-change>
        </text:changed-region>
        <text:changed-region text:id="ct807559120">
          <text:format-change>
            <office:change-info>
              <dc:creator>Unknown Author</dc:creator>
              <dc:date>2010-09-30T08:57:00</dc:date>
            </office:change-info>
          </text:format-change>
        </text:changed-region>
        <text:changed-region text:id="ct807848688">
          <text:deletion>
            <office:change-info>
              <dc:creator>Unknown Author</dc:creator>
              <dc:date>2010-09-30T08:58:00</dc:date>
            </office:change-info>
            <text:p text:style-name="Text_20_body">s</text:p>
          </text:deletion>
        </text:changed-region>
        <text:changed-region text:id="ct808640032">
          <text:insertion>
            <office:change-info>
              <dc:creator>Unknown Author</dc:creator>
              <dc:date>2010-09-30T08:58:00</dc:date>
            </office:change-info>
          </text:insertion>
        </text:changed-region>
        <text:changed-region text:id="ct808613424">
          <text:insertion>
            <office:change-info>
              <dc:creator>Unknown Author</dc:creator>
              <dc:date>2010-09-30T08:58:00</dc:date>
            </office:change-info>
          </text:insertion>
        </text:changed-region>
        <text:changed-region text:id="ct838387024">
          <text:format-change>
            <office:change-info>
              <dc:creator>Unknown Author</dc:creator>
              <dc:date>2010-09-30T11:39:00</dc:date>
            </office:change-info>
          </text:format-change>
        </text:changed-region>
        <text:changed-region text:id="ct838968672">
          <text:deletion>
            <office:change-info>
              <dc:creator>Unknown Author</dc:creator>
              <dc:date>2010-09-30T11:42:00</dc:date>
            </office:change-info>
            <text:p text:style-name="Text_20_body">L</text:p>
          </text:deletion>
        </text:changed-region>
        <text:changed-region text:id="ct807769936">
          <text:insertion>
            <office:change-info>
              <dc:creator>Unknown Author</dc:creator>
              <dc:date>2010-09-30T11:42:00</dc:date>
            </office:change-info>
          </text:insertion>
        </text:changed-region>
        <text:changed-region text:id="ct839307184">
          <text:format-change>
            <office:change-info>
              <dc:creator>Unknown Author</dc:creator>
              <dc:date>2010-09-30T11:49:00</dc:date>
            </office:change-info>
          </text:format-change>
        </text:changed-region>
        <text:changed-region text:id="ct838606816">
          <text:format-change>
            <office:change-info>
              <dc:creator>Unknown Author</dc:creator>
              <dc:date>2010-09-30T11:49:00</dc:date>
            </office:change-info>
          </text:format-change>
        </text:changed-region>
        <text:changed-region text:id="ct838975584">
          <text:deletion>
            <office:change-info>
              <dc:creator>Unknown Author</dc:creator>
              <dc:date>2010-09-30T11:50:00</dc:date>
            </office:change-info>
            <text:p text:style-name="Text_20_body">5</text:p>
          </text:deletion>
        </text:changed-region>
        <text:changed-region text:id="ct811959520">
          <text:insertion>
            <office:change-info>
              <dc:creator>Unknown Author</dc:creator>
              <dc:date>2010-09-30T11:50:00</dc:date>
            </office:change-info>
          </text:insertion>
        </text:changed-region>
        <text:changed-region text:id="ct839525440">
          <text:insertion>
            <office:change-info>
              <dc:creator>Unknown Author</dc:creator>
              <dc:date>2010-09-30T11:51:00</dc:date>
            </office:change-info>
          </text:insertion>
        </text:changed-region>
        <text:changed-region text:id="ct813587584">
          <text:deletion>
            <office:change-info>
              <dc:creator>Unknown Author</dc:creator>
              <dc:date>2010-09-30T11:51:00</dc:date>
            </office:change-info>
            <text:p text:style-name="Text_20_body"><text:s/>and </text:p>
          </text:deletion>
        </text:changed-region>
        <text:changed-region text:id="ct838755920">
          <text:insertion>
            <office:change-info>
              <dc:creator>Unknown Author</dc:creator>
              <dc:date>2010-09-30T11:51:00</dc:date>
            </office:change-info>
          </text:insertion>
        </text:changed-region>
        <text:changed-region text:id="ct838755824">
          <text:deletion>
            <office:change-info>
              <dc:creator>Unknown Author</dc:creator>
              <dc:date>2010-09-30T11:51:00</dc:date>
            </office:change-info>
            <text:p text:style-name="Text_20_body">w</text:p>
          </text:deletion>
        </text:changed-region>
        <text:changed-region text:id="ct764392048">
          <text:insertion>
            <office:change-info>
              <dc:creator>Unknown Author</dc:creator>
              <dc:date>2010-09-30T11:51:00</dc:date>
            </office:change-info>
          </text:insertion>
        </text:changed-region>
        <text:changed-region text:id="ct838964608">
          <text:insertion>
            <office:change-info>
              <dc:creator>Unknown Author</dc:creator>
              <dc:date>2010-09-30T11:51:00</dc:date>
            </office:change-info>
          </text:insertion>
        </text:changed-region>
        <text:changed-region text:id="ct813551264">
          <text:insertion>
            <office:change-info>
              <dc:creator>Unknown Author</dc:creator>
              <dc:date>2010-09-30T11:52:00</dc:date>
            </office:change-info>
          </text:insertion>
        </text:changed-region>
        <text:changed-region text:id="ct808776032">
          <text:deletion>
            <office:change-info>
              <dc:creator>Unknown Author</dc:creator>
              <dc:date>2010-09-30T11:51:00</dc:date>
            </office:change-info>
            <text:p text:style-name="Text_20_body">, containing the error message from the validator</text:p>
          </text:deletion>
        </text:changed-region>
        <text:changed-region text:id="ct808792912">
          <text:insertion>
            <office:change-info>
              <dc:creator>Unknown Author</dc:creator>
              <dc:date>2010-09-30T11:52:00</dc:date>
            </office:change-info>
          </text:insertion>
        </text:changed-region>
        <text:changed-region text:id="ct813550352">
          <text:format-change>
            <office:change-info>
              <dc:creator>Unknown Author</dc:creator>
              <dc:date>2010-09-30T11:52:00</dc:date>
            </office:change-info>
          </text:format-change>
        </text:changed-region>
        <text:changed-region text:id="ct826141328">
          <text:deletion>
            <office:change-info>
              <dc:creator>Unknown Author</dc:creator>
              <dc:date>2010-09-30T11:53:00</dc:date>
            </office:change-info>
            <text:p text:style-name="Text_20_body">g</text:p>
          </text:deletion>
        </text:changed-region>
        <text:changed-region text:id="ct812209568">
          <text:insertion>
            <office:change-info>
              <dc:creator>Unknown Author</dc:creator>
              <dc:date>2010-09-30T11:53:00</dc:date>
            </office:change-info>
          </text:insertion>
        </text:changed-region>
        <text:changed-region text:id="ct813478576">
          <text:insertion>
            <office:change-info>
              <dc:creator>Unknown Author</dc:creator>
              <dc:date>2010-09-30T11:53:00</dc:date>
            </office:change-info>
          </text:insertion>
        </text:changed-region>
        <text:changed-region text:id="ct813429664">
          <text:format-change>
            <office:change-info>
              <dc:creator>Unknown Author</dc:creator>
              <dc:date>2010-09-30T11:53:00</dc:date>
            </office:change-info>
          </text:format-change>
        </text:changed-region>
        <text:changed-region text:id="ct812141152">
          <text:format-change>
            <office:change-info>
              <dc:creator>Unknown Author</dc:creator>
              <dc:date>2010-09-30T11:54:00</dc:date>
            </office:change-info>
          </text:format-change>
        </text:changed-region>
        <text:changed-region text:id="ct839419072">
          <text:format-change>
            <office:change-info>
              <dc:creator>Unknown Author</dc:creator>
              <dc:date>2010-09-30T11:55:00</dc:date>
            </office:change-info>
          </text:format-change>
        </text:changed-region>
        <text:changed-region text:id="ct839435536">
          <text:format-change>
            <office:change-info>
              <dc:creator>Unknown Author</dc:creator>
              <dc:date>2010-09-30T11:55:00</dc:date>
            </office:change-info>
          </text:format-change>
        </text:changed-region>
        <text:changed-region text:id="ct839035440">
          <text:format-change>
            <office:change-info>
              <dc:creator>Unknown Author</dc:creator>
              <dc:date>2010-09-30T11:55:00</dc:date>
            </office:change-info>
          </text:format-change>
        </text:changed-region>
        <text:changed-region text:id="ct813298784">
          <text:format-change>
            <office:change-info>
              <dc:creator>Unknown Author</dc:creator>
              <dc:date>2010-09-30T11:55:00</dc:date>
            </office:change-info>
          </text:format-change>
        </text:changed-region>
        <text:changed-region text:id="ct812908896">
          <text:format-change>
            <office:change-info>
              <dc:creator>Unknown Author</dc:creator>
              <dc:date>2010-09-30T11:56:00</dc:date>
            </office:change-info>
          </text:format-change>
        </text:changed-region>
        <text:changed-region text:id="ct813323776">
          <text:format-change>
            <office:change-info>
              <dc:creator>Unknown Author</dc:creator>
              <dc:date>2010-09-30T11:56:00</dc:date>
            </office:change-info>
          </text:format-change>
        </text:changed-region>
        <text:changed-region text:id="ct839621040">
          <text:format-change>
            <office:change-info>
              <dc:creator>Unknown Author</dc:creator>
              <dc:date>2010-09-30T11:56:00</dc:date>
            </office:change-info>
          </text:format-change>
        </text:changed-region>
        <text:changed-region text:id="ct839629904">
          <text:format-change>
            <office:change-info>
              <dc:creator>Unknown Author</dc:creator>
              <dc:date>2010-09-30T11:56:00</dc:date>
            </office:change-info>
          </text:format-change>
        </text:changed-region>
        <text:changed-region text:id="ct839628224">
          <text:format-change>
            <office:change-info>
              <dc:creator>Unknown Author</dc:creator>
              <dc:date>2010-09-30T11:56:00</dc:date>
            </office:change-info>
          </text:format-change>
        </text:changed-region>
        <text:changed-region text:id="ct839634144">
          <text:format-change>
            <office:change-info>
              <dc:creator>Unknown Author</dc:creator>
              <dc:date>2010-09-30T11:56:00</dc:date>
            </office:change-info>
          </text:format-change>
        </text:changed-region>
        <text:changed-region text:id="ct839631744">
          <text:format-change>
            <office:change-info>
              <dc:creator>Unknown Author</dc:creator>
              <dc:date>2010-09-30T11:56:00</dc:date>
            </office:change-info>
          </text:format-change>
        </text:changed-region>
        <text:changed-region text:id="ct812981728">
          <text:format-change>
            <office:change-info>
              <dc:creator>Unknown Author</dc:creator>
              <dc:date>2010-09-30T11:57:00</dc:date>
            </office:change-info>
          </text:format-change>
        </text:changed-region>
        <text:changed-region text:id="ct812936784">
          <text:deletion>
            <office:change-info>
              <dc:creator>Unknown Author</dc:creator>
              <dc:date>2010-09-30T11:57:00</dc:date>
            </office:change-info>
            <text:p text:style-name="P11">with</text:p>
          </text:deletion>
        </text:changed-region>
        <text:changed-region text:id="ct813541936">
          <text:insertion>
            <office:change-info>
              <dc:creator>Unknown Author</dc:creator>
              <dc:date>2010-09-30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2" text:is-list-header="true"><text:bookmark text:name="databinding"/>Chapter 4. Data Binding Basics With SQLContainer</text:h>
      <text:p text:style-name="P2"/>
      <text:p text:style-name="Text_20_body"><text:bookmark text:name="databinding1"/>We have now created the basic interface for our address book application and a table (<text:span text:style-name="Source_20_Text">PersonList</text:span>) where all the contacts should be displayed. The next step is to bind data to the <text:span text:style-name="Source_20_Text">PersonList</text:span> to make it show something more than the two "Mark Smith" test rows we added in the previous step. </text:p>
      <text:h text:style-name="P94" text:outline-level="2" text:is-list-header="true"/>
      <text:h text:style-name="P98" text:outline-level="2">4.1. Database connection and initialization</text:h>
      <text:p text:style-name="P1">SQLContainer is an add-on for Vaadin that allows users to easily generate Vaadin containers from various SQL speaking database sources. SQLContainer is documented in more detail in its own user manual which can be downloaded from the Vaadin Directory.</text:p>
      <text:p text:style-name="P1">In the scope of the address book application we will create a database connection helper class called <text:span text:style-name="T12">DatabaseHelper</text:span>. The purpose of this class is to handle database connections, dummy data generation, container creation and other datasource-related tasks.</text:p>
      <text:p text:style-name="P1">We begin by creating the helper class and by adding a method that creates a connection pool<text:change-start text:change-id="ct821571584"/>,<text:change-end text:change-id="ct821571584"/> which will be used to connect to the database of your choice. Note that the driver name, connection url, username and password will vary depending on your <text:change-start text:change-id="ct821816704"/>choice of <text:change-end text:change-id="ct821816704"/>database <text:change text:change-id="ct785500528"/>and the database settings. In this example we will be <text:change text:change-id="ct785845936"/><text:change-start text:change-id="ct785803888"/>connecting to an in-memory<text:change-end text:change-id="ct785803888"/> HSQLDB <text:change text:change-id="ct808353680"/>database<text:change-start text:change-id="ct807959808"/> using a <text:span text:style-name="T8">SimpleJDBCConnectionPool</text:span> with <text:change-end text:change-id="ct807959808"/><text:change-start text:change-id="ct785975504"/>between two and five open connections<text:change-end text:change-id="ct785975504"/>.</text:p>
      <text:p text:style-name="P33">public class DatabaseHelper {</text:p>
      <text:p text:style-name="P32"><text:change-start text:change-id="ct785704544"/><text:tab/><text:change-end text:change-id="ct785704544"/>private JDBCConnectionPool connectionPool = null;</text:p>
      <text:p text:style-name="P31"><text:change-start text:change-id="ct821606032"/></text:p>
      <text:p text:style-name="P31"><text:change-end text:change-id="ct821606032"/><text:tab/>public DatabaseHelper() {</text:p>
      <text:p text:style-name="P30"><text:s text:c="6"/><text:tab/>initConnectionPool();</text:p>
      <text:p text:style-name="P30"><text:tab/>}</text:p>
      <text:p text:style-name="P30"><text:change-start text:change-id="ct785673104"/></text:p>
      <text:p text:style-name="P30"><text:change-end text:change-id="ct785673104"/><text:s text:c="4"/><text:tab/>private void initConnectionPool() {</text:p>
      <text:p text:style-name="P30"><text:s text:c="8"/><text:tab/>try {</text:p>
      <text:p text:style-name="P30"><text:s text:c="12"/><text:tab/>connectionPool = new SimpleJDBCConnectionPool(</text:p>
      <text:p text:style-name="P30"><text:s text:c="20"/><text:tab/>"org.hsqldb.jdbc.JDBCDriver",</text:p>
      <text:p text:style-name="P30"><text:s text:c="20"/><text:tab/>"jdbc:hsqldb:mem:sqlcontainer", "SA", "", 2, 5);</text:p>
      <text:p text:style-name="P30"><text:s text:c="8"/><text:tab/>} catch (SQLException e) {</text:p>
      <text:p text:style-name="P30"><text:s text:c="12"/><text:tab/>e.printStackTrace();</text:p>
      <text:p text:style-name="P30"><text:s text:c="8"/><text:tab/>}</text:p>
      <text:p text:style-name="P30"><text:s text:c="4"/><text:tab/>}<text:change-start text:change-id="ct821842400"/></text:p>
      <text:p text:style-name="P30">}<text:change-end text:change-id="ct821842400"/></text:p>
      <text:p text:style-name="Text_20_body"><text:span text:style-name="T1">We want to base our table data on two interrelated tables in a database. We will call these tables </text:span><text:span text:style-name="T11">PersonAddress</text:span><text:span text:style-name="T1"> and </text:span><text:span text:style-name="T11">City </text:span><text:span text:style-name="T2">(note that the case-sensitivity of the table identifiers depends on the database used).</text:span></text:p>
      <text:p text:style-name="P41"><text:span text:style-name="T1">The </text:span><text:span text:style-name="T11">PersonAddress</text:span><text:span text:style-name="T1"> table will hold the most important data of the address book application. Each row corresponds to an entry in the address book and contains the following columns: <text:s/></text:span><text:span text:style-name="T11">firstname</text:span><text:span text:style-name="T1">, </text:span><text:span text:style-name="T11">lastname</text:span><text:span text:style-name="T1">, </text:span><text:span text:style-name="T11">email</text:span><text:span text:style-name="T1">, </text:span><text:span text:style-name="T11">phonenumber</text:span><text:span text:style-name="T1">, </text:span><text:span text:style-name="T11">streetaddress</text:span><text:span text:style-name="T1"> and </text:span><text:span text:style-name="T11">postalcode</text:span><text:span text:style-name="T1">. In addition to these, the table will also contain an </text:span><text:span text:style-name="T11">ID</text:span><text:span text:style-name="T1"> column, a </text:span><text:span text:style-name="T11">version</text:span><text:span text:style-name="T1"> column for optimistic locking and a </text:span><text:span text:style-name="T11">cityid</text:span><text:span text:style-name="T1"> column which contains a foreign key reference to the </text:span><text:span text:style-name="T11">City</text:span><text:span text:style-name="T1"> table.</text:span></text:p>
      <text:p text:style-name="Text_20_body"><text:span text:style-name="T1">The </text:span><text:span text:style-name="T11">City</text:span><text:span text:style-name="T1"> table contains only three columns: <text:s/>an </text:span><text:span text:style-name="T11">ID</text:span><text:span text:style-name="T1"> column, a </text:span><text:span text:style-name="T11">version</text:span><text:span text:style-name="T1"> column and a </text:span><text:span text:style-name="T11">name</text:span><text:span text:style-name="T1"> column that will hold the name of the city.</text:span></text:p>
      <text:p text:style-name="P1">With HSQLDB we can use the following SQL queries to create these tables. The complete Java method for this can be found from <text:change-start text:change-id="ct828934544"/><text:span text:style-name="T8">DatabaseHelper.initDatabase()</text:span><text:change-end text:change-id="ct828934544"/> but the code is omitted here for clarity.</text:p>
      <text:p text:style-name="P28"><text:span text:style-name="T13">create table city (id integer generated always as identity,</text:span><text:span text:style-name="T13"> </text:span><text:span text:style-name="T13">name varchar(64), version integer default 0 not null, primary key (id));</text:span></text:p>
      <text:p text:style-name="P29"/>
      <text:p text:style-name="P90"><text:span text:style-name="T18">create table personaddress (id integer generated always as identity, firstname varchar(64), lastname varchar(64), email varchar(64), phonenumber varchar(64), streetaddress varchar(128), postalcode integer, cityId integer not null, version integer default 0 not null , FOREIGN KEY (cityId) REFERENCES city(id), primary key(id));</text:span></text:p>
      <text:h text:style-name="P103" text:outline-level="2" text:is-list-header="true"><text:span text:style-name="T22"/></text:h>
      <text:h text:style-name="Heading_20_2" text:outline-level="2"><text:bookmark text:name="databinding.creating"/><text:bookmark text:name="databinding2"/><text:span text:style-name="T1">4.2. Initializing the containers</text:span></text:h>
      <text:p text:style-name="P1">When the database connection is functional and the two tables are created successfully, we can create two SQLContainers; one connected to each table. The container initialization is really simple<text:change text:change-id="ct823195808"/><text:change-start text:change-id="ct823232256"/>,<text:change-end text:change-id="ct823232256"/> <text:change text:change-id="ct786274128"/>we <text:change-start text:change-id="ct785592576"/>only need to <text:change-end text:change-id="ct785592576"/>create a <text:change-start text:change-id="ct831731728"/><text:span text:style-name="T8">QueryDelegate</text:span><text:change-end text:change-id="ct831731728"/> that the container will use. In this application<text:change-start text:change-id="ct823343872"/>,<text:change-end text:change-id="ct823343872"/> one <text:change-start text:change-id="ct823249776"/>instance of <text:change-end text:change-id="ct823249776"/><text:change-start text:change-id="ct831730832"/><text:span text:style-name="T8">TableQuery</text:span><text:change-end text:change-id="ct831730832"/> will be created for each container. <text:change-start text:change-id="ct828643600"/>The <text:change-end text:change-id="ct828643600"/><text:change-start text:change-id="ct828987824"/><text:span text:style-name="T8">TableQuery</text:span><text:change-end text:change-id="ct828987824"/> <text:change-start text:change-id="ct823305024"/>constructor <text:change-end text:change-id="ct823305024"/>requires <text:change text:change-id="ct822881536"/>the name of the table to fetch the data from, and a connection pool that it will use to get the database connections it needs.</text:p>
      <text:p text:style-name="P1">Next we'll set the version column for the <text:change-start text:change-id="ct831763024"/><text:span text:style-name="T8">TableQuery</text:span><text:change-end text:change-id="ct831763024"/>. The version column in this application is not actually functional, but the <text:change-start text:change-id="ct823685872"/><text:span text:style-name="T8">TableQuery</text:span><text:change-end text:change-id="ct823685872"/> is designed in a way that requires a version column to be defined in order to support writing (see SQLContainer manual for optimistic locking). </text:p>
      <text:p text:style-name="Text_20_body"><text:span text:style-name="T1">Finally the SQLContainer is instantiated, given the </text:span><text:change-start text:change-id="ct831740320"/><text:span text:style-name="T45">TableQuery</text:span><text:change-end text:change-id="ct831740320"/><text:span text:style-name="T1"> as its only parameter. The following method of </text:span><text:span text:style-name="T11">DatabaseHelper</text:span><text:span text:style-name="T1"> contains all the code required to create the two containers:</text:span></text:p>
      <text:p text:style-name="P37">private SQLContainer personContainer = null;</text:p>
      <text:p text:style-name="P19"><text:s text:c="4"/>private SQLContainer cityContainer = null;</text:p>
      <text:p text:style-name="P17"><text:span text:style-name="T16"><text:s text:c="4"/></text:span><text:span text:style-name="T16">private</text:span><text:span text:style-name="T16"> </text:span><text:span text:style-name="T16">void</text:span><text:span text:style-name="T16"> initContainers() {</text:span></text:p>
      <text:p text:style-name="P34"><text:s text:c="8"/>try {</text:p>
      <text:p text:style-name="P34"><text:s text:c="12"/>/* TableQuery and SQL<text:span text:style-name="T37">Container for personaddress -table */</text:span></text:p>
      <text:p text:style-name="P34"><text:span text:style-name="T37"><text:s text:c="12"/>TableQuery q1 = </text:span><text:span text:style-name="T37">new</text:span><text:span text:style-name="T37"> TableQuery(</text:span><text:span text:style-name="T37">"personaddress"</text:span><text:span text:style-name="T37">,</text:span> connectionPool);</text:p>
      <text:p text:style-name="P34"><text:s text:c="12"/>q1.setVersionColumn("VERSION");</text:p>
      <text:p text:style-name="P34"><text:s text:c="12"/>personContainer = new SQLContainer(q1);</text:p>
      <text:p text:style-name="P34"/>
      <text:p text:style-name="P34"><text:s text:c="12"/>/* TableQuery and SQLContainer for city -table */</text:p>
      <text:p text:style-name="P34"><text:s text:c="12"/>TableQuery q2 = new TableQuery("city", connectionPool);</text:p>
      <text:p text:style-name="P34"><text:s text:c="12"/>q2.setVersionColumn("VERSION");</text:p>
      <text:p text:style-name="P34"><text:s text:c="12"/>cityContainer = new SQLContainer(q2);</text:p>
      <text:p text:style-name="P34"><text:s text:c="8"/>} catch (SQLException e) {</text:p>
      <text:p text:style-name="P34"><text:s text:c="12"/>e.printStackTrace();</text:p>
      <text:p text:style-name="P34"><text:s text:c="8"/>}</text:p>
      <text:p text:style-name="P34"><text:s text:c="4"/>}</text:p>
      <text:p text:style-name="Text_20_body"><text:span text:style-name="T1">After the containers are created, the </text:span><text:span text:style-name="T11">DatabaseHelper</text:span><text:span text:style-name="T1"> constructor will call the </text:span><text:span text:style-name="T11">fillContainers()</text:span><text:span text:style-name="T1"> -method, which will add some generated data to the database for demonstration purposes.</text:span></text:p>
      <text:p text:style-name="Text_20_body"><text:span text:style-name="T1">Finally, we create a few simple helper methods </text:span><text:change text:change-id="ct823438544"/><text:change-start text:change-id="ct822766352"/><text:span text:style-name="T1">in</text:span><text:change-end text:change-id="ct822766352"/><text:span text:style-name="T1"> the </text:span><text:span text:style-name="T11">DatabaseHelper </text:span><text:span text:style-name="T2">class to assist us later when we are processing data from the two containers. These methods are listed below and their operation should be quite self-explanatory by their signatures. Full definitions for these methods can be found </text:span><text:change text:change-id="ct828970800"/><text:change-start text:change-id="ct823532304"/><text:span text:style-name="T2">in</text:span><text:change-end text:change-id="ct823532304"/><text:span text:style-name="T2"> the AddressBook - SQLContainer demo application.</text:span></text:p>
      <text:p text:style-name="P55"><text:span text:style-name="T1">public</text:span><text:span text:style-name="T1"> String getCityName(</text:span><text:span text:style-name="T1">int</text:span><text:span text:style-name="T1"> cityId)</text:span></text:p>
      <text:p text:style-name="P57">public boolean addCity(String cityName)</text:p>
      <text:p text:style-name="P57">public SQLContainer getPersonContainer()</text:p>
      <text:p text:style-name="P56">public SQLContainer getCityContainer()</text:p>
      <text:p text:style-name="P68"/>
      <text:h text:style-name="P95" text:outline-level="2" text:is-list-header="true"/>
      <text:h text:style-name="P96" text:outline-level="2"><text:bookmark text:name="databinding.datamodel"/>4.3. Basics of the Data Model</text:h>
      <text:p text:style-name="P2"/>
      <text:p text:style-name="Text_20_body"><text:bookmark text:name="databinding.datamodel1"/>When populating a table there are a few terms that must be understood. Each component that includes data (e.g. a <text:span text:style-name="Source_20_Text">Table</text:span>) has a <text:span text:style-name="Source_20_Text">Container</text:span>. The container includes all the <text:span text:style-name="Source_20_Text">Item</text:span>s in the component. An <text:span text:style-name="Source_20_Text">Item</text:span> corresponds to a row in the table. An <text:span text:style-name="Source_20_Text">Item</text:span> has <text:span text:style-name="Emphasis">properties</text:span> (<text:span text:style-name="Source_20_Text">Property</text:span>) which in a table correspond to the columns in a row. </text:p>
      <text:p text:style-name="Text_20_body"><text:bookmark text:name="databinding.datamodel2"/><text:bookmark text:name="databinding.datamodel3"/>In simple applications we can use the <text:span text:style-name="Source_20_Text">addItem()</text:span>-methods in the <text:span text:style-name="Source_20_Text">Table</text:span> <text:change-start text:change-id="ct823631728"/>class <text:change-end text:change-id="ct823631728"/>to populate it with data. The <text:span text:style-name="Source_20_Text">addItem()</text:span>-methods add items (rows), which then in turn can be populated by adding properties and setting values for them - much like you would populate a traditional HTML table by creating <text:change-start text:change-id="ct823849136"/><text:span text:style-name="T8">&lt;TR&gt;</text:span><text:change-end text:change-id="ct823849136"/> and <text:change-start text:change-id="ct831711968"/><text:span text:style-name="T8">&lt;TD&gt;</text:span><text:change-end text:change-id="ct831711968"/> tags. </text:p>
      <text:p text:style-name="Text_20_body"><text:bookmark text:name="databinding.datamodel4"/><text:bookmark text:name="databinding.datamodel5"/>The data model in Vaadin also contains much more powerful features than this. Each table is connected to a data source which actually contains all the data displayed in the table. A data source can actually supply data for any type of component like a <text:span text:style-name="Source_20_Text">Table</text:span>, <text:span text:style-name="Source_20_Text">Select</text:span>, <text:span text:style-name="Source_20_Text">Tree</text:span>, etc. The data source does not necessarily contain all the items for the table but can dynamically supply the table with data from another source when the <text:span text:style-name="Source_20_Text">Table</text:span> needs it (for instance from a database). The data source is what we in Vaadin call a <text:span text:style-name="Source_20_Text">Container</text:span>. </text:p>
      <text:p text:style-name="Text_20_body"><text:bookmark text:name="databinding.datamodel6"/><text:bookmark text:name="databinding.datamodel7"/>In this case we are using a <text:span text:style-name="Source_20_Text">SQLContainer</text:span> as the container for the data shown in the table. It can maintain a list of our database contents and supply the table with information fetched directly from the database table when needed. </text:p>
      <text:p text:style-name="Text_20_body"><text:bookmark text:name="databinding.datamodel8"/><text:bookmark text:name="databinding.datamodel9"/>The nice thing with this container is that we can simply </text:p>
      <text:list xml:id="list253178716" text:style-name="L1">
        <text:list-item>
          <text:p text:style-name="P111"><text:bookmark text:name="databinding.datamodel10"/><text:bookmark text:name="databinding.datamodel11"/>Instantiate the SQLContainer with a proper <text:change-start text:change-id="ct828769296"/><text:span text:style-name="T8">QueryDelegate</text:span><text:change-end text:change-id="ct828769296"/></text:p>
        </text:list-item>
        <text:list-item>
          <text:p text:style-name="P111"><text:bookmark text:name="databinding.datamodel13"/>Assign the container to a table as a data source</text:p>
        </text:list-item>
        <text:list-item>
          <text:p text:style-name="P104"><text:bookmark text:name="databinding.datamodel14"/>VOILA, the information is displayed in the table</text:p>
        </text:list-item>
      </text:list>
      <text:p text:style-name="Text_20_body"/>
      <text:h text:style-name="P95" text:outline-level="2"/>
      <text:h text:style-name="P96" text:outline-level="2"><text:bookmark text:name="databinding.binding"/>4.4. Binding Table to a Container</text:h>
      <text:p text:style-name="P2"/>
      <text:p text:style-name="Text_20_body"><text:bookmark text:name="databinding.binding1"/>To access the database helper class and our newly created containers in our application we add a new field to our <text:span text:style-name="Source_20_Text">AddressBookApplication</text:span> together with a getter: </text:p>
      <text:p text:style-name="P27"><text:s text:c="4"/>private DatabaseHelper dbHelp = new DatabaseHelper();</text:p>
      <text:p text:style-name="P58"><text:s/><text:span text:style-name="T13"><text:s text:c="3"/></text:span><text:span text:style-name="T13">public</text:span><text:span text:style-name="T13"> DatabaseHelper getDbHelp() {</text:span></text:p>
      <text:p text:style-name="P19"><text:s text:c="8"/>return dbHelp;</text:p>
      <text:p text:style-name="P19"><text:s text:c="4"/>}</text:p>
      <text:p text:style-name="Preformatted_20_Text"><text:tab/></text:p>
      <text:p text:style-name="Text_20_body"><text:bookmark text:name="databinding.binding4"/><text:bookmark text:name="databinding.binding5"/>In addition to this we need to change the <text:span text:style-name="Source_20_Text">PersonList</text:span> constructor (remember to modify the call from <text:change-start text:change-id="ct829116992"/><text:span text:style-name="T8">AddressBookApplication</text:span><text:change-end text:change-id="ct829116992"/> too) so we pass the application instance to it (so it can acquire its data source). We can also remove the dummy test data creation from the previous step, leaving the <text:span text:style-name="Source_20_Text">PersonList</text:span> class as: </text:p>
      <text:p text:style-name="Preformatted_20_Text"><text:bookmark text:name="databinding.binding6"/><text:bookmark text:name="databinding.binding7"/>public class PersonList extends Table {</text:p>
      <text:p text:style-name="Preformatted_20_Text"><text:s text:c="6"/>public PersonList(final AddressBookApplication app) {</text:p>
      <text:p text:style-name="Preformatted_20_Text"><text:s text:c="12"/>setSizeFull();</text:p>
      <text:p text:style-name="Preformatted_20_Text"><text:s text:c="12"/><text:span text:style-name="T18">setContainerDataSource(app.getDbHelp().getPersonContainer());</text:span></text:p>
      <text:p text:style-name="Preformatted_20_Text"><text:s text:c="6"/>}</text:p>
      <text:p text:style-name="P62">}</text:p>
      <text:p text:style-name="Text_20_body"><text:bookmark text:name="databinding.binding8"/><text:bookmark text:name="databinding.binding9"/>The <text:span text:style-name="Source_20_Text"><text:span text:style-name="T41">setContainerDataSource()</text:span></text:span> sets the SQLContainer which we created in chapter 4.2 to be the data source for the <text:span text:style-name="T12">PersonList</text:span> table.</text:p>
      <text:p text:style-name="Text_20_body"><text:bookmark text:name="databinding.binding10"/><text:bookmark text:name="databinding.binding11"/>We now have a data source connected to the table and running the application will show that the <text:span text:style-name="Source_20_Text">PersonList</text:span> contains 100 rows of data, based on 100 rows of generated dummy data in the database.</text:p>
      <text:p text:style-name="P40"><text:bookmark text:name="figure.databinding.table"/><text:bookmark text:name="databinding.binding12"/>[ Figure 4.1. Connected Table ]</text:p>
      <text:p text:style-name="P46"><text:bookmark text:name="figure.databinding.table3"/></text:p>
      <text:p text:style-name="Text_20_body"><text:bookmark text:name="figure.databinding.table4"/>The order of the columns is still wrong, we <text:change-start text:change-id="ct831989104"/>at least <text:change-end text:change-id="ct831989104"/>want the name to come first<text:change text:change-id="ct831988560"/>. Additionally the field names extracted from the <text:span text:style-name="Source_20_Text">PersonAddress</text:span> -table aren't all that human-friendly. We can handle this by first adding two static arrays to the <text:span text:style-name="Source_20_Text">DatabaseHelper</text:span> class. Note that the order of the column headers must correspond to the specified column order.</text:p>
      <text:p text:style-name="Preformatted_20_Text"><text:bookmark text:name="figure.databinding.table5"/><text:bookmark text:name="figure.databinding.table6"/><text:s text:c="4"/>public static final Object[] NATURAL_COL_ORDER = new Object[] {</text:p>
      <text:p text:style-name="Preformatted_20_Text"><text:s text:c="12"/><text:span text:style-name="T18">"FIRSTNAME", "LASTNAME", "EMAIL", "PHONENUMBER", "STREETADDRESS",</text:span></text:p>
      <text:p text:style-name="P18"><text:span text:style-name="T18"><text:s text:c="12"/>"POSTALCODE", "CITYID"</text:span><text:span text:style-name="T15"> </text:span>};</text:p>
      <text:p text:style-name="Preformatted_20_Text"><text:s text:c="4"/>public static final String[] COL_HEADERS_ENGLISH = new String[] {</text:p>
      <text:p text:style-name="Preformatted_20_Text"><text:s text:c="12"/>"First name", "Last name", "Email", "Phone number",</text:p>
      <text:p text:style-name="P62"><text:s text:c="12"/>"Street Address", "Postal Code", "City" };</text:p>
      <text:p text:style-name="Text_20_body">Next we'll add the following two rows to the constructor of the <text:span text:style-name="Source_20_Text">PersonList</text:span> class to sort the columns and make the headers nicer. </text:p>
      <text:p text:style-name="Preformatted_20_Text"><text:bookmark text:name="figure.databinding.table9"/><text:bookmark text:name="figure.databinding.table10"/>setVisibleColumns(<text:span text:style-name="T18">DatabaseHelper</text:span>.NATURAL_COL_ORDER);</text:p>
      <text:p text:style-name="P62">setColumnHeaders(<text:span text:style-name="T18">DatabaseHelper</text:span>.COL_HEADERS_ENGLISH);</text:p>
      <text:p text:style-name="Text_20_body"><text:bookmark text:name="figure.databinding.table11"/><text:bookmark text:name="figure.databinding.table12"/>The table will now look nicer: </text:p>
      <text:p text:style-name="P40"><text:bookmark text:name="figure.databinding.columnnames"/><text:bookmark text:name="figure.databinding.table13"/>[ Figure 4.2. Table Column Names ]</text:p>
      <text:p text:style-name="P46"><text:bookmark text:name="figure.databinding.columnnames1"/><text:bookmark text:name="figure.databinding.columnnames2"/></text:p>
      <text:h text:style-name="P95" text:outline-level="2" text:is-list-header="true"/>
      <text:h text:style-name="P96" text:outline-level="2">4.5. Replacing the CityID with the City Name</text:h>
      <text:p text:style-name="P2"/>
      <text:p text:style-name="P2">As you have probably noticed, the City column of the table currently shows only the City ID (actually the foreign key reference) and not the name of the city. This happens because the city data is stored in another database table and so far we have not even touched it. Therefore we need to modify the City column of the PersonList table to fetch the human-readable name of the city from the City table and display it to the user.</text:p>
      <text:p text:style-name="P2"/>
      <text:p text:style-name="P2">The easiest way to do this is to add a generated column to the table. When the column is generated we will fetch the city name using the <text:change-start text:change-id="ct832181072"/><text:span text:style-name="T8">DatabaseHelper</text:span><text:change-end text:change-id="ct832181072"/> and create a <text:change-start text:change-id="ct832664160"/><text:span text:style-name="T8">Label</text:span><text:change-end text:change-id="ct832664160"/> that will be rendered to the column. The code to do this can be seen below; add the code to the constructor of the <text:change-start text:change-id="ct832667648"/><text:span text:style-name="T8">PersonList</text:span><text:change-end text:change-id="ct832667648"/> class.</text:p>
      <text:p text:style-name="Preformatted_20_Text"><text:s text:c="8"/></text:p>
      <text:p text:style-name="P12"><text:span text:style-name="T15"><text:s text:c="4"/></text:span><text:span text:style-name="T24">addGeneratedColumn("CITYID", new ColumnGenerator() {</text:span></text:p>
      <text:p text:style-name="P19"><text:s text:c="8"/>public Component generateCell(Table source, Object itemId,</text:p>
      <text:p text:style-name="P19"><text:s text:c="16"/>Object columnId) {</text:p>
      <text:p text:style-name="P19"><text:s text:c="12"/>if (getItem(itemId).getItemProperty("CITYID").getValue() != null) {</text:p>
      <text:p text:style-name="P19"><text:s text:c="16"/>Label l = new Label();</text:p>
      <text:p text:style-name="P19"><text:s text:c="16"/>int cityId = (Integer) getItem(itemId).getItemProperty(</text:p>
      <text:p text:style-name="P19"><text:s text:c="24"/>"CITYID").getValue();</text:p>
      <text:p text:style-name="P19"><text:s text:c="16"/>l.setValue(app.getDbHelp().getCityName(cityId));</text:p>
      <text:p text:style-name="P19"><text:s text:c="16"/>l.setSizeUndefined();</text:p>
      <text:p text:style-name="P19"><text:s text:c="16"/>return l;</text:p>
      <text:p text:style-name="P19"><text:s text:c="12"/>}</text:p>
      <text:p text:style-name="P19"><text:s text:c="12"/>return null;</text:p>
      <text:p text:style-name="P19"><text:s text:c="8"/>}</text:p>
      <text:p text:style-name="P19"><text:s text:c="4"/>});</text:p>
      <text:p text:style-name="P42">Note that we are using the same column name for this column that is actually a property id in the person container. This way the generated column will override the column that only contained the City IDs.</text:p>
      <text:p text:style-name="P42"/>
      <text:h text:style-name="P95" text:outline-level="2" text:is-list-header="true"/>
      <text:h text:style-name="P96" text:outline-level="2">4.6. Summary</text:h>
      <text:p text:style-name="P2"/>
      <text:p text:style-name="Text_20_body"><text:bookmark text:name="databinding.summary1"/>In this step we first created a connection to a database and created two tables for the items that will be shown in the address book. Next we discussed <text:span text:style-name="Source_20_Text">Container</text:span>s, <text:span text:style-name="Source_20_Text">Item</text:span>s and <text:span text:style-name="Source_20_Text">Property</text:span>-values - the central parts of databinding in Vaadin applications. We also introduced the <text:span text:style-name="Source_20_Text">SQLContainer</text:span> and used it to easily link the database tables with our application. We created some dummy data and added it to the database tables using the SQLContainer. Finally we made the table a bit more readable and better looking. Next we will look at how the application starts to respond to user interactions. </text:p>
      <text:p text:style-name="Text_20_body"/>
      <text:h text:style-name="P95" text:outline-level="2" text:is-list-header="true"/>
      <text:h text:style-name="P96" text:outline-level="2"><text:bookmark text:name="interaction.form"/>5.4. Improving the form</text:h>
      <text:p text:style-name="P2"/>
      <text:p text:style-name="Text_20_body"><text:bookmark text:name="interaction.form1"/>Next we'll concentrate on the <text:span text:style-name="Source_20_Text">PersonForm</text:span>. We want to edit the existing details. The value change listener in the table already puts the selected <text:span text:style-name="Source_20_Text">Person</text:span> into the form. The values also get updated on the server. What we want to do is some usability improvements: </text:p>
      <text:list xml:id="list58201604" text:style-name="L2">
        <text:list-item>
          <text:p text:style-name="P112"><text:bookmark text:name="interaction.form2"/><text:bookmark text:name="interaction.form3"/>Use the form as a detailed viewer (read only) in the first place and have an Edit button to enable editing.</text:p>
        </text:list-item>
        <text:list-item>
          <text:p text:style-name="P112"><text:bookmark text:name="interaction.form4"/>Put the form into a "buffered" mode so the form data gets submitted to <text:change-start text:change-id="ct832933648"/>the <text:change-end text:change-id="ct832933648"/>data model only if <text:change-start text:change-id="ct832933904"/>the <text:change-end text:change-id="ct832933904"/>Save <text:change-start text:change-id="ct832393744"/>button <text:change-end text:change-id="ct832393744"/>is clicked. A Cancel button should return the form to the read-only state with the old values.</text:p>
        </text:list-item>
        <text:list-item>
          <text:p text:style-name="P105"><text:bookmark text:name="interaction.form5"/>Make the form fields appear in the same order (and using the same captions) as in the table.</text:p>
        </text:list-item>
      </text:list>
      <text:p text:style-name="Text_20_body"><text:bookmark text:name="interaction.form7"/><text:bookmark text:name="interaction.form8"/>Let's start from the <text:span text:style-name="Source_20_Text">PersonForm</text:span> constructor and do the following modifications: </text:p>
      <text:list xml:id="list136244842" text:style-name="L3">
        <text:list-item>
          <text:p text:style-name="P113"><text:bookmark text:name="interaction.form9"/><text:bookmark text:name="interaction.form10"/>remove dummy fields.</text:p>
        </text:list-item>
        <text:list-item>
          <text:p text:style-name="P113"><text:bookmark text:name="interaction.form11"/>add a main application reference via the constructor.</text:p>
        </text:list-item>
        <text:list-item>
          <text:p text:style-name="P113"><text:bookmark text:name="interaction.form12"/>call <text:change-start text:change-id="ct832958752"/><text:span text:style-name="T8">setWriteThrough(false)</text:span><text:change-end text:change-id="ct832958752"/> to enable buffering.</text:p>
        </text:list-item>
        <text:list-item>
          <text:p text:style-name="P113"><text:bookmark text:name="interaction.form13"/>make the form footer invisible by default (we don't want to show the footer when the form is missing its datasource i.e. not showing any <text:change-start text:change-id="ct832479728"/><text:span text:style-name="T8">Person</text:span><text:change-end text:change-id="ct832479728"/>).</text:p>
        </text:list-item>
        <text:list-item>
          <text:p text:style-name="P113"><text:bookmark text:name="interaction.form14"/>let the <text:change-start text:change-id="ct832533552"/><text:span text:style-name="T8">Form</text:span><text:change-end text:change-id="ct832533552"/> implement <text:change-start text:change-id="ct832531056"/><text:span text:style-name="T8">ClickListener</text:span><text:change-end text:change-id="ct832531056"/> and make it listen to the buttons in the footer.</text:p>
        </text:list-item>
        <text:list-item>
          <text:p text:style-name="P106"><text:bookmark text:name="interaction.form15"/>add one more button to the footer: "Edit". This will be visible when in read-only state.</text:p>
        </text:list-item>
      </text:list>
      <text:p text:style-name="Text_20_body"><text:bookmark text:name="interaction.form16"/>After these modifications the <text:span text:style-name="Source_20_Text">PersonForm</text:span> looks like the following. Note that you must also modify the main application class to pass itself in the <text:span text:style-name="Source_20_Text">PersonForm</text:span> constructor call. </text:p>
      <text:p text:style-name="Preformatted_20_Text"><text:bookmark text:name="interaction.form17"/><text:bookmark text:name="interaction.form18"/>package com.vaadin.demo.tutorial.addressbook.ui;</text:p>
      <text:p text:style-name="Preformatted_20_Text">import com.vaadin.demo.tutorial.addressbook.AddressBookApplication;</text:p>
      <text:p text:style-name="Preformatted_20_Text">import com.vaadin.ui.Button;</text:p>
      <text:p text:style-name="Preformatted_20_Text">import com.vaadin.ui.Form;</text:p>
      <text:p text:style-name="Preformatted_20_Text">import com.vaadin.ui.HorizontalLayout;</text:p>
      <text:p text:style-name="Preformatted_20_Text">import com.vaadin.ui.Button.ClickEvent;</text:p>
      <text:p text:style-name="Preformatted_20_Text">import com.vaadin.ui.Button.ClickListener;</text:p>
      <text:p text:style-name="Preformatted_20_Text"/>
      <text:p text:style-name="Preformatted_20_Text">public class PersonForm extends Form implements ClickListener {</text:p>
      <text:p text:style-name="Preformatted_20_Text"><text:s text:c="4"/>private Button save = new Button("Save", (ClickListener) this);</text:p>
      <text:p text:style-name="Preformatted_20_Text"><text:s text:c="4"/>private Button cancel = new Button("Cancel", (ClickListener) this);</text:p>
      <text:p text:style-name="Preformatted_20_Text"><text:s text:c="4"/>private Button edit = new Button("Edit", (ClickListener) this);</text:p>
      <text:p text:style-name="Preformatted_20_Text"><text:s text:c="4"/>private final AddressBookApplication app;</text:p>
      <text:p text:style-name="Preformatted_20_Text"><text:s text:c="4"/>public PersonForm(final AddressBookApplication app) {</text:p>
      <text:p text:style-name="Preformatted_20_Text"><text:s text:c="9"/>this.app = app;</text:p>
      <text:p text:style-name="Preformatted_20_Text"><text:s text:c="9"/>// Enable buffering so that commit() must be called for the form</text:p>
      <text:p text:style-name="Preformatted_20_Text"><text:s text:c="9"/>// before input is written to the data. (Form input is not written</text:p>
      <text:p text:style-name="Preformatted_20_Text"><text:s text:c="9"/>// immediately through to the underlying object.)</text:p>
      <text:p text:style-name="Preformatted_20_Text"><text:s text:c="9"/>setWriteThrough(false);</text:p>
      <text:p text:style-name="Preformatted_20_Text"><text:s text:c="8"/></text:p>
      <text:p text:style-name="Preformatted_20_Text"><text:s text:c="9"/>HorizontalLayout footer = new HorizontalLayout();</text:p>
      <text:p text:style-name="Preformatted_20_Text"><text:s text:c="9"/>footer.setSpacing(true);</text:p>
      <text:p text:style-name="Preformatted_20_Text"><text:s text:c="9"/>footer.addComponent(save);</text:p>
      <text:p text:style-name="Preformatted_20_Text"><text:s text:c="9"/>footer.addComponent(cancel);</text:p>
      <text:p text:style-name="Preformatted_20_Text"><text:s text:c="9"/>footer.addComponent(edit);</text:p>
      <text:p text:style-name="Preformatted_20_Text"><text:s text:c="9"/>footer.setVisible(false);</text:p>
      <text:p text:style-name="Preformatted_20_Text"><text:s text:c="9"/></text:p>
      <text:p text:style-name="Preformatted_20_Text"><text:s text:c="9"/>setFooter(footer);</text:p>
      <text:p text:style-name="Preformatted_20_Text"><text:s text:c="5"/>}</text:p>
      <text:p text:style-name="Preformatted_20_Text"><text:s text:c="4"/></text:p>
      <text:p text:style-name="Preformatted_20_Text"><text:s text:c="5"/>public void buttonClick(ClickEvent event) {</text:p>
      <text:p text:style-name="Preformatted_20_Text"><text:s text:c="7"/></text:p>
      <text:p text:style-name="Preformatted_20_Text"><text:s text:c="5"/>}</text:p>
      <text:p text:style-name="P62">}</text:p>
      <text:p text:style-name="Text_20_body"><text:bookmark text:name="interaction.form19"/><text:bookmark text:name="interaction.form20"/><text:soft-page-break/>Setting the form to buffering mode (<text:span text:style-name="Source_20_Text">setWriteThrough(false)</text:span>) means that changes made by the user do not immediately update the datasource. Instead the datasource is updated when <text:span text:style-name="Source_20_Text">commit()</text:span> is called for the form. We can then easily revert the data and get the old status back by calling <text:span text:style-name="Source_20_Text">discard()</text:span>. This needs to be implemented in the button click handler: </text:p>
      <text:p text:style-name="Preformatted_20_Text"><text:bookmark text:name="interaction.form21"/><text:bookmark text:name="interaction.form22"/><text:s text:c="4"/>public void buttonClick(ClickEvent event) {</text:p>
      <text:p text:style-name="Preformatted_20_Text"><text:s text:c="9"/>Button source = event.getButton();</text:p>
      <text:p text:style-name="Preformatted_20_Text"><text:s text:c="8"/><text:change-start text:change-id="ct833106368"/><text:s/><text:change-end text:change-id="ct833106368"/>if (source == save) {</text:p>
      <text:p text:style-name="Preformatted_20_Text"><text:s text:c="13"/>/* If the given input is not valid there is no point continuing */</text:p>
      <text:p text:style-name="Preformatted_20_Text"><text:s text:c="13"/>if (!isValid()) {</text:p>
      <text:p text:style-name="Preformatted_20_Text"><text:s text:c="17"/>return;</text:p>
      <text:p text:style-name="Preformatted_20_Text"><text:s text:c="13"/>}</text:p>
      <text:p text:style-name="Preformatted_20_Text"><text:s text:c="13"/>commit();</text:p>
      <text:p text:style-name="Preformatted_20_Text"><text:s text:c="9"/>} else if (source == cancel) {</text:p>
      <text:p text:style-name="Preformatted_20_Text"><text:s text:c="13"/>discard();</text:p>
      <text:p text:style-name="Preformatted_20_Text"><text:s text:c="9"/>} else if (source == edit) {</text:p>
      <text:p text:style-name="Preformatted_20_Text"><text:s text:c="13"/>setReadOnly(false);</text:p>
      <text:p text:style-name="Preformatted_20_Text"><text:s text:c="9"/>}</text:p>
      <text:p text:style-name="P62"><text:s text:c="5"/>}</text:p>
      <text:p text:style-name="Text_20_body"><text:bookmark text:name="interaction.form23"/><text:bookmark text:name="interaction.form24"/>We can still not test our form as we have made the footer hidden so the form <text:change-start text:change-id="ct825274992"/>will <text:change-end text:change-id="ct825274992"/>by default <text:change text:change-id="ct832345824"/>be empty. Next we'll override four methods: <text:span text:style-name="Source_20_Text">setItemDataSource()</text:span><text:change-start text:change-id="ct829176080"/><text:span text:style-name="Source_20_Text"><text:span text:style-name="T3">, </text:span></text:span><text:change-end text:change-id="ct829176080"/><text:span text:style-name="Source_20_Text">setReadOnly()</text:span><text:change-start text:change-id="ct825319216"/><text:span text:style-name="Source_20_Text"><text:span text:style-name="T3">, </text:span></text:span><text:change-end text:change-id="ct825319216"/><text:span text:style-name="Source_20_Text">commit()</text:span><text:change-start text:change-id="ct825315328"/><text:span text:style-name="Source_20_Text"><text:span text:style-name="T3"> and </text:span></text:span><text:change-end text:change-id="ct825315328"/><text:span text:style-name="Source_20_Text">discard()</text:span><text:change-start text:change-id="ct833143504"/><text:span text:style-name="Source_20_Text"><text:span text:style-name="T3"> </text:span></text:span><text:change-end text:change-id="ct833143504"/><text:change text:change-id="ct832878112"/>to make the form work <text:change text:change-id="ct831820048"/><text:change-start text:change-id="ct829327248"/>the way<text:change-end text:change-id="ct829327248"/> we want it<text:change-start text:change-id="ct832436864"/> to<text:change-end text:change-id="ct832436864"/>. The default implementations work just fine but we want to add some additional tasks to them. </text:p>
      <text:p text:style-name="Text_20_body"><text:bookmark text:name="interaction.form25"/><text:bookmark text:name="interaction.form26"/>The <text:span text:style-name="Source_20_Text">setItemDataSource()</text:span> method is called when the datasource is changed, e.g. when the user selects a person in the table. At this point we want to do three things: </text:p>
      <text:list xml:id="list1630669487" text:style-name="L6">
        <text:list-item>
          <text:p text:style-name="P115"><text:change text:change-id="ct825322288"/><text:change-start text:change-id="ct825312576"/>S<text:change-end text:change-id="ct825312576"/>et the form to a read-only state by calling <text:span text:style-name="Source_20_Text">setReadOnly(true)</text:span>. This is the initial state.</text:p>
        </text:list-item>
        <text:list-item>
          <text:p text:style-name="P115"><text:change text:change-id="ct829183168"/><text:change-start text:change-id="ct833168528"/>E<text:change-end text:change-id="ct833168528"/>nsure that the form footer is visible.</text:p>
        </text:list-item>
        <text:list-item>
          <text:p text:style-name="P108"><text:change text:change-id="ct825395104"/><text:change-start text:change-id="ct832107232"/>M<text:change-end text:change-id="ct832107232"/>ake sure the fields are rendered in the order we want (consistent with the table)</text:p>
        </text:list-item>
      </text:list>
      <text:p text:style-name="Text_20_body"><text:bookmark text:name="interaction.form31"/>In the <text:span text:style-name="Source_20_Text">setReadOnly()</text:span> method we want to control which buttons are shown in the footer. Save and Cancel need to be visible when the form is in edit mode and the Edit button when the form is in read-only mode. Calling <text:span text:style-name="Source_20_Text">setItemDataSource()</text:span> will regenerate all fields inside the form so this is a good place to tell the form in which order we want the fields to be rendered. </text:p>
      <text:p text:style-name="Text_20_body">The <text:span text:style-name="Source_20_Text">commit()</text:span> and <text:change-start text:change-id="ct825472192"/><text:span text:style-name="T8">discard</text:span><text:change-end text:change-id="ct825472192"/><text:change-start text:change-id="ct833272800"/><text:span text:style-name="T8">()</text:span><text:change-end text:change-id="ct833272800"/> methods need to be overridden in order to reflect the changes to the transaction <text:change text:change-id="ct785489744"/>aware SQLContainers. At the very least the <text:span text:style-name="T12">commit()</text:span> or <text:span text:style-name="T12">rollback()</text:span> method of the SQLContainer needs to be called so that the changes will be either properly written to the database or discarded from the container alltogether.</text:p>
      <text:p text:style-name="Text_20_body"><text:bookmark text:name="interaction.form32"/><text:bookmark text:name="interaction.form33"/>Our overridden methods look like the following: </text:p>
      <text:p text:style-name="Preformatted_20_Text"/>
      <text:p text:style-name="Preformatted_20_Text"><text:bookmark text:name="interaction.form34"/><text:bookmark text:name="interaction.form35"/><text:s text:c="4"/><text:change-start text:change-id="ct825485120"/><text:s/><text:change-end text:change-id="ct825485120"/>@Override</text:p>
      <text:p text:style-name="Preformatted_20_Text"><text:s text:c="5"/>public void setItemDataSource(Item newDataSource) {</text:p>
      <text:p text:style-name="Preformatted_20_Text"><text:s text:c="9"/>if (newDataSource != null) {</text:p>
      <text:p text:style-name="Preformatted_20_Text"><text:s text:c="13"/>List&lt;Object&gt; orderedProperties = Arrays</text:p>
      <text:p text:style-name="Preformatted_20_Text"><text:s text:c="21"/>.asList(DatabaseHelper.NATURAL_COL_ORDER);</text:p>
      <text:p text:style-name="Preformatted_20_Text"><text:s text:c="13"/>super.setItemDataSource(newDataSource, orderedProperties);</text:p>
      <text:p text:style-name="Preformatted_20_Text"><text:s text:c="13"/>setReadOnly(true);</text:p>
      <text:p text:style-name="Preformatted_20_Text"><text:s text:c="13"/>getFooter().setVisible(true);</text:p>
      <text:p text:style-name="Preformatted_20_Text"><text:s text:c="9"/>} else {</text:p>
      <text:p text:style-name="Preformatted_20_Text"><text:s text:c="13"/>super.setItemDataSource(null);</text:p>
      <text:p text:style-name="Preformatted_20_Text"><text:s text:c="13"/>getFooter().setVisible(false);</text:p>
      <text:p text:style-name="Preformatted_20_Text"><text:s text:c="9"/>}</text:p>
      <text:p text:style-name="Preformatted_20_Text"><text:s text:c="5"/>}</text:p>
      <text:p text:style-name="Preformatted_20_Text"><text:s text:c="4"/></text:p>
      <text:p text:style-name="Preformatted_20_Text"/>
      <text:p text:style-name="Preformatted_20_Text"><text:change-start text:change-id="ct833281888"/></text:p>
      <text:p text:style-name="Preformatted_20_Text"><text:change-end text:change-id="ct833281888"/></text:p>
      <text:p text:style-name="Preformatted_20_Text"><text:soft-page-break/><text:s text:c="4"/><text:change-start text:change-id="ct832124704"/><text:s/><text:change-end text:change-id="ct832124704"/>@Override</text:p>
      <text:p text:style-name="Preformatted_20_Text"><text:s text:c="5"/>public void setReadOnly(boolean readOnly) {</text:p>
      <text:p text:style-name="Preformatted_20_Text"><text:s text:c="9"/>super.setReadOnly(readOnly);</text:p>
      <text:p text:style-name="Preformatted_20_Text"><text:s text:c="9"/>save.setVisible(!readOnly);</text:p>
      <text:p text:style-name="Preformatted_20_Text"><text:s text:c="9"/>cancel.setVisible(!readOnly);</text:p>
      <text:p text:style-name="Preformatted_20_Text"><text:s text:c="9"/>edit.setVisible(readOnly);</text:p>
      <text:p text:style-name="P62"><text:s text:c="5"/>}</text:p>
      <text:p text:style-name="P3"><text:change-start text:change-id="ct832005200"/><text:s/><text:change-end text:change-id="ct832005200"/>@Override</text:p>
      <text:p text:style-name="P3"><text:s/><text:change text:change-id="ct832499680"/>public void commit() throws Buffered.SourceException {</text:p>
      <text:p text:style-name="P3"><text:s text:c="5"/><text:change text:change-id="ct825445552"/>/* Commit the data entered to the person form to the actual item. */</text:p>
      <text:p text:style-name="P3"><text:s text:c="5"/><text:change text:change-id="ct822174800"/>super.commit();</text:p>
      <text:p text:style-name="P3"/>
      <text:p text:style-name="P3"><text:s text:c="5"/><text:change text:change-id="ct832078288"/>/* Commit changes to the database. */</text:p>
      <text:p text:style-name="P3"><text:s text:c="5"/><text:change text:change-id="ct833188848"/>try {</text:p>
      <text:p text:style-name="P3"><text:s text:c="5"/><text:change text:change-id="ct832452784"/><text:s text:c="4"/>app.getDbHelp().getPersonContainer().commit();</text:p>
      <text:p text:style-name="P3"><text:s text:c="5"/><text:change text:change-id="ct833435552"/>} catch (UnsupportedOperationException e) {</text:p>
      <text:p text:style-name="P3"><text:s text:c="5"/><text:change text:change-id="ct833235456"/><text:s text:c="4"/>e.printStackTrace();</text:p>
      <text:p text:style-name="P3"><text:s text:c="5"/><text:change text:change-id="ct821263152"/>} catch (SQLException e) {</text:p>
      <text:p text:style-name="P3"><text:s text:c="5"/><text:change text:change-id="ct833475184"/><text:s text:c="4"/>e.printStackTrace();</text:p>
      <text:p text:style-name="P3"><text:s text:c="5"/><text:change text:change-id="ct821212896"/>}</text:p>
      <text:p text:style-name="P3"><text:s text:c="5"/><text:change text:change-id="ct825583152"/>setReadOnly(true);</text:p>
      <text:p text:style-name="P4"><text:s/><text:change text:change-id="ct833232944"/>}</text:p>
      <text:p text:style-name="P3"><text:change-start text:change-id="ct825580256"/><text:s/></text:p>
      <text:p text:style-name="P3"><text:s/><text:change-end text:change-id="ct825580256"/>@Override</text:p>
      <text:p text:style-name="P3"><text:s/><text:change text:change-id="ct833302848"/>public void discard() throws Buffered.SourceException {</text:p>
      <text:p text:style-name="P3"><text:s/><text:change text:change-id="ct833185920"/><text:s text:c="4"/>super.discard();</text:p>
      <text:p text:style-name="P3"><text:s/><text:change text:change-id="ct825567008"/><text:s text:c="4"/>/* On discard roll back the changes. */</text:p>
      <text:p text:style-name="P3"><text:s/><text:change text:change-id="ct825408576"/><text:s text:c="4"/>try {</text:p>
      <text:p text:style-name="P3"><text:s/><text:change text:change-id="ct821545296"/><text:s text:c="8"/>app.getDbHelp().getPersonContainer().rollback();</text:p>
      <text:p text:style-name="P3"><text:s/><text:change text:change-id="ct825590880"/><text:s text:c="4"/>} catch (UnsupportedOperationException e) {</text:p>
      <text:p text:style-name="P3"><text:s/><text:change text:change-id="ct825429552"/><text:s text:c="8"/>e.printStackTrace();</text:p>
      <text:p text:style-name="P3"><text:s/><text:change text:change-id="ct825372944"/><text:s text:c="4"/>} catch (SQLException e) {</text:p>
      <text:p text:style-name="P3"><text:s/><text:change text:change-id="ct833151840"/><text:s text:c="8"/>e.printStackTrace();</text:p>
      <text:p text:style-name="P3"><text:s/><text:change text:change-id="ct785467200"/><text:s text:c="4"/>}</text:p>
      <text:p text:style-name="P3"><text:s/><text:change text:change-id="ct785440640"/><text:s text:c="4"/>/* Clear the form */</text:p>
      <text:p text:style-name="P3"><text:s/><text:change text:change-id="ct760861664"/><text:s text:c="4"/>setItemDataSource(null);</text:p>
      <text:p text:style-name="P3"><text:s/><text:change text:change-id="ct822585824"/><text:s text:c="4"/>setReadOnly(true);</text:p>
      <text:p text:style-name="P4"><text:s/><text:change text:change-id="ct833475088"/>}</text:p>
      <text:p text:style-name="P4"/>
      <text:p text:style-name="Text_20_body"><text:bookmark text:name="interaction.form36"/><text:bookmark text:name="interaction.form37"/>Try it out and ensure that changing mode (<text:span text:style-name="Emphasis">read only</text:span> / <text:span text:style-name="Emphasis">editable</text:span>)<text:change text:change-id="ct833391616"/> works correctly and that the values in the <text:span text:style-name="Source_20_Text">PersonList</text:span> are not updated until <text:change-start text:change-id="ct833355584"/>the <text:change-end text:change-id="ct833355584"/>Save<text:change-start text:change-id="ct833271392"/> button<text:change-end text:change-id="ct833271392"/><text:change text:change-id="ct833438064"/><text:change-start text:change-id="ct825317520"/> <text:change-end text:change-id="ct825317520"/>is clicked (when not using the buffering mode they are immediately updated). Remember to run Organize Imports in Eclipse after copy/paste editing. </text:p>
      <text:p text:style-name="Text_20_body"/>
      <text:h text:style-name="P95" text:outline-level="2" text:is-list-header="true"/>
      <text:h text:style-name="P96" text:outline-level="2"><text:bookmark text:name="interaction.new-contacts"/>5.5. Implement logic to add new contacts</text:h>
      <text:p text:style-name="P2"/>
      <text:p text:style-name="Text_20_body"><text:bookmark text:name="interaction.new-contacts1"/>Next we want to create new contacts. Most of this logic will go in <text:change text:change-id="ct833483296"/><text:span text:style-name="Source_20_Text">PersonForm</text:span> but we must first create some logic in the main application class. Before passing control to <text:change text:change-id="ct829596496"/><text:span text:style-name="Source_20_Text">PersonForm</text:span> for the actual addition we want to make sure th<text:change text:change-id="ct829673984"/><text:change-start text:change-id="ct825940192"/>at<text:change-end text:change-id="ct825940192"/> <text:span text:style-name="Source_20_Text">ListView</text:span> is being shown and we also want to clear any possible selections from the table. </text:p>
      <text:p text:style-name="Text_20_body"><text:bookmark text:name="interaction.new-contacts2"/><text:bookmark text:name="interaction.new-contacts3"/>Add more logic to the click handler in <text:span text:style-name="Source_20_Text">AddressBookApplication</text:span> and make a click on the Add contact button pass control to the <text:span text:style-name="Source_20_Text">addNewContact()</text:span> method. Implement it as follows: </text:p>
      <text:p text:style-name="Preformatted_20_Text"><text:bookmark text:name="interaction.new-contacts4"/><text:bookmark text:name="interaction.new-contacts5"/><text:s text:c="4"/><text:change-start text:change-id="ct829773632"/><text:s/><text:change-end text:change-id="ct829773632"/>private void addNewContact() {</text:p>
      <text:p text:style-name="Preformatted_20_Text"><text:s text:c="9"/>showListView();</text:p>
      <text:p text:style-name="Preformatted_20_Text"><text:s text:c="9"/>personForm.addContact();</text:p>
      <text:p text:style-name="P62"><text:s text:c="5"/>}</text:p>
      <text:p text:style-name="Text_20_body"><text:bookmark text:name="interaction.new-contacts6"/><text:bookmark text:name="interaction.new-contacts7"/>Next we create the <text:span text:style-name="Source_20_Text">addContact()</text:span> method in <text:span text:style-name="Source_20_Text">PersonForm</text:span>. Now the problem is that we do not have an existing item in the container to edit but need to create a new one. <text:bookmark text:name="interaction.new-contacts10"/><text:bookmark text:name="interaction.new-contacts11"/>So we add a new, temporary item to the person container and put it into the form without affecting the actual table in the database. To avoid the user accidentally adding dozens of empty items, we'll do a container rollback first. We do not want a read only view when adding a contact so our <text:span text:style-name="Source_20_Text">addContact()</text:span> method will look like this: </text:p>
      <text:p text:style-name="Preformatted_20_Text"><text:bookmark text:name="interaction.new-contacts12"/><text:bookmark text:name="interaction.new-contacts13"/><text:s text:c="4"/>public void addContact() {</text:p>
      <text:p text:style-name="P19"><text:s text:c="8"/>/* Roll back changes just in case */</text:p>
      <text:p text:style-name="P19"><text:s text:c="8"/>try {</text:p>
      <text:p text:style-name="P19"><text:s text:c="12"/>app.getDbHelp().getPersonContainer().rollback();</text:p>
      <text:p text:style-name="P19"><text:s text:c="8"/>} catch (SQLException ignored) {</text:p>
      <text:p text:style-name="P19"><text:s text:c="8"/>}</text:p>
      <text:p text:style-name="P16"><text:span text:style-name="T15"><text:s text:c="7"/></text:span><text:span text:style-name="T24"><text:s/>Object tempItemId = app.getDbHelp().getPersonContainer().addItem();</text:span></text:p>
      <text:p text:style-name="P19"><text:s text:c="8"/>setItemDataSource(app.getDbHelp().getPersonContainer().getItem(</text:p>
      <text:p text:style-name="P19"><text:s text:c="16"/>tempItemId));</text:p>
      <text:p text:style-name="P19"><text:s text:c="8"/>setReadOnly(false);</text:p>
      <text:p text:style-name="P62"><text:s text:c="5"/>}</text:p>
      <text:h text:style-name="P95" text:outline-level="2" text:is-list-header="true"/>
      <text:h text:style-name="P96" text:outline-level="2">5.6. Map the City table to the contacts</text:h>
      <text:p text:style-name="P2"/>
      <text:p text:style-name="P5">Adding and editing contacts should now work but you will notice that the city of a contact is shown only by its ID, not by the actual city name. Since this is not very usable, we need to create a mapping from the city ID to the name of the city and display that instead. </text:p>
      <text:p text:style-name="P5">For this purpose we will constuct a ComboBox which will contain the existing cities as well as allow the user to enter new ones. This way selecting an existing city becomes much easier.</text:p>
      <text:p text:style-name="P5">Replacing the normal text field with a combo box will introduce you to the system used in Vaadin for populating a form. The same mechanism can be used in tables if you put the table into editable mode<text:change text:change-id="ct826098960"/>. Fields are generated using the strategy pattern by a class implementing the <text:span text:style-name="Source_20_Text">FieldFactory</text:span> interface. </text:p>
      <text:p text:style-name="P5"><text:bookmark text:name="tuning.combobox21"/><text:bookmark text:name="tuning.combobox31"/>By default the <text:span text:style-name="Source_20_Text">BaseFieldFactory</text:span> class is used and is generally a good base for customizations. The <text:span text:style-name="Source_20_Text">FieldFactory</text:span> interface has several methods which we do not want to implement and <text:span text:style-name="Source_20_Text">BaseFieldFactory</text:span> has good implementations for these. Later we'll use the same field factory to tune the form fields even more. </text:p>
      <text:p text:style-name="P5"><text:bookmark text:name="tuning.combobox41"/><text:bookmark text:name="tuning.combobox51"/>We start by adding a <text:span text:style-name="Source_20_Text">ComboBox</text:span> field to our <text:span text:style-name="Source_20_Text">PersonForm</text:span>: </text:p>
      <text:p text:style-name="P63">private final ComboBox cities = new ComboBox("City");</text:p>
      <text:p text:style-name="P5"><text:bookmark text:name="tuning.combobox81"/><text:bookmark text:name="tuning.combobox91"/>We make adding new items possible and populate the ComboBox with existing cities from our data source. We will also set the ComboBox into immediate mode. Add the following code to the <text:span text:style-name="Source_20_Text">PersonForm</text:span> constructor:</text:p>
      <text:p text:style-name="P79"><text:bookmark text:name="tuning.combobox101"/><text:bookmark text:name="tuning.combobox111"/>/* Allow the user to enter new cities */</text:p>
      <text:p text:style-name="P79">cities.setNewItemsAllowed(true);</text:p>
      <text:p text:style-name="P79">/* We do not want to use null values */</text:p>
      <text:p text:style-name="P79">cities.setNullSelectionAllowed(false);</text:p>
      <text:p text:style-name="P77">/* Cities selection */</text:p>
      <text:p text:style-name="P78">cities.setContainerDataSource(app.getDbHelp().getCityContainer());</text:p>
      <text:p text:style-name="P78">cities.setItemCaptionPropertyId("NAME");</text:p>
      <text:p text:style-name="P78">cities.setImmediate(true);</text:p>
      <text:p text:style-name="P78"/>
      <text:p text:style-name="P5"><text:bookmark text:name="tuning.combobox121"/><text:bookmark text:name="tuning.combobox131"/>Finally we'll make a field factory extending the <text:span text:style-name="Source_20_Text">BaseFieldFactory</text:span>. Using the field factory we can choose what kind of field to use for each property. For the city property we'll return the cities ComboBox, for all other properties we'll let the <text:span text:style-name="Source_20_Text">BaseFieldFactory</text:span> take care of creating the field. </text:p>
      <text:p text:style-name="P71"><text:s/><text:span text:style-name="T24">setFormFieldFactory(new DefaultFieldFactory() {</text:span></text:p>
      <text:p text:style-name="P72"><text:s text:c="5"/>@Override</text:p>
      <text:p text:style-name="P72"><text:s text:c="5"/>public Field createField(Item item, Object propertyId,</text:p>
      <text:p text:style-name="P72"><text:s text:c="8"/>Component uiContext) {</text:p>
      <text:p text:style-name="P72"><text:s text:c="9"/><text:span text:style-name="T13">Field field;</text:span></text:p>
      <text:p text:style-name="P69"><text:s text:c="9"/>if (propertyId.equals("CITYID")) {</text:p>
      <text:p text:style-name="P69"><text:s text:c="13"/>field = cities;</text:p>
      <text:p text:style-name="P69"><text:s text:c="9"/>} else {</text:p>
      <text:p text:style-name="P69"><text:s text:c="13"/>field = super.createField(item, propertyId, uiContext);</text:p>
      <text:p text:style-name="P69"><text:s text:c="9"/>}</text:p>
      <text:p text:style-name="P69"><text:s text:c="9"/>return field;</text:p>
      <text:p text:style-name="P72"><text:s text:c="5"/>}</text:p>
      <text:p text:style-name="P70"><text:s/>});</text:p>
      <text:p text:style-name="P48">Now that we have the cities nicely listed in a ComboBox, we need to allow the user to add cities that are not yet present in the City database table. This is easy to implement using a NewItemHandler from the AbstractSelect class. In this case, our NewItemHandler will call the addCity() method of the DatabaseHelper class. Due to the temporary row IDs used in the <text:soft-page-break/>SQLContainer, we will also need add a listener to the City container to receive notifications about the automatically generated IDs of added items. Add the following code to the end of the <text:change-start text:change-id="ct833641840"/><text:span text:style-name="T8">PersonForm</text:span><text:change-end text:change-id="ct833641840"/> constructor:</text:p>
      <text:p text:style-name="P48"/>
      <text:p text:style-name="P53"><text:s text:c="8"/>/* NewItemHandler to add new cities */</text:p>
      <text:p text:style-name="P19"><text:s text:c="8"/>cities.setNewItemHandler(new AbstractSelect.NewItemHandler() {</text:p>
      <text:p text:style-name="P19"><text:s text:c="12"/>public void addNewItem(String newItemCaption) {</text:p>
      <text:p text:style-name="P19"><text:s text:c="16"/>app.getDbHelp().addCity(newItemCaption);</text:p>
      <text:p text:style-name="P19"><text:s text:c="12"/>}</text:p>
      <text:p text:style-name="P19"><text:s text:c="8"/>});</text:p>
      <text:p text:style-name="P19"><text:s text:c="8"/>/* Add PersonForm as RowIdChangeListener to the CityContainer */</text:p>
      <text:p text:style-name="P19"><text:s text:c="8"/>app.getDbHelp().getCityContainer().addListener(this);</text:p>
      <text:p text:style-name="P19"/>
      <text:p text:style-name="P6"><text:span text:style-name="T25">To implement the </text:span><text:change-start text:change-id="ct830093600"/><text:span text:style-name="T4">RowIdChangeListener</text:span><text:change-end text:change-id="ct830093600"/><text:span text:style-name="T25">, we first need to declare that the </text:span><text:change-start text:change-id="ct833796176"/><text:span text:style-name="T4">PersonForm</text:span><text:change-end text:change-id="ct833796176"/><text:span text:style-name="T25"> class implements </text:span><text:span text:style-name="T5">QueryDelegate.RowIdChangeListener. </text:span><text:span text:style-name="T25">After the declaration, we must provide the implementation. In our implementation, we will make the cities </text:span><text:change-start text:change-id="ct826135360"/><text:span text:style-name="T4">ComboBox</text:span><text:change-end text:change-id="ct826135360"/><text:span text:style-name="T25"> select the city that was just inserted; this </text:span><text:change-start text:change-id="ct830094656"/><text:span text:style-name="T4">setValue()</text:span><text:change-end text:change-id="ct830094656"/><text:span text:style-name="T25"> call is necessary since the </text:span><text:change-start text:change-id="ct833866496"/><text:span text:style-name="T4">ItemID</text:span><text:change-end text:change-id="ct833866496"/><text:span text:style-name="T25"> of the city has just changed. Finally, we'll set the key of the added city to the person item that we are currently editing, so that its </text:span><text:change text:change-id="ct826176288"/><text:change-start text:change-id="ct826181584"/><text:span text:style-name="T4">CITYID</text:span><text:change-end text:change-id="ct826181584"/><text:span text:style-name="T25"> property will reference the correct city. The implementation can be done like this:</text:span></text:p>
      <text:p text:style-name="P53"/>
      <text:p text:style-name="P51"><text:span text:style-name="T24"><text:s text:c="4"/></text:span><text:span text:style-name="T24">public void rowIdChange(RowIdChangeEvent event) {</text:span></text:p>
      <text:p text:style-name="P19"><text:s text:c="8"/>cities.setValue(event.getNewRowId());</text:p>
      <text:p text:style-name="P19"><text:s text:c="8"/>getItemDataSource().getItemProperty("CITYID").setValue(</text:p>
      <text:p text:style-name="P19"><text:s text:c="16"/>event.getNewRowId().getId()[0]);</text:p>
      <text:p text:style-name="P19"><text:s text:c="4"/>}</text:p>
      <text:p text:style-name="P11"/>
      <text:p text:style-name="P6"><text:span text:style-name="T25">The final touch will be done in the </text:span><text:change-start text:change-id="ct830262192"/><text:span text:style-name="T4">setItemDataSource()</text:span><text:change-end text:change-id="ct830262192"/><text:span text:style-name="T25"> method of the </text:span><text:change-start text:change-id="ct830163408"/><text:span text:style-name="T4">PersonForm</text:span><text:change-end text:change-id="ct830163408"/><text:span text:style-name="T25"> class. Here we will add code that will select the correct city from the </text:span><text:change-start text:change-id="ct826117264"/><text:span text:style-name="T33">ComboBox</text:span><text:change-end text:change-id="ct826117264"/><text:span text:style-name="T25"> every time a new item is set to the </text:span><text:change-start text:change-id="ct826122416"/><text:span text:style-name="T4">PersonForm</text:span><text:change-end text:change-id="ct826122416"/><text:span text:style-name="T25">. Since the item from the person container will only contain the key of the city, but the </text:span><text:change-start text:change-id="ct830315808"/><text:span text:style-name="T33">ComboBox</text:span><text:change-end text:change-id="ct830315808"/><text:span text:style-name="T25"> requires a complete </text:span><text:change-start text:change-id="ct833908560"/><text:span text:style-name="T4">RowId</text:span><text:change-end text:change-id="ct833908560"/><text:span text:style-name="T25">, we will need to generate one. Add the following code to</text:span><text:change-start text:change-id="ct833907968"/><text:span text:style-name="T25"> the</text:span><text:change-end text:change-id="ct833907968"/><text:span text:style-name="T25"> </text:span><text:change-start text:change-id="ct834096592"/><text:span text:style-name="T4">PersonForm.setItemDataSource()</text:span><text:change-end text:change-id="ct834096592"/><text:span text:style-name="T25"> method, right after the call to </text:span><text:span text:style-name="T5">super.setItemDataSource</text:span><text:change text:change-id="ct833900848"/><text:span text:style-name="T5">(newDataSource, orderedProperties)</text:span><text:change text:change-id="ct833867360"/><text:change-start text:change-id="ct830310544"/><text:span text:style-name="T32">.</text:span><text:change-end text:change-id="ct830310544"/></text:p>
      <text:p text:style-name="P48"/>
      <text:p text:style-name="P6"><text:span text:style-name="T25"><text:s text:c="12"/></text:span><text:span text:style-name="T17">/* Select correct city from the cities ComboBox */</text:span></text:p>
      <text:p text:style-name="P49"><text:tab/>setReadOnly(false);</text:p>
      <text:p text:style-name="P49"><text:s text:c="6"/>if (newDataSource.getItemProperty("CITYID").getValue() != null) {</text:p>
      <text:p text:style-name="P49"><text:s text:c="10"/>cities.select(new RowId(new Object[] { newDataSource</text:p>
      <text:p text:style-name="P49"><text:s text:c="24"/>.getItemProperty("CITYID").getValue() }));</text:p>
      <text:p text:style-name="P49"><text:s text:c="6"/>} else {</text:p>
      <text:p text:style-name="P49"><text:s text:c="10"/>cities.select(cities.getItemIds().iterator().next());</text:p>
      <text:p text:style-name="P49"><text:s text:c="6"/>}</text:p>
      <text:p text:style-name="P48"/>
      <text:p text:style-name="P48">If the value of the city reference is null (e.g. the item is new), the first item will be selected from the cities ComboBox.</text:p>
      <text:p text:style-name="P48"/>
      <text:p text:style-name="P48">Try it out and check that creation of new contacts, editing of old ones and adding new cities works properly. </text:p>
      <text:p text:style-name="P48"/>
      <text:h text:style-name="P95" text:outline-level="2" text:is-list-header="true"/>
      <text:h text:style-name="P96" text:outline-level="2"><text:bookmark text:name="interaction.search"/>5.7. Implementing the search functionality</text:h>
      <text:p text:style-name="Text_20_body"/>
      <text:p text:style-name="Text_20_body"><text:bookmark text:name="interaction.search1"/>We have previously added logic for the search button so a search view is displayed when the button in the toolbar is clicked but the view is still empty. We want to create a simple view where you can enter a search term, select which field to match the term to and optionally save the search for later use. The finished view should look like this:</text:p>
      <text:p text:style-name="P40"><text:bookmark text:name="figure.interaction.search"/><text:bookmark text:name="interaction.search2"/>[ Figure 5.1. Search User Interface ]</text:p>
      <text:p text:style-name="P46"><text:bookmark text:name="figure.interaction.search3"/></text:p>
      <text:p text:style-name="Text_20_body"><text:bookmark text:name="figure.interaction.search4"/>We implement this using a FormLayout which will cause the captions to be rendered to the left of the fields instead of above (as the case is with a VerticalLayout). In addition to the layout we need a couple of TextFields, a NativeSelect, a CheckBox and a Search button. The following code is used for creating the layout. </text:p>
      <text:p text:style-name="Preformatted_20_Text"><text:bookmark text:name="figure.interaction.search5"/><text:bookmark text:name="figure.interaction.search6"/>package com.vaadin.demo.tutorial.addressbook.ui;</text:p>
      <text:p text:style-name="Preformatted_20_Text">import com.vaadin.demo.tutorial.addressbook.AddressBookApplication;</text:p>
      <text:p text:style-name="Preformatted_20_Text">import com.vaadin.demo.tutorial.addressbook.data.PersonContainer;</text:p>
      <text:p text:style-name="Preformatted_20_Text">import com.vaadin.ui.Button;</text:p>
      <text:p text:style-name="Preformatted_20_Text">import com.vaadin.ui.CheckBox;</text:p>
      <text:p text:style-name="Preformatted_20_Text">import com.vaadin.ui.FormLayout;</text:p>
      <text:p text:style-name="Preformatted_20_Text">import com.vaadin.ui.NativeSelect;</text:p>
      <text:p text:style-name="Preformatted_20_Text">import com.vaadin.ui.Panel;</text:p>
      <text:p text:style-name="Preformatted_20_Text">import com.vaadin.ui.TextField;</text:p>
      <text:p text:style-name="Preformatted_20_Text">import com.vaadin.ui.Button.ClickEvent;</text:p>
      <text:p text:style-name="Preformatted_20_Text">import com.vaadin.ui.Button.ClickListener;</text:p>
      <text:p text:style-name="Preformatted_20_Text">public class SearchView extends Panel {</text:p>
      <text:p text:style-name="Preformatted_20_Text"><text:s text:c="4"/>private TextField tf;</text:p>
      <text:p text:style-name="Preformatted_20_Text"><text:s text:c="4"/>private NativeSelect fieldToSearch;</text:p>
      <text:p text:style-name="Preformatted_20_Text"><text:s text:c="4"/>private CheckBox saveSearch;</text:p>
      <text:p text:style-name="Preformatted_20_Text"><text:s text:c="4"/>private TextField searchName;</text:p>
      <text:p text:style-name="Preformatted_20_Text"><text:s text:c="4"/>private AddressBookApplication app;</text:p>
      <text:p text:style-name="Preformatted_20_Text"><text:s text:c="4"/>public SearchView(final AddressBookApplication app) {</text:p>
      <text:p text:style-name="Preformatted_20_Text"><text:s text:c="9"/>this.app = app;</text:p>
      <text:p text:style-name="Preformatted_20_Text"><text:s text:c="8"/></text:p>
      <text:p text:style-name="Preformatted_20_Text"><text:s text:c="9"/>setCaption("Search contacts");</text:p>
      <text:p text:style-name="Preformatted_20_Text"><text:s text:c="9"/>setSizeFull();</text:p>
      <text:p text:style-name="Preformatted_20_Text"><text:s text:c="8"/><text:change-start text:change-id="ct833979760"/><text:s/><text:change-end text:change-id="ct833979760"/>/* Use a FormLayout as main layout for this Panel */</text:p>
      <text:p text:style-name="Preformatted_20_Text"><text:s text:c="9"/>FormLayout formLayout = new FormLayout();</text:p>
      <text:p text:style-name="Preformatted_20_Text"><text:s text:c="9"/>setContent(formLayout);</text:p>
      <text:p text:style-name="Preformatted_20_Text"><text:s text:c="8"/><text:change-start text:change-id="ct834423920"/><text:s/><text:change-end text:change-id="ct834423920"/>/* Create UI components */</text:p>
      <text:p text:style-name="Preformatted_20_Text"><text:s text:c="9"/>tf = new TextField("Search term");</text:p>
      <text:p text:style-name="Preformatted_20_Text"><text:s text:c="9"/>fieldToSearch = new NativeSelect("Field to search");</text:p>
      <text:p text:style-name="Preformatted_20_Text"><text:s text:c="9"/>saveSearch = new CheckBox("Save search");</text:p>
      <text:p text:style-name="Preformatted_20_Text"><text:s text:c="9"/>searchName = new TextField("Search name");</text:p>
      <text:p text:style-name="Preformatted_20_Text"><text:s text:c="9"/>Button search = new Button("Search");</text:p>
      <text:p text:style-name="Preformatted_20_Text"><text:s text:c="8"/><text:change-start text:change-id="ct833710080"/><text:s/><text:change-end text:change-id="ct833710080"/>/* Initialize fieldToSearch */</text:p>
      <text:p text:style-name="Preformatted_20_Text"><text:s text:c="9"/>for (int i = 0; i &lt; <text:span text:style-name="T18">DatabaseHelper</text:span>.NATURAL_COL_ORDER.length; i++) {</text:p>
      <text:p text:style-name="Preformatted_20_Text"><text:s text:c="13"/>fieldToSearch.addItem(<text:span text:style-name="T18">DatabaseHelper</text:span>.NATURAL_COL_ORDER[i]);</text:p>
      <text:p text:style-name="Preformatted_20_Text"><text:s text:c="13"/>fieldToSearch.setItemCaption(<text:span text:style-name="T18">DatabaseHelper</text:span>.NATURAL_COL_ORDER[i],</text:p>
      <text:p text:style-name="Preformatted_20_Text"><text:s text:c="21"/><text:span text:style-name="T18">DatabaseHelper</text:span>.COL_HEADERS_ENGLISH[i]);</text:p>
      <text:p text:style-name="Preformatted_20_Text"><text:s text:c="9"/>}</text:p>
      <text:p text:style-name="Preformatted_20_Text"><text:s text:c="9"/>fieldToSearch.setValue("lastName");</text:p>
      <text:p text:style-name="Preformatted_20_Text"><text:s text:c="9"/>fieldToSearch.setNullSelectionAllowed(false);</text:p>
      <text:p text:style-name="P26"><text:s text:c="8"/><text:change-start text:change-id="ct760887680"/><text:s/><text:change-end text:change-id="ct760887680"/><text:span text:style-name="T27">/* Pre-select first field */</text:span></text:p>
      <text:p text:style-name="P23"><text:span text:style-name="T13"><text:s text:c="9"/></text:span><text:span text:style-name="T13">fieldToSearch</text:span><text:span text:style-name="T13">.select(</text:span><text:span text:style-name="T13">fieldToSearch</text:span><text:span text:style-name="T13">.getItemIds().iterator().next());</text:span></text:p>
      <text:p text:style-name="Preformatted_20_Text"><text:s text:c="8"/><text:change-start text:change-id="ct825552496"/><text:s/><text:change-end text:change-id="ct825552496"/>/* Initialize save checkbox */</text:p>
      <text:p text:style-name="Preformatted_20_Text"><text:s text:c="9"/>saveSearch.setValue(true);</text:p>
      <text:p text:style-name="Preformatted_20_Text"><text:s text:c="8"/><text:change-start text:change-id="ct833494032"/><text:s/><text:change-end text:change-id="ct833494032"/>/* Add all the created components to the form */</text:p>
      <text:p text:style-name="Preformatted_20_Text"><text:s text:c="9"/>addComponent(tf);</text:p>
      <text:p text:style-name="Preformatted_20_Text"><text:s text:c="9"/>addComponent(fieldToSearch);</text:p>
      <text:p text:style-name="Preformatted_20_Text"><text:soft-page-break/><text:s text:c="9"/>addComponent(saveSearch);</text:p>
      <text:p text:style-name="Preformatted_20_Text"><text:s text:c="9"/>addComponent(searchName);</text:p>
      <text:p text:style-name="Preformatted_20_Text"><text:s text:c="9"/>addComponent(search);</text:p>
      <text:p text:style-name="Preformatted_20_Text"><text:s text:c="5"/>}</text:p>
      <text:p text:style-name="P62">}</text:p>
      <text:p text:style-name="Text_20_body"><text:bookmark text:name="figure.interaction.search7"/><text:bookmark text:name="figure.interaction.search8"/>All property ids intended to be visible from the <text:span text:style-name="Source_20_Text">SQLContainer</text:span> are added to the field select in the for-loop. We cannot use the <text:span text:style-name="Source_20_Text">SQLContainer</text:span> as a data source for the field as this would add all items to the drop-down instead of the properties (headers in the table). The <text:span text:style-name="Source_20_Text">setItemCaption()</text:span> sets what is being displayed to more human-readable form, like the headers in the table. </text:p>
      <text:p text:style-name="Text_20_body"><text:bookmark text:name="figure.interaction.search9"/><text:bookmark text:name="figure.interaction.search10"/>We want to force the user to select a field to search from so we set <text:span text:style-name="Emphasis">nullSelectionAllowed</text:span> to false, otherwise an empty value would be added to the select (and this would<text:change-start text:change-id="ct834250144"/> also<text:change-end text:change-id="ct834250144"/> be selected by default<text:change text:change-id="ct834214368"/>). We also make the assumption that the user most of the time wants to save his search so the <text:span text:style-name="Source_20_Text">saveSearch</text:span> checkbox is checked by default (value<text:change-start text:change-id="ct830247824"/> <text:change-end text:change-id="ct830247824"/>=<text:change-start text:change-id="ct834237328"/> <text:change-end text:change-id="ct834237328"/>true). </text:p>
      <text:p text:style-name="Text_20_body"><text:bookmark text:name="figure.interaction.search11"/><text:bookmark text:name="figure.interaction.search12"/>Now we can run the program and the layout should appear when clicking on the Search button. There is one small problem though, nothing happens when you click on Search. So we need to add some logic to the view. </text:p>
      <text:p text:style-name="Text_20_body"><text:bookmark text:name="figure.interaction.search13"/><text:bookmark text:name="figure.interaction.search14"/>We want to add two things: unchecking the <text:span text:style-name="Source_20_Text">saveSearch</text:span> checkbox should hide the <text:span text:style-name="Source_20_Text">searchName</text:span>-field and clicking on the Search button should perform a search. </text:p>
      <text:p text:style-name="Text_20_body"><text:bookmark text:name="figure.interaction.search15"/><text:bookmark text:name="figure.interaction.search16"/>Hiding the <text:span text:style-name="Source_20_Text">searchName</text:span> field when un-checking the <text:span text:style-name="Source_20_Text">saveSearch</text:span> checkbox requires only a few lines of code to the <text:span text:style-name="T12">SearchView</text:span> constructor: </text:p>
      <text:p text:style-name="Preformatted_20_Text"><text:bookmark text:name="figure.interaction.search17"/><text:bookmark text:name="figure.interaction.search18"/><text:s/>saveSearch.setImmediate(true);</text:p>
      <text:p text:style-name="Preformatted_20_Text"><text:s/>saveSearch.addListener(new ClickListener() {</text:p>
      <text:p text:style-name="Preformatted_20_Text"><text:s text:c="5"/>public void buttonClick(ClickEvent event) {</text:p>
      <text:p text:style-name="Preformatted_20_Text"><text:s text:c="9"/>searchName.setVisible(event.getButton().booleanValue());</text:p>
      <text:p text:style-name="Preformatted_20_Text"><text:s text:c="5"/>}</text:p>
      <text:p text:style-name="P62"><text:s/>});</text:p>
      <text:p text:style-name="Text_20_body"><text:bookmark text:name="figure.interaction.search19"/><text:bookmark text:name="figure.interaction.search20"/>First we need to set the <text:span text:style-name="Source_20_Text">saveSearch</text:span> checkbox to immediate mode so we get an event every time the user interacts with it. We then attach a click listener to it so we can react to <text:change-start text:change-id="ct833724384"/>the <text:change-end text:change-id="ct833724384"/>user checking or un-checking the checkbox. We react to the click event simply by setting the visibility of the <text:span text:style-name="Source_20_Text">searchName</text:span> field to the checkbox status (true if checked, false if unchecked). </text:p>
      <text:p text:style-name="Text_20_body"><text:bookmark text:name="figure.interaction.search21"/><text:bookmark text:name="figure.interaction.search22"/>Performing the search requires a little more effort. We need to pass the input from the user to the SQLContainer so it can generate an appropriate query and fetch only the matching rows. Additionally we need to store the search if the user has checked the <text:span text:style-name="Source_20_Text">saveSearch</text:span> checkbox. </text:p>
      <text:p text:style-name="Text_20_body"><text:bookmark text:name="figure.interaction.search23"/><text:bookmark text:name="figure.interaction.search24"/>First we create a simple data class, SearchFilter, where we can store the input from the user. </text:p>
      <text:p text:style-name="Preformatted_20_Text"><text:bookmark text:name="figure.interaction.search25"/><text:bookmark text:name="figure.interaction.search26"/>package com.vaadin.demo.tutorial.addressbook.data;</text:p>
      <text:p text:style-name="Preformatted_20_Text">import java.io.Serializable;</text:p>
      <text:p text:style-name="Preformatted_20_Text">public class SearchFilter implements Serializable {</text:p>
      <text:p text:style-name="Preformatted_20_Text"><text:s/></text:p>
      <text:p text:style-name="Preformatted_20_Text"><text:s text:c="6"/>private final String term;</text:p>
      <text:p text:style-name="Preformatted_20_Text"><text:s text:c="6"/>private final Object propertyId;</text:p>
      <text:p text:style-name="P19"><text:s text:c="6"/>private String propertyIdDisplayName;</text:p>
      <text:p text:style-name="P19"><text:s text:c="6"/>private String termDisplayName;</text:p>
      <text:p text:style-name="P22"><text:span text:style-name="T13"><text:s text:c="6"/></text:span><text:span text:style-name="T13">private</text:span><text:span text:style-name="T13"> String </text:span><text:span text:style-name="T13">searchName</text:span><text:span text:style-name="T13">;</text:span></text:p>
      <text:p text:style-name="Preformatted_20_Text"><text:s/></text:p>
      <text:p text:style-name="Preformatted_20_Text"><text:s text:c="6"/>public SearchFilter(Object propertyId, String searchTerm, String name) {</text:p>
      <text:p text:style-name="Preformatted_20_Text"><text:s text:c="12"/>this.propertyId = propertyId;</text:p>
      <text:p text:style-name="Preformatted_20_Text"><text:s text:c="12"/>this.term = searchTerm;</text:p>
      <text:p text:style-name="P58"><text:s text:c="12"/>this.searchName = name;</text:p>
      <text:p text:style-name="P58"><text:s text:c="6"/>}<text:change-start text:change-id="ct841272112"/></text:p>
      <text:p text:style-name="P58"><text:change-end text:change-id="ct841272112"/></text:p>
      <text:p text:style-name="P19"><text:s text:c="6"/>public SearchFilter(Object propertyId, String searchTerm, String name,</text:p>
      <text:p text:style-name="P19"><text:s text:c="12"/>String propertyIdDisplayName, String termDisplayName) {</text:p>
      <text:p text:style-name="P19"><text:soft-page-break/><text:s text:c="10"/>this(propertyId, searchTerm, name);</text:p>
      <text:p text:style-name="P19"><text:s text:c="10"/>setPropertyIdDisplayName(propertyIdDisplayName);</text:p>
      <text:p text:style-name="P19"><text:s text:c="10"/>setTermDisplayName(termDisplayName);</text:p>
      <text:p text:style-name="P19"><text:s text:c="6"/>}</text:p>
      <text:p text:style-name="P20"/>
      <text:p text:style-name="Preformatted_20_Text"><text:s text:c="6"/>// + getters and setters</text:p>
      <text:p text:style-name="P62">}</text:p>
      <text:p text:style-name="Text_20_body"><text:bookmark text:name="figure.interaction.search27"/><text:bookmark text:name="figure.interaction.search28"/>We then add a click listener to the search button which will fetch the value of the search field and term, create a <text:change-start text:change-id="ct841429808"/><text:span text:style-name="T8">SearchFilter</text:span><text:change-end text:change-id="ct841429808"/> array and pass it on to the main application. If <text:span text:style-name="Source_20_Text">saveSearch</text:span> has been checked we also tell the application to save the search. Add the following code to the SearchView constructor:</text:p>
      <text:p text:style-name="Preformatted_20_Text"><text:bookmark text:name="figure.interaction.search29"/><text:bookmark text:name="figure.interaction.search30"/>search.addListener(new Button.ClickListener() {</text:p>
      <text:p text:style-name="Preformatted_20_Text"><text:s text:c="4"/><text:change text:change-id="ct834572288"/>public void buttonClick(ClickEvent event) {</text:p>
      <text:p text:style-name="Preformatted_20_Text"><text:s text:c="8"/><text:change text:change-id="ct841320800"/>performSearch();</text:p>
      <text:p text:style-name="Preformatted_20_Text"><text:s text:c="4"/><text:change text:change-id="ct826226752"/>}</text:p>
      <text:p text:style-name="P62">});</text:p>
      <text:p text:style-name="Text_20_body"><text:bookmark text:name="figure.interaction.search31"/><text:bookmark text:name="figure.interaction.search32"/>As the code is more than a few lines, we'll add it as a separate method: </text:p>
      <text:p text:style-name="Preformatted_20_Text"><text:bookmark text:name="figure.interaction.search33"/><text:bookmark text:name="figure.interaction.search34"/><text:s text:c="4"/><text:span text:style-name="T17">private void performSearch() {</text:span></text:p>
      <text:p text:style-name="Preformatted_20_Text"><text:s text:c="8"/>String searchTerm = (String) tf.getValue();</text:p>
      <text:p text:style-name="Preformatted_20_Text"><text:s text:c="8"/>if (searchTerm == null || searchTerm.equals("")) {</text:p>
      <text:p text:style-name="Preformatted_20_Text"><text:s text:c="12"/>getWindow().showNotification("Search term cannot be empty!",</text:p>
      <text:p text:style-name="Preformatted_20_Text"><text:s text:c="20"/>Notification.<text:span text:style-name="T40">TYPE_WARNING_MESSAGE</text:span>);</text:p>
      <text:p text:style-name="Preformatted_20_Text"><text:s text:c="12"/>return;</text:p>
      <text:p text:style-name="Preformatted_20_Text"><text:s text:c="8"/>}</text:p>
      <text:p text:style-name="Preformatted_20_Text"><text:s text:c="8"/>List&lt;SearchFilter&gt; searchFilters = new ArrayList&lt;SearchFilter&gt;();</text:p>
      <text:p text:style-name="Preformatted_20_Text"><text:s text:c="8"/>searchFilters.add(new SearchFilter(fieldToSearch.getValue(),</text:p>
      <text:p text:style-name="Preformatted_20_Text"><text:s text:c="25"/>searchTerm, (String) searchName.getValue(), <text:s text:c="22"/></text:p>
      <text:p text:style-name="Preformatted_20_Text"><text:s text:c="25"/>fieldToSearch.getItemCaption(fieldToSearch.getValue()),</text:p>
      <text:p text:style-name="Preformatted_20_Text"><text:s text:c="25"/>searchTerm));</text:p>
      <text:p text:style-name="Preformatted_20_Text"/>
      <text:p text:style-name="Preformatted_20_Text"><text:s text:c="8"/>/* If Save is checked, save the search through the main <text:span text:style-name="T36">app</text:span>. */</text:p>
      <text:p text:style-name="Preformatted_20_Text"><text:s text:c="8"/>if (saveSearch.booleanValue()) {</text:p>
      <text:p text:style-name="Preformatted_20_Text"><text:s text:c="12"/>if (searchName.getValue() == null</text:p>
      <text:p text:style-name="Preformatted_20_Text"><text:s text:c="20"/>|| searchName.getValue().equals("")) {</text:p>
      <text:p text:style-name="Preformatted_20_Text"><text:s text:c="16"/>getWindow().showNotification(</text:p>
      <text:p text:style-name="Preformatted_20_Text"><text:s text:c="24"/>"Please enter a name for your search!",</text:p>
      <text:p text:style-name="Preformatted_20_Text"><text:s text:c="24"/>Notification.<text:span text:style-name="T40">TYPE_WARNING_MESSAGE</text:span>);</text:p>
      <text:p text:style-name="Preformatted_20_Text"><text:s text:c="16"/>return;</text:p>
      <text:p text:style-name="Preformatted_20_Text"><text:s text:c="12"/>}</text:p>
      <text:p text:style-name="Preformatted_20_Text"><text:s text:c="12"/>SearchFilter[] sf = {};</text:p>
      <text:p text:style-name="Preformatted_20_Text"><text:s text:c="12"/>app.saveSearch(searchFilters.toArray(sf));</text:p>
      <text:p text:style-name="Preformatted_20_Text"><text:s text:c="8"/>}</text:p>
      <text:p text:style-name="Preformatted_20_Text"><text:s text:c="8"/>SearchFilter[] sf = {};</text:p>
      <text:p text:style-name="Preformatted_20_Text"><text:s text:c="8"/>app.search(searchFilters.toArray(sf));</text:p>
      <text:p text:style-name="P60"><text:s text:c="4"/>}</text:p>
      <text:p text:style-name="Preformatted_20_Text"><text:bookmark text:name="figure.interaction.search35"/><text:bookmark text:name="figure.interaction.search36"/><text:span text:style-name="T6">Now we need to add the search and </text:span><text:change-start text:change-id="ct834474512"/><text:span text:style-name="Source_20_Text"><text:span text:style-name="T30">saveSearch</text:span></text:span><text:change-end text:change-id="ct834474512"/><text:span text:style-name="T6"> logic to the application class. Note that since the </text:span><text:change-start text:change-id="ct834545312"/><text:span text:style-name="T30">PersonAddress</text:span><text:change-end text:change-id="ct834545312"/><text:span text:style-name="T6"> container contains both </text:span><text:change text:change-id="ct834325872"/><text:change-start text:change-id="ct834550672"/><text:span text:style-name="T6">s</text:span><text:change-end text:change-id="ct834550672"/><text:span text:style-name="T6">tring and numeric properties, we can not use the </text:span><text:change-start text:change-id="ct841229696"/><text:span text:style-name="T30">addContainerFilter</text:span><text:change-end text:change-id="ct841229696"/><text:span text:style-name="T6"> method. Instead, we must fetch the type of the column from the container and create an accordingly typed </text:span><text:change-start text:change-id="ct837815984"/><text:span text:style-name="T30">Filter</text:span><text:change-end text:change-id="ct837815984"/><text:span text:style-name="T6"> instance.</text:span></text:p>
      <text:p text:style-name="Preformatted_20_Text"/>
      <text:p text:style-name="P75"><text:bookmark text:name="figure.interaction.search37"/><text:bookmark text:name="figure.interaction.search38"/>public void search(SearchFilter... searchFilters) {</text:p>
      <text:p text:style-name="P76"><text:s text:c="4"/>SQLContainer c = getDbHelp().getPersonContainer();</text:p>
      <text:p text:style-name="P75"><text:s text:c="4"/>/* Clear previous filters */</text:p>
      <text:p text:style-name="P75"><text:s text:c="4"/>c<text:span text:style-name="T13">.removeAllContainerFilters();</text:span></text:p>
      <text:p text:style-name="P74"><text:s text:c="4"/>/* Add the filter(s) to the person container. */</text:p>
      <text:p text:style-name="P73"><text:s text:c="4"/>for (SearchFilter searchFilter : searchFilters) {</text:p>
      <text:p text:style-name="P73"><text:s text:c="8"/><text:span text:style-name="T37">Filter</text:span> f = new Filter((String) searchFilter.getPropertyId(),</text:p>
      <text:p text:style-name="P73"><text:s text:c="19"/>ComparisonType.<text:span text:style-name="T40">CONTAINS</text:span>, searchFilter.getTerm());</text:p>
      <text:p text:style-name="P73"><text:soft-page-break/><text:s text:c="8"/>if (Integer.class.equals(c.getType(searchFilter.getPropertyId()))) {</text:p>
      <text:p text:style-name="P73"><text:s text:c="12"/>try {</text:p>
      <text:p text:style-name="P73"><text:s text:c="16"/>f = new Filter((String) searchFilter.getPropertyId(),</text:p>
      <text:p text:style-name="P73"><text:s text:c="31"/>ComparisonType.<text:span text:style-name="T40">EQUALS</text:span>, </text:p>
      <text:p text:style-name="P73"><text:s text:c="31"/>Integer.<text:span text:style-name="T40">parseInt</text:span>(searchFilter.getTerm()));</text:p>
      <text:p text:style-name="P73"><text:s text:c="12"/>} catch (NumberFormatException nfe) {</text:p>
      <text:p text:style-name="P73"><text:s text:c="16"/>return;</text:p>
      <text:p text:style-name="P73"><text:s text:c="12"/>}</text:p>
      <text:p text:style-name="P73"><text:s text:c="8"/>}</text:p>
      <text:p text:style-name="P73"><text:s text:c="8"/>getDbHelp().getPersonContainer().addFilter(f);</text:p>
      <text:p text:style-name="P73"><text:s text:c="4"/>}</text:p>
      <text:p text:style-name="P75"><text:s text:c="4"/>showListView();</text:p>
      <text:p text:style-name="P75">}</text:p>
      <text:p text:style-name="P75"/>
      <text:p text:style-name="Text_20_body"><text:bookmark text:name="figure.interaction.search39"/><text:bookmark text:name="figure.interaction.search40"/>The search method simply removes any previous filters and then adds a container filter to the person data source using the data from the <text:span text:style-name="Source_20_Text">searchFilter</text:span> array argument. The <text:change-start text:change-id="ct837822464"/><text:span text:style-name="T8">true</text:span><text:change-end text:change-id="ct837822464"/> and <text:change-start text:change-id="ct834044784"/><text:span text:style-name="T8">false</text:span><text:change-end text:change-id="ct834044784"/> parameters to the <text:span text:style-name="Source_20_Text">addContainerFilter()</text:span> call turns on <text:span text:style-name="Source_20_Text">ignoreCase</text:span> and makes it match the term as a sub string (not only as prefix, i.e. it will search for "<text:span text:style-name="Source_20_Text">*term*</text:span>", not "<text:span text:style-name="Source_20_Text">term*</text:span>"). </text:p>
      <text:p text:style-name="P5"><text:change-start text:change-id="ct844860336"/>The filter also needs to be cleared when the user selects "Show All" in the tree, or is adding a new contact. This can be done in <text:span text:style-name="Source_20_Text">itemClick()</text:span><text:span text:style-name="Source_20_Text"><text:span text:style-name="T3"> and </text:span></text:span><text:span text:style-name="Source_20_Text"><text:span text:style-name="T8">addNewContact()</text:span></text:span><text:span text:style-name="Source_20_Text"><text:span text:style-name="T3"> methods of the AddressBookApplication</text:span></text:span><text:span text:style-name="T3">: </text:span></text:p>
      <text:p text:style-name="P8"><text:tab/>[...]</text:p>
      <text:p text:style-name="P8"><text:tab/>if (NavigationTree.SHOW_ALL.equals(itemId)) {</text:p>
      <text:p text:style-name="P9"><text:s text:c="6"/><text:tab/>/* Clear all filters from person container */</text:p>
      <text:p text:style-name="P9"><text:s text:c="12"/>getDbHelp().getPersonContainer().removeAllContainerFilters();</text:p>
      <text:p text:style-name="P9"><text:s text:c="12"/>showListView();</text:p>
      <text:p text:style-name="P9"><text:tab/>}</text:p>
      <text:p text:style-name="P9"><text:tab/>[...]</text:p>
      <text:p text:style-name="P9"/>
      <text:p text:style-name="P16"><text:span text:style-name="T34"><text:tab/></text:span><text:span text:style-name="T35">private void addNewContact() {</text:span></text:p>
      <text:p text:style-name="P83"><text:s text:c="10"/>showListView();</text:p>
      <text:p text:style-name="P83"><text:s text:c="10"/>tree.select(NavigationTree.SHOW_ALL);</text:p>
      <text:p text:style-name="P83"><text:s text:c="10"/>/* Clear all filters from person container */</text:p>
      <text:p text:style-name="P83"><text:s text:c="10"/>getDbHelp().getPersonContainer().removeAllContainerFilters();</text:p>
      <text:p text:style-name="P83"><text:s text:c="10"/>personForm.addContact();</text:p>
      <text:p text:style-name="P83"><text:s text:c="6"/>}</text:p>
      <text:p text:style-name="Text_20_body"><text:change-end text:change-id="ct844860336"/><text:change-start text:change-id="ct842833024"/><text:span text:style-name="T18"/></text:p>
      <text:p text:style-name="Text_20_body"><text:bookmark text:name="figure.interaction.search45"/><text:bookmark text:name="figure.interaction.search46"/><text:change-end text:change-id="ct842833024"/><text:change text:change-id="ct821299456"/><text:change text:change-id="ct843920720"/>The <text:span text:style-name="Source_20_Text">saveSearch()</text:span> method adds a new item to the tree<text:change text:change-id="ct834420576"/><text:change-start text:change-id="ct837854080"/>,<text:change-end text:change-id="ct837854080"/> under the Search node<text:change-start text:change-id="ct834603008"/>,<text:change-end text:change-id="ct834603008"/> and then selects that node: </text:p>
      <text:p text:style-name="P12"><text:span text:style-name="T15"><text:s text:c="3"/></text:span><text:span text:style-name="T24"><text:s/>public void saveSearch(SearchFilter... searchFilter) {</text:span></text:p>
      <text:p text:style-name="P19"><text:s text:c="8"/>tree.addItem(searchFilter);</text:p>
      <text:p text:style-name="P19"><text:s text:c="8"/>tree.setItemCaption(searchFilter, searchFilter[0].getSearchName());</text:p>
      <text:p text:style-name="P19"><text:s text:c="8"/>tree.setParent(searchFilter, NavigationTree.<text:span text:style-name="T40">SEARCH</text:span>);</text:p>
      <text:p text:style-name="P19"><text:s text:c="8"/>// mark the saved search as a leaf (cannot have children)</text:p>
      <text:p text:style-name="P19"><text:s text:c="8"/>tree.setChildrenAllowed(searchFilter, false);</text:p>
      <text:p text:style-name="P19"><text:s text:c="8"/>// make sure "Search" is expanded</text:p>
      <text:p text:style-name="P19"><text:s text:c="8"/>tree.expandItem(NavigationTree.<text:span text:style-name="T40">SEARCH</text:span>);</text:p>
      <text:p text:style-name="P19"><text:s text:c="8"/>// select the saved search</text:p>
      <text:p text:style-name="P19"><text:s text:c="8"/>tree.setValue(searchFilter);</text:p>
      <text:p text:style-name="P19"><text:s text:c="4"/>}</text:p>
      <text:p text:style-name="P19"/>
      <text:p text:style-name="Text_20_body"><text:bookmark text:name="figure.interaction.search49"/><text:bookmark text:name="figure.interaction.search50"/>The <text:span text:style-name="Source_20_Text">searchFilter</text:span> array is used as the <text:span text:style-name="Source_20_Text">itemId</text:span> for the tree node. A caption for the new item will be set using the <text:change-start text:change-id="ct834639696"/><text:span text:style-name="T8">searchName</text:span><text:change-end text:change-id="ct834639696"/> of the first <text:change-start text:change-id="ct841163728"/><text:span text:style-name="T8">searchFilter</text:span><text:change-end text:change-id="ct841163728"/> in the array. </text:p>
      <text:p text:style-name="Text_20_body"><text:bookmark text:name="figure.interaction.search53"/><text:bookmark text:name="figure.interaction.search54"/>Using the <text:span text:style-name="Source_20_Text">searchFilter</text:span> array as the item<text:change text:change-id="ct837898864"/><text:change-start text:change-id="ct837902928"/> ID<text:change-end text:change-id="ct837902928"/> in the tree makes it easy to add a case to the <text:span text:style-name="Source_20_Text">itemClick()</text:span> handler for the tree so the search is performed every time the saved search is clicked. Make the following addition to <text:span text:style-name="Source_20_Text">itemClick()</text:span> handler in <text:span text:style-name="Source_20_Text">AddressBookApplication</text:span>: </text:p>
      <text:p text:style-name="Preformatted_20_Text"><text:bookmark text:name="figure.interaction.search55"/><text:bookmark text:name="figure.interaction.search56"/><text:soft-page-break/>public void itemClick(ItemClickEvent event) {</text:p>
      <text:p text:style-name="Preformatted_20_Text"><text:s text:c="3"/><text:span text:style-name="T14"><text:s text:c="3"/>if(itemId != null) {</text:span></text:p>
      <text:p text:style-name="P61"><text:tab/><text:tab/>[...]</text:p>
      <text:p text:style-name="P13"><text:tab/><text:tab/>} else if (itemId instanceof SearchFilter[]) {</text:p>
      <text:p text:style-name="P61"><text:s text:c="6"/><text:tab/><text:tab/>search((SearchFilter[]) itemId);</text:p>
      <text:p text:style-name="P61"><text:s text:c="6"/><text:tab/>}</text:p>
      <text:p text:style-name="P61"><text:s text:c="6"/>} </text:p>
      <text:p text:style-name="P61"/>
      <text:p text:style-name="P64">}</text:p>
      <text:h text:style-name="P95" text:outline-level="2">5.8. Implementing Search Based on a Foreign Key</text:h>
      <text:p text:style-name="P2"/>
      <text:p text:style-name="Text_20_body">In the previous chapter we created a simple search view, implemented the search functionality and support for saving the searches. However you may have noted that currently <text:change-start text:change-id="ct808268064"/>only city Ids will be searched <text:change-end text:change-id="ct808268064"/>if the City field is used in the search<text:change text:change-id="ct837912528"/>, not the actual city names. Therefore we need to modify the search to first look up the correct IDs from the city container, and after that create the required amount of search filters for the person container. Now you will also see why earlier the search filters were passed around and saved in an array.</text:p>
      <text:p text:style-name="Text_20_body">We start from the <text:span text:style-name="T12">SearchView.performSearch()</text:span> method and replace this:</text:p>
      <text:p text:style-name="P13"><text:tab/>searchFilters.add(new SearchFilter(fieldToSearch.getValue(),</text:p>
      <text:p text:style-name="P61"><text:s text:c="6"/><text:tab/> <text:s text:c="5"/>searchTerm, (String) searchName.getValue(), </text:p>
      <text:p text:style-name="P61"><text:tab/><text:tab/><text:tab/>fieldToSearch.getItemCaption(fieldToSearch.getValue()),</text:p>
      <text:p text:style-name="P61"><text:s text:c="18"/>searchTerm));</text:p>
      <text:p text:style-name="Text_20_body">with this:</text:p>
      <text:p text:style-name="P58"><text:s text:c="7"/>if (!"CITYID".equals(fieldToSearch.getValue())) {</text:p>
      <text:p text:style-name="P58"><text:s text:c="12"/>/* If this is NOT a City search, one filter is enough. */</text:p>
      <text:p text:style-name="P58"><text:s text:c="12"/>searchFilters.add(new SearchFilter(fieldToSearch.getValue(),</text:p>
      <text:p text:style-name="P58"><text:s text:c="20"/>searchTerm, (String) searchName.getValue(), fieldToSearch</text:p>
      <text:p text:style-name="P58"><text:s text:c="28"/>.getItemCaption(fieldToSearch.getValue()),</text:p>
      <text:p text:style-name="P58"><text:s text:c="20"/>searchTerm));</text:p>
      <text:p text:style-name="P58"><text:s text:c="8"/>} else {</text:p>
      <text:p text:style-name="P58"><text:s text:c="12"/>SQLContainer cc = app.getDbHelp().getCityContainer();</text:p>
      <text:p text:style-name="P58"><text:s text:c="12"/>cc.addContainerFilter("NAME", searchTerm, true, false);</text:p>
      <text:p text:style-name="P58"><text:s text:c="12"/>for (Object cityItemId : cc.getItemIds()) {</text:p>
      <text:p text:style-name="P58"><text:s text:c="16"/>searchFilters.add(new SearchFilter("CITYID",</text:p>
      <text:p text:style-name="P58"><text:s text:c="24"/>cc.getItem(cityItemId).getItemProperty("ID").getValue()</text:p>
      <text:p text:style-name="P58"><text:s text:c="32"/>.toString(), (String) searchName.getValue(),</text:p>
      <text:p text:style-name="P58"><text:s text:c="24"/>fieldToSearch.getItemCaption(fieldToSearch.getValue()),</text:p>
      <text:p text:style-name="P58"><text:s text:c="24"/>searchTerm));</text:p>
      <text:p text:style-name="P58"><text:s text:c="12"/>}</text:p>
      <text:p text:style-name="P58"><text:s text:c="12"/>cc.removeAllContainerFilters();</text:p>
      <text:p text:style-name="P59"><text:s text:c="8"/>}</text:p>
      <text:p text:style-name="Text_20_body">In the above code all the other fields are handled exactly as before, except for the City field. If a City search is made, we will fetch the city container and add a container<text:change text:change-id="ct841511040"/><text:change-start text:change-id="ct809040048"/> f<text:change-end text:change-id="ct809040048"/>ilter to it. This filter will search for the term the user entered. Once the results are in we will generate <text:change-start text:change-id="ct808851552"/><text:span text:style-name="T8">SearchFilter</text:span><text:change-end text:change-id="ct808851552"/>s with each of the matching cities' IDs.</text:p>
      <text:p text:style-name="Text_20_body">Finally the search method of the application class also requires a slight modification. The search mode of the person SQLContainer must be changed from inclusive (<text:change-start text:change-id="ct841244272"/><text:span text:style-name="T8">AND</text:span><text:change-end text:change-id="ct841244272"/>) to exclusive (<text:change-start text:change-id="ct807559120"/><text:span text:style-name="T8">OR</text:span><text:change-end text:change-id="ct807559120"/>) in order to get any results at all. This is done simply by adding the following code to the method, right before the for-loop which adds the containerfilters.</text:p>
      <text:p text:style-name="P19"><text:s text:c="8"/>if (searchFilters.length &gt; 1) {</text:p>
      <text:p text:style-name="P19"><text:s text:c="12"/>getDbHelp().getPersonContainer().setFilteringMode(</text:p>
      <text:p text:style-name="P19"><text:s text:c="20"/>FilteringMode.<text:span text:style-name="T40">FILTERING_MODE_EXCLUSIVE</text:span>);</text:p>
      <text:p text:style-name="P19"><text:s text:c="8"/>} else {</text:p>
      <text:p text:style-name="P19"><text:s text:c="12"/>getDbHelp().getPersonContainer().setFilteringMode(</text:p>
      <text:p text:style-name="P19"><text:s text:c="20"/>FilteringMode.<text:span text:style-name="T40">FILTERING_MODE_INCLUSIVE</text:span>);</text:p>
      <text:p text:style-name="P19"><text:soft-page-break/><text:s text:c="8"/>}</text:p>
      <text:p text:style-name="P19"/>
      <text:h text:style-name="P95" text:outline-level="2" text:is-list-header="true"/>
      <text:h text:style-name="P96" text:outline-level="2"><text:bookmark text:name="tuning"/>Chapter 6. Tuning the user experience</text:h>
      <text:p text:style-name="P2"/>
      <text:p text:style-name="Text_20_body"><text:bookmark text:name="tuning1"/>The application we have built so far is a fully functional application, but lacking some of the nice stuff which would make it easier to use. For example email<text:change text:change-id="ct807848688"/><text:change-start text:change-id="ct808640032"/> addresses<text:change-end text:change-id="ct808640032"/> in <text:change-start text:change-id="ct808613424"/>the <text:change-end text:change-id="ct808613424"/>table could be links that open the user's default email application. Other examples discussed here are validation of user input in forms and giving proper feedback to users. </text:p>
      <text:h text:style-name="P94" text:outline-level="2" text:is-list-header="true"/>
      <text:h text:style-name="P98" text:outline-level="2"><text:bookmark text:name="tuning.addresses"/><text:bookmark text:name="tuning2"/>6.1. Turning email addresses into links</text:h>
      <text:p text:style-name="P1"/>
      <text:p text:style-name="P1"><text:bookmark text:name="tuning.addresses1"/>The email addresses should be links for directly sending an email and we should validate the data entered to avoid unintentional mistakes. </text:p>
      <text:p text:style-name="P39">[ Figure 6.1. Email Adresses as Text ]</text:p>
      <text:p text:style-name="P46"><text:bookmark text:name="figure.tuning.email.adresses3"/></text:p>
      <text:p text:style-name="Text_20_body"><text:bookmark text:name="figure.tuning.email.adresses4"/><text:span text:style-name="T1">The table we have created and populated so far only lists data directly from the datasource. We would, however, want to turn the email addresses into links so the user can directly click on them to send email. We can accomplish this by using the generated column feature of the Table as shown in the code below. By adding a generated column with the same id as an existing column ("</text:span><text:span text:style-name="Source_20_Text"><text:span text:style-name="T1">email</text:span></text:span><text:span text:style-name="T1">") we override the existing column and display the generated column instead. Using a different id would result in both the plain and the linked email column being shown. The following code should be added to the </text:span><text:change-start text:change-id="ct838387024"/><text:span text:style-name="T45">PersonList</text:span><text:change-end text:change-id="ct838387024"/><text:span text:style-name="T1"> constructor: </text:span></text:p>
      <text:p text:style-name="Preformatted_20_Text"><text:bookmark text:name="figure.tuning.email.adresses5"/><text:bookmark text:name="figure.tuning.email.adresses6"/><text:s text:c="4"/><text:span text:style-name="T1">// customize email column to have mailto: links using column generator</text:span></text:p>
      <text:p text:style-name="Preformatted_20_Text"><text:s text:c="4"/><text:span text:style-name="T21">addGeneratedColumn("EMAIL", new ColumnGenerator() {</text:span></text:p>
      <text:p text:style-name="P19"><text:s text:c="8"/>public Component generateCell(Table source, Object itemId,</text:p>
      <text:p text:style-name="P19"><text:s text:c="38"/>Object columnId) {</text:p>
      <text:p text:style-name="P19"><text:s text:c="12"/>if (getItem(itemId).getItemProperty("EMAIL").getValue() != null) {</text:p>
      <text:p text:style-name="P19"><text:s text:c="16"/>Link l = new Link();</text:p>
      <text:p text:style-name="P19"><text:s text:c="16"/>l.setResource(new ExternalResource("mailto:"</text:p>
      <text:p text:style-name="P19"><text:s text:c="20"/>+ getItem(itemId).getItemProperty("EMAIL").getValue()));</text:p>
      <text:p text:style-name="P19"><text:s text:c="16"/>l.setCaption(getItem(itemId).getItemProperty("EMAIL")</text:p>
      <text:p text:style-name="P19"><text:s text:c="20"/>.getValue().toString());</text:p>
      <text:p text:style-name="P19"><text:s text:c="16"/>return l;</text:p>
      <text:p text:style-name="P19"><text:s text:c="12"/>}</text:p>
      <text:p text:style-name="P19"><text:s text:c="12"/>return null;</text:p>
      <text:p text:style-name="P19"><text:s text:c="8"/>}</text:p>
      <text:p text:style-name="P19"><text:s text:c="4"/>});</text:p>
      <text:p text:style-name="P19"/>
      <text:p text:style-name="Text_20_body"><text:bookmark text:name="figure.tuning.email.adresses7"/><text:bookmark text:name="figure.tuning.email.adresses8"/><text:span text:style-name="T1">The </text:span><text:span text:style-name="Source_20_Text"><text:span text:style-name="T1">ColumnGenerator</text:span></text:span><text:span text:style-name="T1"> uses a simple interface with only one method, </text:span><text:span text:style-name="Source_20_Text"><text:span text:style-name="T1">generateCell()</text:span></text:span><text:span text:style-name="T1"> which is called every time a value for the column is needed. Passed to this method is the </text:span><text:span text:style-name="Source_20_Text"><text:span text:style-name="T1">itemId</text:span></text:span><text:span text:style-name="T1"> for the row which in our example is the same as the </text:span><text:span text:style-name="Source_20_Text"><text:span text:style-name="T1">Person</text:span></text:span><text:span text:style-name="T1">. We acquire the email address from the </text:span><text:span text:style-name="Source_20_Text"><text:span text:style-name="T1">Person</text:span></text:span><text:span text:style-name="T1"> object and generate a </text:span><text:span text:style-name="Source_20_Text"><text:span text:style-name="T1">Link</text:span></text:span><text:span text:style-name="T1"> component with the standard HTML "</text:span><text:span text:style-name="Source_20_Text"><text:span text:style-name="T1">mailto:&lt;address&gt;</text:span></text:span><text:span text:style-name="T1">" target. Returning the </text:span><text:span text:style-name="Source_20_Text"><text:span text:style-name="T1">Link</text:span></text:span><text:span text:style-name="T1"> component from the generator will make the </text:span><text:span text:style-name="Source_20_Text"><text:span text:style-name="T1">Table</text:span></text:span><text:span text:style-name="T1"> automatically insert it in the correct position (in place of the original, plain text email address). </text:span></text:p>
      <text:p text:style-name="P1"><text:bookmark text:name="figure.tuning.email.adresses9"/><text:bookmark text:name="figure.tuning.email.adresses10"/>The table now contains clickable email links: </text:p>
      <text:p text:style-name="P39"><text:bookmark text:name="figure.tuning.email.adresses11"/><text:bookmark text:name="figure.tuning.email.adresses12"/><text:bookmark text:name="figure.tuning.email.adresses13"/>[ Figure 6.2. Email Adresses as Links ]</text:p>
      <text:p text:style-name="P50"><text:bookmark text:name="figure.tuning.email.adresses16"/></text:p>
      <text:h text:style-name="P95" text:outline-level="2" text:is-list-header="true"/>
      <text:h text:style-name="P96" text:outline-level="2"><text:bookmark text:name="tuning.notifications"/>6.2. Notifications</text:h>
      <text:p text:style-name="P2"/>
      <text:p text:style-name="Text_20_body"><text:bookmark text:name="tuning.notifications1"/>Notifications are a nice way of informing the user what is happening without adding e.g. a <text:change text:change-id="ct838968672"/><text:change-start text:change-id="ct807769936"/>l<text:change-end text:change-id="ct807769936"/>abel which requires some space in the view. Let's test the notifications by adding a notification when searching, so the user sees what he searched for. This will be displayed at the same time as the results are displayed. We will add the notification for both normal and saved searches so the correct place for the code is the search method in the application class. </text:p>
      <text:p text:style-name="P15"><text:s text:c="2"/><text:tab/><text:span text:style-name="T43">getMainWindow().showNotification(</text:span></text:p>
      <text:p text:style-name="P9"><text:s text:c="16"/>"Searched for:&lt;br/&gt; "</text:p>
      <text:p text:style-name="P9"><text:s text:c="24"/>+ searchFilters[0].getPropertyIdDisplayName() + " = *"</text:p>
      <text:p text:style-name="P9"><text:s text:c="24"/>+ searchFilters[0].getTermDisplayName()</text:p>
      <text:p text:style-name="P9"><text:s text:c="24"/>+ "*&lt;br/&gt;Found " + c.size() + " item(s).",</text:p>
      <text:p text:style-name="P25"><text:span text:style-name="T13"><text:s text:c="16"/>Notification.</text:span><text:span text:style-name="T13">TYPE_TRAY_NOTIFICATION</text:span><text:span text:style-name="T13">);</text:span></text:p>
      <text:p text:style-name="P20"/>
      <text:p text:style-name="Text_20_body"><text:bookmark text:name="tuning.notifications4"/><text:bookmark text:name="tuning.notifications5"/>Now the user gets a nice little popup in the bottom right corner of the screen which tells what the search criteria was and how many rows matched. <text:span text:style-name="Source_20_Text">Notification.TYPE_TRAY_NOTIFICATION</text:span> places the notification in the lower right corner; feel free to experiment with other types to see what happens. </text:p>
      <text:p text:style-name="P40"><text:bookmark text:name="figure.tuning.notifications"/><text:bookmark text:name="tuning.notifications6"/>[ Figure 6.3. Tray Notification ]</text:p>
      <text:p text:style-name="P46"/>
      <text:p text:style-name="Text_20_body">In addition to the successful search notification, we can also add a notification for invalid search terms . To accomplish this we will add the following code to the search method of the main application. The line should be added inside the catch block, right before the return statement.</text:p>
      <text:p text:style-name="Text_20_body"><text:span text:style-name="T15"><text:s text:c="6"/><text:tab/></text:span><text:span text:style-name="T19">getMainWindow().showNotification("Invalid search term!");</text:span></text:p>
      <text:h text:style-name="Heading_20_2" text:outline-level="2" text:is-list-header="true"/>
      <text:h text:style-name="P97" text:outline-level="2"><text:bookmark text:name="tuning.validation"/>6.3. Fixing captions of form fields </text:h>
      <text:p text:style-name="Text_20_body"/>
      <text:p text:style-name="P2">One small detail that catches the eye are the captions of the <text:change-start text:change-id="ct839307184"/><text:span text:style-name="T8">PersonForm</text:span><text:change-end text:change-id="ct839307184"/>. As can be seen, they are not of the nice human-friendly type we used in the table, but they are once again the column names directly from the database. Luckily we can fix this very easily by adding the following code to the field factory created at the end of the previous chapter. The code should be inserted right before the '<text:change-start text:change-id="ct838606816"/><text:span text:style-name="T8">return field;</text:span><text:change-end text:change-id="ct838606816"/>' statement.</text:p>
      <text:p text:style-name="P2"/>
      <text:p text:style-name="P66">/* Set the correct caption to each field */</text:p>
      <text:p text:style-name="P65">for (int i = 0; i &lt; DatabaseHelper.<text:span text:style-name="T40">NATURAL_COL_ORDER</text:span>.length; i++) {</text:p>
      <text:p text:style-name="P65"><text:s text:c="4"/>if (DatabaseHelper.<text:span text:style-name="T40">NATURAL_COL_ORDER</text:span>[i].equals(propertyId)) {</text:p>
      <text:p text:style-name="P65"><text:s text:c="8"/>field.setCaption(DatabaseHelper.<text:span text:style-name="T40">COL_HEADERS_ENGLISH</text:span>[i]);</text:p>
      <text:p text:style-name="P65"><text:s text:c="4"/>}</text:p>
      <text:p text:style-name="P67">}</text:p>
      <text:p text:style-name="P67"/>
      <text:h text:style-name="P95" text:outline-level="2" text:is-list-header="true"/>
      <text:h text:style-name="P96" text:outline-level="2">6.4. Automatically validate user input</text:h>
      <text:p text:style-name="P2"/>
      <text:p text:style-name="Text_20_body"><text:bookmark text:name="tuning.validation1"/>We want to validate two of the fields in the form: the postal code field should contain <text:change text:change-id="ct838975584"/><text:change-start text:change-id="ct811959520"/>five<text:change-end text:change-id="ct811959520"/> numbers and not start with a zero, and the email address should be in a valid format. </text:p>
      <text:p text:style-name="Text_20_body"><text:bookmark text:name="tuning.validation2"/><text:bookmark text:name="tuning.validation3"/>For the postal code use a <text:span text:style-name="Source_20_Text">RegexpValidator</text:span> which implements the <text:span text:style-name="Source_20_Text">Validator</text:span> interface. The user input is checked against the regular expression </text:p>
      <text:p text:style-name="P62"><text:bookmark text:name="tuning.validation4"/><text:bookmark text:name="tuning.validation5"/>"[1-9][0-9]{4}"</text:p>
      <text:p text:style-name="Text_20_body"><text:bookmark text:name="tuning.validation6"/><text:bookmark text:name="tuning.validation7"/>which returns true only for a 5 digit <text:span text:style-name="Source_20_Text">String</text:span> where the first character is <text:span text:style-name="Source_20_Text">1</text:span>-<text:span text:style-name="Source_20_Text">9</text:span>. </text:p>
      <text:p text:style-name="Text_20_body"><text:bookmark text:name="tuning.validation8"/><text:bookmark text:name="tuning.validation9"/>We assign the validator to the field in our <text:span text:style-name="Source_20_Text">FieldFactory</text:span> and at the same time make the field required. We make another improvement at the same time by changing the null representation for the field. Instead of the default "<text:span text:style-name="Source_20_Text">null</text:span>" we want to display an empty field before the user has entered any value. The code for the <text:span text:style-name="Source_20_Text">postalCode</text:span> field in the <text:span text:style-name="Source_20_Text">FieldFactory</text:span> is now: </text:p>
      <text:p text:style-name="Preformatted_20_Text"><text:bookmark text:name="tuning.validation10"/><text:bookmark text:name="tuning.validation11"/><text:s text:c="8"/>/*</text:p>
      <text:p text:style-name="Preformatted_20_Text"><text:s text:c="9"/>* Field factory for overriding how the component for city selection is</text:p>
      <text:p text:style-name="Preformatted_20_Text"><text:s text:c="9"/>* created</text:p>
      <text:p text:style-name="Preformatted_20_Text"><text:s text:c="9"/>*/</text:p>
      <text:p text:style-name="Preformatted_20_Text"><text:s text:c="8"/>setFormFieldFactory(new DefaultFieldFactory() {</text:p>
      <text:p text:style-name="Preformatted_20_Text"><text:s text:c="12"/>@Override</text:p>
      <text:p text:style-name="Preformatted_20_Text"><text:s text:c="12"/>public Field createField(Item item, Object propertyId,</text:p>
      <text:p text:style-name="Preformatted_20_Text"><text:s text:c="20"/>Component uiContext) {</text:p>
      <text:p text:style-name="Preformatted_20_Text"><text:s text:c="16"/>if (propertyId.equals("city")) {</text:p>
      <text:p text:style-name="Preformatted_20_Text"><text:s text:c="20"/>return cities;</text:p>
      <text:p text:style-name="Preformatted_20_Text"><text:s text:c="16"/>}</text:p>
      <text:p text:style-name="Preformatted_20_Text"><text:s text:c="16"/>Field field = super.createField(item, propertyId, uiContext);</text:p>
      <text:p text:style-name="Preformatted_20_Text"><text:s text:c="16"/>if (propertyId.equals("postalCode")) {</text:p>
      <text:p text:style-name="Preformatted_20_Text"><text:s text:c="20"/>TextField tf = (TextField) field;</text:p>
      <text:p text:style-name="Preformatted_20_Text"><text:s text:c="20"/>/*</text:p>
      <text:p text:style-name="Preformatted_20_Text"><text:s text:c="21"/>* We do not want to display "null" to the user when the</text:p>
      <text:p text:style-name="Preformatted_20_Text"><text:s text:c="21"/>* field is empty</text:p>
      <text:p text:style-name="Preformatted_20_Text"><text:s text:c="21"/>*/</text:p>
      <text:p text:style-name="Preformatted_20_Text"><text:s text:c="20"/>tf.setNullRepresentation("");</text:p>
      <text:p text:style-name="Preformatted_20_Text"><text:s text:c="20"/>/* Add a validator for postalCode and make it required */</text:p>
      <text:p text:style-name="Preformatted_20_Text"><text:s text:c="20"/>tf.addValidator(new RegexpValidator("[1-9][0-9]{4}",</text:p>
      <text:p text:style-name="Preformatted_20_Text"><text:s text:c="24"/>"Postal code must be a five digit number and cannot </text:p>
      <text:p text:style-name="Preformatted_20_Text"><text:tab/><text:tab/><text:tab/><text:tab/> <text:tab/>start with a zero."));</text:p>
      <text:p text:style-name="Preformatted_20_Text"><text:s text:c="20"/>tf.setRequired(true);</text:p>
      <text:p text:style-name="Preformatted_20_Text"><text:s text:c="16"/>}</text:p>
      <text:p text:style-name="Preformatted_20_Text"><text:s text:c="16"/>return field;</text:p>
      <text:p text:style-name="Preformatted_20_Text"><text:s text:c="12"/>}</text:p>
      <text:p text:style-name="P62"><text:s text:c="8"/>});</text:p>
      <text:p text:style-name="Text_20_body"><text:bookmark text:name="tuning.validation12"/><text:bookmark text:name="tuning.validation13"/>The field now contains a red star, telling the user that it must be filled out. It is also initially empty. </text:p>
      <text:p text:style-name="P40"><text:bookmark text:name="figure.validation.empty"/><text:bookmark text:name="tuning.validation14"/>[ Figure 6.4. Validated Field Initially Empty ]</text:p>
      <text:p text:style-name="P46"><text:bookmark text:name="figure.validation.empty3"/></text:p>
      <text:p text:style-name="Text_20_body"><text:bookmark text:name="figure.validation.empty4"/>If the user enters an invalid value into the field<text:change-start text:change-id="ct839525440"/>,<text:change-end text:change-id="ct839525440"/> a red exclamation mark appears<text:change text:change-id="ct813587584"/><text:change-start text:change-id="ct838755920"/>. <text:change-end text:change-id="ct838755920"/><text:change text:change-id="ct838755824"/><text:change-start text:change-id="ct764392048"/>W<text:change-end text:change-id="ct764392048"/>hen the user moves the mouse cursor over the field a tooltip<text:change-start text:change-id="ct838964608"/>, containing the error message from the validator<text:change-end text:change-id="ct838964608"/><text:change-start text:change-id="ct813551264"/>,<text:change-end text:change-id="ct813551264"/> appears<text:change text:change-id="ct808776032"/>. </text:p>
      <text:p text:style-name="P40"><text:bookmark text:name="figure.validation.empty5"/><text:bookmark text:name="figure.validation.empty6"/><text:bookmark text:name="figure.validation.empty7"/>[ Figure 6.5. Validated Field with Invalid Value ]</text:p>
      <text:p text:style-name="P46"><text:bookmark text:name="figure.validation.empty10"/></text:p>
      <text:p text:style-name="Text_20_body"><text:bookmark text:name="figure.validation.empty11"/>We do the same thing for the email field but use a different validator implementation<text:change-start text:change-id="ct808792912"/>,<text:change-end text:change-id="ct808792912"/> which checks for legal e-mail address format. Using the <text:span text:style-name="Source_20_Text">EmailValidator</text:span> provided by Vaadin is left here as an exercise for the reader. Additionally, you might want to change the <text:change-start text:change-id="ct813550352"/><text:span text:style-name="T8">null</text:span><text:change-end text:change-id="ct813550352"/> representation for all <text:soft-page-break/>the TextFields in the form by stating the follo<text:change text:change-id="ct826141328"/><text:change-start text:change-id="ct812209568"/>w<text:change-end text:change-id="ct812209568"/>in<text:change-start text:change-id="ct813478576"/>g<text:change-end text:change-id="ct813478576"/> in the <text:change-start text:change-id="ct813429664"/><text:span text:style-name="T8">createField</text:span><text:change-end text:change-id="ct813429664"/> method:</text:p>
      <text:p text:style-name="P19"><text:tab/>/* Set null representation of all text fields to empty */</text:p>
      <text:p text:style-name="P19"><text:s text:c="6"/>if (field instanceof TextField) {</text:p>
      <text:p text:style-name="P19"><text:s text:c="10"/>((TextField) field).setNullRepresentation("");</text:p>
      <text:p text:style-name="P19"><text:s text:c="6"/>}</text:p>
      <text:p text:style-name="P19"/>
      <text:h text:style-name="P99" text:outline-level="2"/>
      <text:h text:style-name="P100" text:outline-level="2">6.5. Making Table row selection more intuitive</text:h>
      <text:p text:style-name="P2"/>
      <text:p text:style-name="P2">You may have noticed that the selected row of the main Table does not always reflect the previous action, or even seem logical at all. Fortunately, this usability-enhancing feature can be implemented rather simply. First, we'll need to create a method that will fix the selected row and scroll it into view if necessary. A reasonable place to implement this is the <text:change-start text:change-id="ct812141152"/><text:span text:style-name="T8">PersonList</text:span><text:change-end text:change-id="ct812141152"/> class. Add the following method:</text:p>
      <text:p text:style-name="P54"/>
      <text:p text:style-name="P52"><text:s text:c="4"/>public void fixVisibleAndSelectedItem() {</text:p>
      <text:p text:style-name="P19"><text:s text:c="8"/>if ((getValue() == null || !containsId(getValue())) &amp;&amp; size() &gt; 0) {</text:p>
      <text:p text:style-name="P19"><text:s text:c="12"/>Object itemId = getItemIds().iterator().next();</text:p>
      <text:p text:style-name="P19"><text:s text:c="12"/>select(itemId);</text:p>
      <text:p text:style-name="P19"><text:s text:c="12"/>setCurrentPageFirstItemId(itemId);</text:p>
      <text:p text:style-name="P19"><text:s text:c="8"/>} else {</text:p>
      <text:p text:style-name="P19"><text:s text:c="12"/>setCurrentPageFirstItemId(getValue());</text:p>
      <text:p text:style-name="P19"><text:s text:c="8"/>}</text:p>
      <text:p text:style-name="P19"><text:s text:c="4"/>}</text:p>
      <text:p text:style-name="P19"/>
      <text:p text:style-name="P2">This method will <text:s/>scroll the current selection into view, or if no selection is made, select the first row from the table.</text:p>
      <text:p text:style-name="P2"/>
      <text:p text:style-name="P2">Now, where should we call this method? If we observe the selections of the <text:change-start text:change-id="ct839419072"/><text:span text:style-name="T8">PersonList</text:span><text:change-end text:change-id="ct839419072"/> table while using the application, we'll notice three actions which will make the selected row disappear:</text:p>
      <text:list xml:id="list1642166655" text:style-name="L5">
        <text:list-item>
          <text:p text:style-name="P114">After moving from a search result view to the Show All view</text:p>
        </text:list-item>
        <text:list-item>
          <text:p text:style-name="P114">After moving from the Show All view to a search result view</text:p>
        </text:list-item>
        <text:list-item>
          <text:p text:style-name="P114">After a new contact has been added</text:p>
        </text:list-item>
      </text:list>
      <text:p text:style-name="P2">For the first two cases the fix is easy. We'll only need to add a call to the method we just created into the <text:change-start text:change-id="ct839435536"/><text:span text:style-name="T8">showListView()</text:span><text:change-end text:change-id="ct839435536"/> and <text:change-start text:change-id="ct839035440"/><text:span text:style-name="T8">showSearchView()</text:span><text:change-end text:change-id="ct839035440"/> methods of the <text:change-start text:change-id="ct813298784"/><text:span text:style-name="T8">AddressBookApplication</text:span><text:change-end text:change-id="ct813298784"/>, for example like this:</text:p>
      <text:p text:style-name="P54"/>
      <text:p text:style-name="P52"><text:s text:c="4"/>private void showSearchView() {</text:p>
      <text:p text:style-name="P19"><text:s text:c="8"/>setMainComponent(getSearchView());</text:p>
      <text:p text:style-name="P19"><text:s text:c="8"/>personList.fixVisibleAndSelectedItem();</text:p>
      <text:p text:style-name="P19"><text:s text:c="4"/>}</text:p>
      <text:p text:style-name="P20"/>
      <text:p text:style-name="P43"><text:span text:style-name="T26">The third case is a bit more problematic, since we need to get the </text:span><text:change-start text:change-id="ct812908896"/><text:span text:style-name="T31">RowId</text:span><text:change-end text:change-id="ct812908896"/><text:span text:style-name="T26"> of the added contact to be able to select it from the </text:span><text:change-start text:change-id="ct813323776"/><text:span text:style-name="T31">PersonList</text:span><text:change-end text:change-id="ct813323776"/><text:span text:style-name="T26">. The trick is to use the </text:span><text:change-start text:change-id="ct839621040"/><text:span text:style-name="T31">RowIdChangeListener</text:span><text:change-end text:change-id="ct839621040"/><text:span text:style-name="T26"> like we did in chapter 5.6. with the City container. First, we'll make the </text:span><text:change-start text:change-id="ct839629904"/><text:span text:style-name="T31">AddressBookApplication</text:span><text:change-end text:change-id="ct839629904"/><text:span text:style-name="T26"> implement the </text:span><text:span text:style-name="T18">QueryDelegate.RowIdChangeListener</text:span><text:span text:style-name="T26"> interface, and implement the </text:span><text:change-start text:change-id="ct839628224"/><text:span text:style-name="T31">rowIdChange()</text:span><text:change-end text:change-id="ct839628224"/><text:span text:style-name="T26"> method as follows. </text:span><text:span text:style-name="T25">We'll also add a call to the </text:span><text:change-start text:change-id="ct839634144"/><text:span text:style-name="T4">fixVisibleAndSelectedItem()</text:span><text:change-end text:change-id="ct839634144"/><text:span text:style-name="T25"> method</text:span></text:p>
      <text:p text:style-name="P14"><text:s text:c="4"/>public void rowIdChange(RowIdChangeEvent event) {</text:p>
      <text:p text:style-name="P19"><text:s text:c="8"/>/* Select the added item and fix the table scroll position */</text:p>
      <text:p text:style-name="P19"><text:s text:c="8"/>personList.select(event.getNewRowId());</text:p>
      <text:p text:style-name="P19"><text:s text:c="8"/>personList.fixVisibleAndSelectedItem();</text:p>
      <text:p text:style-name="P19"><text:s text:c="4"/>}</text:p>
      <text:p text:style-name="P11"/>
      <text:p text:style-name="P11">Finally we should register the main application class as a listener to the <text:change-start text:change-id="ct839631744"/><text:span text:style-name="T8">PersonAddress</text:span><text:change-end text:change-id="ct839631744"/> container, and we should be all done! The following statement at the end of the <text:change-start text:change-id="ct812981728"/><text:span text:style-name="T8">AddressBookApplication init()</text:span><text:change-end text:change-id="ct812981728"/> method will do the job:</text:p>
      <text:p text:style-name="P85"/>
      <text:p text:style-name="P19"><text:span text:style-name="T42"><text:tab/></text:span>dbHelp.getPersonContainer().addListener(this);</text:p>
      <text:p text:style-name="P19"/>
      <text:p text:style-name="P11">Go ahead and see if the table row selections make more sense <text:change text:change-id="ct812936784"/><text:change-start text:change-id="ct813541936"/>after<text:change-end text:change-id="ct813541936"/> these enhancements.</text:p>
      <text:h text:style-name="P101" text:outline-level="2"/>
      <text:h text:style-name="P102" text:outline-level="2"><text:bookmark text:name="tuning.table"/>6.6. Enabling advanced features in a Table</text:h>
      <text:p text:style-name="P2"/>
      <text:p text:style-name="Text_20_body"><text:bookmark text:name="tuning.table1"/>The <text:span text:style-name="Source_20_Text">Table</text:span> component in Vaadin is quite powerful. There are several features available that enhance the user experience. Some of these (like sorting) require support from the data source. The best place to enable these features is naturally the constructor in our <text:span text:style-name="Source_20_Text">PersonList</text:span> class. </text:p>
      <text:p text:style-name="Text_20_body"><text:bookmark text:name="tuning.table2"/><text:bookmark text:name="tuning.table3"/>Sorting is on by default provided the data source supports it. The <text:span text:style-name="Source_20_Text">SQLContainer</text:span> has sorting support for every field whose type implements <text:span text:style-name="Source_20_Text">Comparable</text:span>. Try clicking on column headers to sort the table according to any column. Sorting can be explicitly disabled if necessary. </text:p>
      <text:p text:style-name="Text_20_body"><text:bookmark text:name="tuning.table4"/><text:bookmark text:name="tuning.table5"/>Other features enhancing the usability of a Table are column reordering and column collapsing. These are disabled by default. Add the following lines to <text:span text:style-name="Source_20_Text">PersonList</text:span> and then try dragging column headers. Also try the menu appearing in the top right corner of the table. </text:p>
      <text:p text:style-name="Preformatted_20_Text"><text:bookmark text:name="tuning.table6"/><text:bookmark text:name="tuning.table7"/>setColumnCollapsingAllowed(true);</text:p>
      <text:p text:style-name="P62">setColumnReorderingAllowed(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17T11:49:11.35</meta:creation-date>
    <dc:date>2010-09-30T13:48:10</dc:date>
    <meta:editing-duration>PT37H49M34S</meta:editing-duration>
    <meta:editing-cycles>137</meta:editing-cycles>
    <meta:generator>NeoOffice/3.0.2$Unix OpenOffice.org_project/Patch 0</meta:generator>
    <meta:document-statistic meta:table-count="0" meta:image-count="0" meta:object-count="0" meta:page-count="27" meta:paragraph-count="729" meta:word-count="6844" meta:character-count="50915"/>
    <meta:user-defined meta:name="Info 1"/>
    <meta:user-defined meta:name="Info 2"/>
    <meta:user-defined meta:name="Info 3"/>
    <meta:user-defined meta:name="Info 4"/>
  </office:meta>
</office:document-meta>
</file>